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4965in"/>
    </style:style>
    <style:style style:name="co2" style:family="table-column">
      <style:table-column-properties fo:break-before="auto" style:column-width="0.539in"/>
    </style:style>
    <style:style style:name="co3" style:family="table-column">
      <style:table-column-properties fo:break-before="auto" style:column-width="0.7965in"/>
    </style:style>
    <style:style style:name="co4" style:family="table-column">
      <style:table-column-properties fo:break-before="auto" style:column-width="0.7217in"/>
    </style:style>
    <style:style style:name="co5" style:family="table-column">
      <style:table-column-properties fo:break-before="auto" style:column-width="1.1929in"/>
    </style:style>
    <style:style style:name="co6" style:family="table-column">
      <style:table-column-properties fo:break-before="auto" style:column-width="9.9602in"/>
    </style:style>
    <style:style style:name="co7" style:family="table-column">
      <style:table-column-properties fo:break-before="auto" style:column-width="0.2in"/>
    </style:style>
    <style:style style:name="co8" style:family="table-column">
      <style:table-column-properties fo:break-before="auto" style:column-width="0.6681in"/>
    </style:style>
    <style:style style:name="co9"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map style:condition="cell-content()=&quot;-&quot;" style:apply-style-name="Untitled1" style:base-cell-address="Sheet1.K2"/>
      <style:map style:condition="cell-content()=&quot;+&quot;" style:apply-style-name="Untitled2" style:base-cell-address="Sheet1.K2"/>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5" table:default-cell-style-name="ce4"/>
        <table:table-column table:style-name="co8" table:default-cell-style-name="Default"/>
        <table:table-column table:style-name="co9" table:number-columns-repeated="1012" table:default-cell-style-name="Default"/>
        <table:table-row table:style-name="ro1">
          <table:table-cell table:style-name="ce1" office:value-type="string">
            <text:p>#</text:p>
          </table:table-cell>
          <table:table-cell table:style-name="ce1" office:value-type="string">
            <text:p>Tax ID</text:p>
          </table:table-cell>
          <table:table-cell table:style-name="ce1" office:value-type="string">
            <text:p>Gene ID</text:p>
          </table:table-cell>
          <table:table-cell table:style-name="ce1" office:value-type="string">
            <text:p>PMID</text:p>
          </table:table-cell>
          <table:table-cell table:style-name="ce1" office:value-type="string">
            <text:p>timestamp</text:p>
          </table:table-cell>
          <table:table-cell table:style-name="ce1" office:value-type="string">
            <text:p>sentence</text:p>
          </table:table-cell>
          <table:table-cell table:style-name="ce3" table:number-columns-repeated="5"/>
          <table:table-cell table:style-name="ce1" table:number-columns-repeated="1013"/>
        </table:table-row>
        <table:table-row table:style-name="ro2">
          <table:table-cell office:value-type="float" office:value="1227">
            <text:p>1227</text:p>
          </table:table-cell>
          <table:table-cell office:value-type="float" office:value="7955">
            <text:p>7955</text:p>
          </table:table-cell>
          <table:table-cell office:value-type="float" office:value="100148845">
            <text:p>100148845</text:p>
          </table:table-cell>
          <table:table-cell table:style-name="ce2" office:value-type="string">
            <text:p>22562204</text:p>
          </table:table-cell>
          <table:table-cell table:style-name="ce2" office:value-type="string">
            <text:p>2012-09-29 11:03</text:p>
          </table:table-cell>
          <table:table-cell office:value-type="string">
            <text:p>Both mesp-ab and mesp-bb are expressed in early mesoderm with mesp-ab expression starting during late blastula stages and mesp-bb expression initiating later, at the end of gastrulation.</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2]=&quot;-&quot;;&quot;&quot;;IF(COUNTIF([.G2:.J2];&quot;x&quot;) = 0; &quot;+&quot;; &quot;-&quot;))" office:value-type="string" office:string-value="-">
            <text:p>-</text:p>
          </table:table-cell>
          <table:table-cell table:number-columns-repeated="1013"/>
        </table:table-row>
        <table:table-row table:style-name="ro2">
          <table:table-cell office:value-type="float" office:value="4275">
            <text:p>4275</text:p>
          </table:table-cell>
          <table:table-cell office:value-type="float" office:value="9606">
            <text:p>9606</text:p>
          </table:table-cell>
          <table:table-cell office:value-type="float" office:value="3146">
            <text:p>3146</text:p>
          </table:table-cell>
          <table:table-cell table:style-name="ce2" office:value-type="string">
            <text:p>22703527</text:p>
          </table:table-cell>
          <table:table-cell table:style-name="ce2" office:value-type="string">
            <text:p>2012-11-17 11:11</text:p>
          </table:table-cell>
          <table:table-cell office:value-type="string">
            <text:p>Serum HMGB1 is a desirable diagnostic and prognostic biomarker for PDAC compared with pre-existing pancreatic ductal adenocarcinoma (PDAC) biomarkers, CA19-9 and CE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quot;-&quot;;&quot;&quot;;IF(COUNTIF([.G3:.J3];&quot;x&quot;) = 0; &quot;+&quot;; &quot;-&quot;))" office:value-type="string" office:string-value="+">
            <text:p>+</text:p>
          </table:table-cell>
          <table:table-cell table:number-columns-repeated="1013"/>
        </table:table-row>
        <table:table-row table:style-name="ro2">
          <table:table-cell office:value-type="float" office:value="11252">
            <text:p>11252</text:p>
          </table:table-cell>
          <table:table-cell office:value-type="float" office:value="10090">
            <text:p>10090</text:p>
          </table:table-cell>
          <table:table-cell office:value-type="float" office:value="12393">
            <text:p>12393</text:p>
          </table:table-cell>
          <table:table-cell table:style-name="ce2" office:value-type="string">
            <text:p>22223437</text:p>
          </table:table-cell>
          <table:table-cell table:style-name="ce2" office:value-type="string">
            <text:p>2012-11-03 10:12</text:p>
          </table:table-cell>
          <table:table-cell office:value-type="string">
            <text:p>Targeting Runx2 in hypertrophic chondrocytes upregulates expression of Col10a1 and other marker genes (such as Sox9).</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quot;-&quot;;&quot;&quot;;IF(COUNTIF([.G4:.J4];&quot;x&quot;) = 0; &quot;+&quot;; &quot;-&quot;))" office:value-type="string" office:string-value="+">
            <text:p>+</text:p>
          </table:table-cell>
          <table:table-cell table:number-columns-repeated="1013"/>
        </table:table-row>
        <table:table-row table:style-name="ro2">
          <table:table-cell office:value-type="float" office:value="12344">
            <text:p>12344</text:p>
          </table:table-cell>
          <table:table-cell office:value-type="float" office:value="10090">
            <text:p>10090</text:p>
          </table:table-cell>
          <table:table-cell office:value-type="float" office:value="17319">
            <text:p>17319</text:p>
          </table:table-cell>
          <table:table-cell table:style-name="ce2" office:value-type="string">
            <text:p>22575600</text:p>
          </table:table-cell>
          <table:table-cell table:style-name="ce2" office:value-type="string">
            <text:p>2012-09-22 10:09</text:p>
          </table:table-cell>
          <table:table-cell office:value-type="string">
            <text:p>MIF is essential for the development of neuropathic and inflammatory pain and for stress-induced enhancement of neuropathic pai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quot;-&quot;;&quot;&quot;;IF(COUNTIF([.G5:.J5];&quot;x&quot;) = 0; &quot;+&quot;; &quot;-&quot;))" office:value-type="string" office:string-value="+">
            <text:p>+</text:p>
          </table:table-cell>
          <table:table-cell table:number-columns-repeated="1013"/>
        </table:table-row>
        <table:table-row table:style-name="ro2">
          <table:table-cell office:value-type="float" office:value="16259">
            <text:p>16259</text:p>
          </table:table-cell>
          <table:table-cell office:value-type="float" office:value="257310">
            <text:p>257310</text:p>
          </table:table-cell>
          <table:table-cell office:value-type="float" office:value="2660615">
            <text:p>2660615</text:p>
          </table:table-cell>
          <table:table-cell table:style-name="ce2" office:value-type="string">
            <text:p>22458330</text:p>
          </table:table-cell>
          <table:table-cell table:style-name="ce2" office:value-type="string">
            <text:p>2012-10-20 10:51</text:p>
          </table:table-cell>
          <table:table-cell office:value-type="string">
            <text:p>BfrA, BfrD and BfrE are catecholamine receptors and are involved in the utilization of iron liberated from transferrin by host catecholamine stress hormon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quot;-&quot;;&quot;&quot;;IF(COUNTIF([.G6:.J6];&quot;x&quot;) = 0; &quot;+&quot;; &quot;-&quot;))" office:value-type="string" office:string-value="+">
            <text:p>+</text:p>
          </table:table-cell>
          <table:table-cell table:number-columns-repeated="1013"/>
        </table:table-row>
        <table:table-row table:style-name="ro2">
          <table:table-cell office:value-type="float" office:value="3871">
            <text:p>3871</text:p>
          </table:table-cell>
          <table:table-cell office:value-type="float" office:value="9606">
            <text:p>9606</text:p>
          </table:table-cell>
          <table:table-cell office:value-type="float" office:value="2706">
            <text:p>2706</text:p>
          </table:table-cell>
          <table:table-cell table:style-name="ce2" office:value-type="string">
            <text:p>22364789</text:p>
          </table:table-cell>
          <table:table-cell table:style-name="ce2" office:value-type="string">
            <text:p>2012-11-03 10:12</text:p>
          </table:table-cell>
          <table:table-cell office:value-type="string">
            <text:p>The IT-MAIS and MUSS scores of the congenital CMV infection group and the GJB2 mutation group continued to increase for 4 years after implantation.</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7]=&quot;-&quot;;&quot;&quot;;IF(COUNTIF([.G7:.J7];&quot;x&quot;) = 0; &quot;+&quot;; &quot;-&quot;))" office:value-type="string" office:string-value="-">
            <text:p>-</text:p>
          </table:table-cell>
          <table:table-cell table:number-columns-repeated="1013"/>
        </table:table-row>
        <table:table-row table:style-name="ro2">
          <table:table-cell office:value-type="float" office:value="9824">
            <text:p>9824</text:p>
          </table:table-cell>
          <table:table-cell office:value-type="float" office:value="9606">
            <text:p>9606</text:p>
          </table:table-cell>
          <table:table-cell office:value-type="float" office:value="64802">
            <text:p>64802</text:p>
          </table:table-cell>
          <table:table-cell table:style-name="ce2" office:value-type="string">
            <text:p>22842229</text:p>
          </table:table-cell>
          <table:table-cell table:style-name="ce2" office:value-type="string">
            <text:p>2012-11-24 10:13</text:p>
          </table:table-cell>
          <table:table-cell office:value-type="string">
            <text:p>Mutations in NMNAT1 cause Leber congenital amaurosis with early-onset severe macular and optic atroph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8]=&quot;-&quot;;&quot;&quot;;IF(COUNTIF([.G8:.J8];&quot;x&quot;) = 0; &quot;+&quot;; &quot;-&quot;))" office:value-type="string" office:string-value="+">
            <text:p>+</text:p>
          </table:table-cell>
          <table:table-cell table:number-columns-repeated="1013"/>
        </table:table-row>
        <table:table-row table:style-name="ro2">
          <table:table-cell office:value-type="float" office:value="14356">
            <text:p>14356</text:p>
          </table:table-cell>
          <table:table-cell office:value-type="float" office:value="10090">
            <text:p>10090</text:p>
          </table:table-cell>
          <table:table-cell office:value-type="float" office:value="216643">
            <text:p>216643</text:p>
          </table:table-cell>
          <table:table-cell table:style-name="ce2" office:value-type="string">
            <text:p>22168837</text:p>
          </table:table-cell>
          <table:table-cell table:style-name="ce2" office:value-type="string">
            <text:p>2012-11-03 10:12</text:p>
          </table:table-cell>
          <table:table-cell office:value-type="string">
            <text:p>GABArho receptors expression in in aspiny, medium spiny neurons and GFAP-positive cells in the neostriatum.</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9]=&quot;-&quot;;&quot;&quot;;IF(COUNTIF([.G9:.J9];&quot;x&quot;) = 0; &quot;+&quot;; &quot;-&quot;))" office:value-type="string" office:string-value="-">
            <text:p>-</text:p>
          </table:table-cell>
          <table:table-cell table:number-columns-repeated="1013"/>
        </table:table-row>
        <table:table-row table:style-name="ro2">
          <table:table-cell office:value-type="float" office:value="13647">
            <text:p>13647</text:p>
          </table:table-cell>
          <table:table-cell office:value-type="float" office:value="10090">
            <text:p>10090</text:p>
          </table:table-cell>
          <table:table-cell office:value-type="float" office:value="50873">
            <text:p>50873</text:p>
          </table:table-cell>
          <table:table-cell table:style-name="ce2" office:value-type="string">
            <text:p>22342763</text:p>
          </table:table-cell>
          <table:table-cell table:style-name="ce2" office:value-type="string">
            <text:p>2012-09-22 10:03</text:p>
          </table:table-cell>
          <table:table-cell office:value-type="string">
            <text:p>Recovery of hypothalamic tuberoinfundibular dopamine neurons from acute toxicant exposure is dependent upon protein synthesis and associated with an increase in parkin and ubiquitin carboxy-terminal hydrolase-L1 expression.</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0]=&quot;-&quot;;&quot;&quot;;IF(COUNTIF([.G10:.J10];&quot;x&quot;) = 0; &quot;+&quot;; &quot;-&quot;))" office:value-type="string" office:string-value="-">
            <text:p>-</text:p>
          </table:table-cell>
          <table:table-cell table:number-columns-repeated="1013"/>
        </table:table-row>
        <table:table-row table:style-name="ro2">
          <table:table-cell office:value-type="float" office:value="14066">
            <text:p>14066</text:p>
          </table:table-cell>
          <table:table-cell office:value-type="float" office:value="10090">
            <text:p>10090</text:p>
          </table:table-cell>
          <table:table-cell office:value-type="float" office:value="83430">
            <text:p>83430</text:p>
          </table:table-cell>
          <table:table-cell table:style-name="ce2" office:value-type="string">
            <text:p>22772566</text:p>
          </table:table-cell>
          <table:table-cell table:style-name="ce2" office:value-type="string">
            <text:p>2012-09-22 10:22</text:p>
          </table:table-cell>
          <table:table-cell office:value-type="string">
            <text:p>IL-23 is essential in enthesitis and acts on previously unidentified IL-23 receptor (IL-23R)(+), RAR-related orphan receptor gammat (ROR-gammat)(+)CD3(+)CD4(-)CD8(-), entheseal resident T cells.</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11]=&quot;-&quot;;&quot;&quot;;IF(COUNTIF([.G11:.J11];&quot;x&quot;) = 0; &quot;+&quot;; &quot;-&quot;))" office:value-type="string" office:string-value="-">
            <text:p>-</text:p>
          </table:table-cell>
          <table:table-cell table:number-columns-repeated="1013"/>
        </table:table-row>
        <table:table-row table:style-name="ro2">
          <table:table-cell office:value-type="float" office:value="8722">
            <text:p>8722</text:p>
          </table:table-cell>
          <table:table-cell office:value-type="float" office:value="9606">
            <text:p>9606</text:p>
          </table:table-cell>
          <table:table-cell office:value-type="float" office:value="10018">
            <text:p>10018</text:p>
          </table:table-cell>
          <table:table-cell table:style-name="ce2" office:value-type="string">
            <text:p>22645134</text:p>
          </table:table-cell>
          <table:table-cell table:style-name="ce2" office:value-type="string">
            <text:p>2012-09-29 10:45</text:p>
          </table:table-cell>
          <table:table-cell office:value-type="string">
            <text:p>TRAIL induces recruitment of PACS-2 to lysosomes where it interacts with Bim and Bax to permeabilize lysosomes and trigger apopto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quot;-&quot;;&quot;&quot;;IF(COUNTIF([.G12:.J12];&quot;x&quot;) = 0; &quot;+&quot;; &quot;-&quot;))" office:value-type="string" office:string-value="+">
            <text:p>+</text:p>
          </table:table-cell>
          <table:table-cell table:number-columns-repeated="1013"/>
        </table:table-row>
        <table:table-row table:style-name="ro2">
          <table:table-cell office:value-type="float" office:value="13324">
            <text:p>13324</text:p>
          </table:table-cell>
          <table:table-cell office:value-type="float" office:value="10090">
            <text:p>10090</text:p>
          </table:table-cell>
          <table:table-cell office:value-type="float" office:value="22030">
            <text:p>22030</text:p>
          </table:table-cell>
          <table:table-cell table:style-name="ce2" office:value-type="string">
            <text:p>22711886</text:p>
          </table:table-cell>
          <table:table-cell table:style-name="ce2" office:value-type="string">
            <text:p>2012-09-22 10:33</text:p>
          </table:table-cell>
          <table:table-cell office:value-type="string">
            <text:p>Expression of endogenous TRAF2 is negligible in Traf2DN-transgenic B cells compared with wild-type mic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quot;-&quot;;&quot;&quot;;IF(COUNTIF([.G13:.J13];&quot;x&quot;) = 0; &quot;+&quot;; &quot;-&quot;))" office:value-type="string" office:string-value="+">
            <text:p>+</text:p>
          </table:table-cell>
          <table:table-cell table:number-columns-repeated="1013"/>
        </table:table-row>
        <table:table-row table:style-name="ro2">
          <table:table-cell office:value-type="float" office:value="16583">
            <text:p>16583</text:p>
          </table:table-cell>
          <table:table-cell office:value-type="float" office:value="511145">
            <text:p>511145</text:p>
          </table:table-cell>
          <table:table-cell office:value-type="float" office:value="949122">
            <text:p>949122</text:p>
          </table:table-cell>
          <table:table-cell table:style-name="ce2" office:value-type="string">
            <text:p>22349271</text:p>
          </table:table-cell>
          <table:table-cell table:style-name="ce2" office:value-type="string">
            <text:p>2012-10-13 10:10</text:p>
          </table:table-cell>
          <table:table-cell office:value-type="string">
            <text:p>Deletion of penicillin-binding protein 1b impairs biofilm formation and motilit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quot;-&quot;;&quot;&quot;;IF(COUNTIF([.G14:.J14];&quot;x&quot;) = 0; &quot;+&quot;; &quot;-&quot;))" office:value-type="string" office:string-value="+">
            <text:p>+</text:p>
          </table:table-cell>
          <table:table-cell table:number-columns-repeated="1013"/>
        </table:table-row>
        <table:table-row table:style-name="ro2">
          <table:table-cell office:value-type="float" office:value="6561">
            <text:p>6561</text:p>
          </table:table-cell>
          <table:table-cell office:value-type="float" office:value="9606">
            <text:p>9606</text:p>
          </table:table-cell>
          <table:table-cell office:value-type="float" office:value="5663">
            <text:p>5663</text:p>
          </table:table-cell>
          <table:table-cell table:style-name="ce2" office:value-type="string">
            <text:p>22689582</text:p>
          </table:table-cell>
          <table:table-cell table:style-name="ce2" office:value-type="string">
            <text:p>2012-10-13 10:25</text:p>
          </table:table-cell>
          <table:table-cell office:value-type="string">
            <text:p>Secretase subunits restrict the arrangement of the transmembrane domains of presenilin during the formation of the functional structure of the catalytic por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5]=&quot;-&quot;;&quot;&quot;;IF(COUNTIF([.G15:.J15];&quot;x&quot;) = 0; &quot;+&quot;; &quot;-&quot;))" office:value-type="string" office:string-value="+">
            <text:p>+</text:p>
          </table:table-cell>
          <table:table-cell table:number-columns-repeated="1013"/>
        </table:table-row>
        <table:table-row table:style-name="ro2">
          <table:table-cell office:value-type="float" office:value="16807">
            <text:p>16807</text:p>
          </table:table-cell>
          <table:table-cell office:value-type="float" office:value="559292">
            <text:p>559292</text:p>
          </table:table-cell>
          <table:table-cell office:value-type="float" office:value="9164870">
            <text:p>9164870</text:p>
          </table:table-cell>
          <table:table-cell table:style-name="ce2" office:value-type="string">
            <text:p>22379137</text:p>
          </table:table-cell>
          <table:table-cell table:style-name="ce2" office:value-type="string">
            <text:p>2012-10-06 11:30</text:p>
          </table:table-cell>
          <table:table-cell office:value-type="string">
            <text:p>The function of the Tlc1 terminator region depends on the Nrd1/Nab3 transcription termination pathwa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quot;-&quot;;&quot;&quot;;IF(COUNTIF([.G16:.J16];&quot;x&quot;) = 0; &quot;+&quot;; &quot;-&quot;))" office:value-type="string" office:string-value="+">
            <text:p>+</text:p>
          </table:table-cell>
          <table:table-cell table:number-columns-repeated="1013"/>
        </table:table-row>
        <table:table-row table:style-name="ro2">
          <table:table-cell office:value-type="float" office:value="1921">
            <text:p>1921</text:p>
          </table:table-cell>
          <table:table-cell office:value-type="float" office:value="9606">
            <text:p>9606</text:p>
          </table:table-cell>
          <table:table-cell office:value-type="float" office:value="396">
            <text:p>396</text:p>
          </table:table-cell>
          <table:table-cell table:style-name="ce2" office:value-type="string">
            <text:p>22668020</text:p>
          </table:table-cell>
          <table:table-cell table:style-name="ce2" office:value-type="string">
            <text:p>2012-09-29 10:45</text:p>
          </table:table-cell>
          <table:table-cell office:value-type="string">
            <text:p>Knockdown of RhoGDIalpha induces apoptosis and increases lung cancer cell chemosensitivity to paclitaxel.</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7]=&quot;-&quot;;&quot;&quot;;IF(COUNTIF([.G17:.J17];&quot;x&quot;) = 0; &quot;+&quot;; &quot;-&quot;))" office:value-type="string" office:string-value="-">
            <text:p>-</text:p>
          </table:table-cell>
          <table:table-cell table:number-columns-repeated="1013"/>
        </table:table-row>
        <table:table-row table:style-name="ro2">
          <table:table-cell office:value-type="float" office:value="12739">
            <text:p>12739</text:p>
          </table:table-cell>
          <table:table-cell office:value-type="float" office:value="10090">
            <text:p>10090</text:p>
          </table:table-cell>
          <table:table-cell office:value-type="float" office:value="19013">
            <text:p>19013</text:p>
          </table:table-cell>
          <table:table-cell table:style-name="ce2" office:value-type="string">
            <text:p>21889885</text:p>
          </table:table-cell>
          <table:table-cell table:style-name="ce2" office:value-type="string">
            <text:p>2012-11-03 14:22</text:p>
          </table:table-cell>
          <table:table-cell office:value-type="string">
            <text:p>Tiliroside enhances fatty acid oxidation via the enhancement adiponectin signaling associated with the activation of both AMP-activated protein kinase and peroxisome proliferator-activated receptor alpha and ameliorates obesity-induced metabolic disorders.</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8]=&quot;-&quot;;&quot;&quot;;IF(COUNTIF([.G18:.J18];&quot;x&quot;) = 0; &quot;+&quot;; &quot;-&quot;))" office:value-type="string" office:string-value="-">
            <text:p>-</text:p>
          </table:table-cell>
          <table:table-cell table:number-columns-repeated="1013"/>
        </table:table-row>
        <table:table-row table:style-name="ro2">
          <table:table-cell office:value-type="float" office:value="10689">
            <text:p>10689</text:p>
          </table:table-cell>
          <table:table-cell office:value-type="float" office:value="9685">
            <text:p>9685</text:p>
          </table:table-cell>
          <table:table-cell office:value-type="float" office:value="493838">
            <text:p>493838</text:p>
          </table:table-cell>
          <table:table-cell table:style-name="ce2" office:value-type="string">
            <text:p>22265029</text:p>
          </table:table-cell>
          <table:table-cell table:style-name="ce2" office:value-type="string">
            <text:p>2012-11-03 11:50</text:p>
          </table:table-cell>
          <table:table-cell office:value-type="string">
            <text:p>Leptin is expressed in the placenta of cats, it is localized exclusively in the decidual and syncytiotrophoblastic cells in the lamellae of the labyrinthine portion.</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9]=&quot;-&quot;;&quot;&quot;;IF(COUNTIF([.G19:.J19];&quot;x&quot;) = 0; &quot;+&quot;; &quot;-&quot;))" office:value-type="string" office:string-value="-">
            <text:p>-</text:p>
          </table:table-cell>
          <table:table-cell table:number-columns-repeated="1013"/>
        </table:table-row>
        <table:table-row table:style-name="ro2">
          <table:table-cell office:value-type="float" office:value="16239">
            <text:p>16239</text:p>
          </table:table-cell>
          <table:table-cell office:value-type="float" office:value="243233">
            <text:p>243233</text:p>
          </table:table-cell>
          <table:table-cell office:value-type="float" office:value="3104301">
            <text:p>3104301</text:p>
          </table:table-cell>
          <table:table-cell table:style-name="ce2" office:value-type="string">
            <text:p>22484247</text:p>
          </table:table-cell>
          <table:table-cell table:style-name="ce2" office:value-type="string">
            <text:p>2012-10-27 10:35</text:p>
          </table:table-cell>
          <table:table-cell office:value-type="string">
            <text:p>The bacterium requires bacteriohemerythrin (McHr) to deliver dioxygen to the particulate methane monooxygenase (pMMO) in the intra-cytoplasmic membranes to accomplish efficient catalysis of methane oxidation.</text:p>
          </table:table-cell>
          <table:table-cell office:value-type="string">
            <text:p>A</text:p>
          </table:table-cell>
          <table:table-cell office:value-type="string">
            <text:p>x</text:p>
          </table:table-cell>
          <table:table-cell office:value-type="string">
            <text:p>D</text:p>
          </table:table-cell>
          <table:table-cell office:value-type="string">
            <text:p>A</text:p>
          </table:table-cell>
          <table:table-cell table:style-name="ce6" table:formula="of:=IF([.G20]=&quot;-&quot;;&quot;&quot;;IF(COUNTIF([.G20:.J20];&quot;x&quot;) = 0; &quot;+&quot;; &quot;-&quot;))" office:value-type="string" office:string-value="-">
            <text:p>-</text:p>
          </table:table-cell>
          <table:table-cell table:number-columns-repeated="1013"/>
        </table:table-row>
        <table:table-row table:style-name="ro2">
          <table:table-cell office:value-type="float" office:value="216">
            <text:p>216</text:p>
          </table:table-cell>
          <table:table-cell office:value-type="float" office:value="3702">
            <text:p>3702</text:p>
          </table:table-cell>
          <table:table-cell office:value-type="float" office:value="817246">
            <text:p>817246</text:p>
          </table:table-cell>
          <table:table-cell table:style-name="ce2" office:value-type="string">
            <text:p>22608924</text:p>
          </table:table-cell>
          <table:table-cell table:style-name="ce2" office:value-type="string">
            <text:p>2012-10-27 10:58</text:p>
          </table:table-cell>
          <table:table-cell office:value-type="string">
            <text:p>Selective nuclear import of mature AGO4/siRNA complexes is a key regulatory point prior to the effector stage of RdDM.</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1]=&quot;-&quot;;&quot;&quot;;IF(COUNTIF([.G21:.J21];&quot;x&quot;) = 0; &quot;+&quot;; &quot;-&quot;))" office:value-type="string" office:string-value="+">
            <text:p>+</text:p>
          </table:table-cell>
          <table:table-cell table:number-columns-repeated="1013"/>
        </table:table-row>
        <table:table-row table:style-name="ro2">
          <table:table-cell office:value-type="float" office:value="15510">
            <text:p>15510</text:p>
          </table:table-cell>
          <table:table-cell office:value-type="float" office:value="10116">
            <text:p>10116</text:p>
          </table:table-cell>
          <table:table-cell office:value-type="float" office:value="116484">
            <text:p>116484</text:p>
          </table:table-cell>
          <table:table-cell table:style-name="ce2" office:value-type="string">
            <text:p>22342837</text:p>
          </table:table-cell>
          <table:table-cell table:style-name="ce2" office:value-type="string">
            <text:p>2012-09-22 10:03</text:p>
          </table:table-cell>
          <table:table-cell office:value-type="string">
            <text:p>Trx-1 is a therapeutic candidate for protecting against formaldehyde-induced neurotoxicit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quot;-&quot;;&quot;&quot;;IF(COUNTIF([.G22:.J22];&quot;x&quot;) = 0; &quot;+&quot;; &quot;-&quot;))" office:value-type="string" office:string-value="+">
            <text:p>+</text:p>
          </table:table-cell>
          <table:table-cell table:number-columns-repeated="1013"/>
        </table:table-row>
        <table:table-row table:style-name="ro2">
          <table:table-cell office:value-type="float" office:value="7811">
            <text:p>7811</text:p>
          </table:table-cell>
          <table:table-cell office:value-type="float" office:value="9606">
            <text:p>9606</text:p>
          </table:table-cell>
          <table:table-cell office:value-type="float" office:value="7157">
            <text:p>7157</text:p>
          </table:table-cell>
          <table:table-cell table:style-name="ce2" office:value-type="string">
            <text:p>22511763</text:p>
          </table:table-cell>
          <table:table-cell table:style-name="ce2" office:value-type="string">
            <text:p>2012-09-22 10:14</text:p>
          </table:table-cell>
          <table:table-cell office:value-type="string">
            <text:p>TLP mediates p53-governed transcriptional activation of the p21 upstream promoter.</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quot;-&quot;;&quot;&quot;;IF(COUNTIF([.G23:.J23];&quot;x&quot;) = 0; &quot;+&quot;; &quot;-&quot;))" office:value-type="string" office:string-value="+">
            <text:p>+</text:p>
          </table:table-cell>
          <table:table-cell table:number-columns-repeated="1013"/>
        </table:table-row>
        <table:table-row table:style-name="ro2">
          <table:table-cell office:value-type="float" office:value="15146">
            <text:p>15146</text:p>
          </table:table-cell>
          <table:table-cell office:value-type="float" office:value="10116">
            <text:p>10116</text:p>
          </table:table-cell>
          <table:table-cell office:value-type="float" office:value="29477">
            <text:p>29477</text:p>
          </table:table-cell>
          <table:table-cell table:style-name="ce2" office:value-type="string">
            <text:p>22767602</text:p>
          </table:table-cell>
          <table:table-cell table:style-name="ce2" office:value-type="string">
            <text:p>2012-11-24 10:13</text:p>
          </table:table-cell>
          <table:table-cell office:value-type="string">
            <text:p>Phosphorylation of SRp55 by Dyrk1A suppressed its ability to promote Tau exon 10 inclus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quot;-&quot;;&quot;&quot;;IF(COUNTIF([.G24:.J24];&quot;x&quot;) = 0; &quot;+&quot;; &quot;-&quot;))" office:value-type="string" office:string-value="+">
            <text:p>+</text:p>
          </table:table-cell>
          <table:table-cell table:number-columns-repeated="1013"/>
        </table:table-row>
        <table:table-row table:style-name="ro2">
          <table:table-cell office:value-type="float" office:value="10617">
            <text:p>10617</text:p>
          </table:table-cell>
          <table:table-cell office:value-type="float" office:value="9606">
            <text:p>9606</text:p>
          </table:table-cell>
          <table:table-cell office:value-type="float" office:value="728635">
            <text:p>728635</text:p>
          </table:table-cell>
          <table:table-cell table:style-name="ce2" office:value-type="string">
            <text:p>23036705</text:p>
          </table:table-cell>
          <table:table-cell table:style-name="ce2" office:value-type="string">
            <text:p>2012-11-08 10:24</text:p>
          </table:table-cell>
          <table:table-cell office:value-type="string">
            <text:p>DHRS4L1 is a duplicate syntenic form of the human DHRS4 gen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5]=&quot;-&quot;;&quot;&quot;;IF(COUNTIF([.G25:.J25];&quot;x&quot;) = 0; &quot;+&quot;; &quot;-&quot;))" office:value-type="string" office:string-value="+">
            <text:p>+</text:p>
          </table:table-cell>
          <table:table-cell table:number-columns-repeated="1013"/>
        </table:table-row>
        <table:table-row table:style-name="ro2">
          <table:table-cell office:value-type="float" office:value="2798">
            <text:p>2798</text:p>
          </table:table-cell>
          <table:table-cell office:value-type="float" office:value="9606">
            <text:p>9606</text:p>
          </table:table-cell>
          <table:table-cell office:value-type="float" office:value="1278">
            <text:p>1278</text:p>
          </table:table-cell>
          <table:table-cell table:style-name="ce2" office:value-type="string">
            <text:p>22815632</text:p>
          </table:table-cell>
          <table:table-cell table:style-name="ce2" office:value-type="string">
            <text:p>2012-11-17 10:24</text:p>
          </table:table-cell>
          <table:table-cell office:value-type="string">
            <text:p>The rs42524 polymorphism in COL1A2 is a risk allele for neovascular age-related macular degeneration (nAMD) in a Han Chinese popul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6]=&quot;-&quot;;&quot;&quot;;IF(COUNTIF([.G26:.J26];&quot;x&quot;) = 0; &quot;+&quot;; &quot;-&quot;))" office:value-type="string" office:string-value="+">
            <text:p>+</text:p>
          </table:table-cell>
          <table:table-cell table:number-columns-repeated="1013"/>
        </table:table-row>
        <table:table-row table:style-name="ro2">
          <table:table-cell office:value-type="float" office:value="13653">
            <text:p>13653</text:p>
          </table:table-cell>
          <table:table-cell office:value-type="float" office:value="10090">
            <text:p>10090</text:p>
          </table:table-cell>
          <table:table-cell office:value-type="float" office:value="50929">
            <text:p>50929</text:p>
          </table:table-cell>
          <table:table-cell table:style-name="ce2" office:value-type="string">
            <text:p>22921121</text:p>
          </table:table-cell>
          <table:table-cell table:style-name="ce2" office:value-type="string">
            <text:p>2012-11-24 11:00</text:p>
          </table:table-cell>
          <table:table-cell office:value-type="string">
            <text:p>IL-22 as a critical regulator of tissue sensitivity to GVHD and a protective factor for intestinal stem cells during inflammatory intestinal damage.</text:p>
          </table:table-cell>
          <table:table-cell office:value-type="string">
            <text:p>x</text:p>
          </table:table-cell>
          <table:table-cell office:value-type="string">
            <text:p>I</text:p>
          </table:table-cell>
          <table:table-cell office:value-type="string">
            <text:p>x</text:p>
          </table:table-cell>
          <table:table-cell office:value-type="string">
            <text:p>A</text:p>
          </table:table-cell>
          <table:table-cell table:style-name="ce6" table:formula="of:=IF([.G27]=&quot;-&quot;;&quot;&quot;;IF(COUNTIF([.G27:.J27];&quot;x&quot;) = 0; &quot;+&quot;; &quot;-&quot;))" office:value-type="string" office:string-value="-">
            <text:p>-</text:p>
          </table:table-cell>
          <table:table-cell table:number-columns-repeated="1013"/>
        </table:table-row>
        <table:table-row table:style-name="ro2">
          <table:table-cell office:value-type="float" office:value="6298">
            <text:p>6298</text:p>
          </table:table-cell>
          <table:table-cell office:value-type="float" office:value="9606">
            <text:p>9606</text:p>
          </table:table-cell>
          <table:table-cell office:value-type="float" office:value="5360">
            <text:p>5360</text:p>
          </table:table-cell>
          <table:table-cell table:style-name="ce2" office:value-type="string">
            <text:p>22492872</text:p>
          </table:table-cell>
          <table:table-cell table:style-name="ce2" office:value-type="string">
            <text:p>2012-09-29 11:26</text:p>
          </table:table-cell>
          <table:table-cell office:value-type="string">
            <text:p>PLTP mediates PL transfer and participates in reverse cholesterol transport pathways at the fetoplacental barrier.</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28]=&quot;-&quot;;&quot;&quot;;IF(COUNTIF([.G28:.J28];&quot;x&quot;) = 0; &quot;+&quot;; &quot;-&quot;))" office:value-type="string" office:string-value="-">
            <text:p>-</text:p>
          </table:table-cell>
          <table:table-cell table:number-columns-repeated="1013"/>
        </table:table-row>
        <table:table-row table:style-name="ro2">
          <table:table-cell office:value-type="float" office:value="540">
            <text:p>540</text:p>
          </table:table-cell>
          <table:table-cell office:value-type="float" office:value="3702">
            <text:p>3702</text:p>
          </table:table-cell>
          <table:table-cell office:value-type="float" office:value="2828219">
            <text:p>2828219</text:p>
          </table:table-cell>
          <table:table-cell table:style-name="ce2" office:value-type="string">
            <text:p>22547782</text:p>
          </table:table-cell>
          <table:table-cell table:style-name="ce2" office:value-type="string">
            <text:p>2012-09-29 11:03</text:p>
          </table:table-cell>
          <table:table-cell office:value-type="string">
            <text:p>The BIO3-BIO1 fusion protein is the sole protein form produced by the BIO3-BIO1 locus in Arabidop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9]=&quot;-&quot;;&quot;&quot;;IF(COUNTIF([.G29:.J29];&quot;x&quot;) = 0; &quot;+&quot;; &quot;-&quot;))" office:value-type="string" office:string-value="+">
            <text:p>+</text:p>
          </table:table-cell>
          <table:table-cell table:number-columns-repeated="1013"/>
        </table:table-row>
        <table:table-row table:style-name="ro2">
          <table:table-cell office:value-type="float" office:value="3887">
            <text:p>3887</text:p>
          </table:table-cell>
          <table:table-cell office:value-type="float" office:value="9606">
            <text:p>9606</text:p>
          </table:table-cell>
          <table:table-cell office:value-type="float" office:value="2719">
            <text:p>2719</text:p>
          </table:table-cell>
          <table:table-cell table:style-name="ce2" office:value-type="string">
            <text:p>22298472</text:p>
          </table:table-cell>
          <table:table-cell table:style-name="ce2" office:value-type="string">
            <text:p>2012-11-03 11:47</text:p>
          </table:table-cell>
          <table:table-cell office:value-type="string">
            <text:p>Loss of glypican 3 is associated with metastasis in hepatocellular carcinom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0]=&quot;-&quot;;&quot;&quot;;IF(COUNTIF([.G30:.J30];&quot;x&quot;) = 0; &quot;+&quot;; &quot;-&quot;))" office:value-type="string" office:string-value="+">
            <text:p>+</text:p>
          </table:table-cell>
          <table:table-cell table:number-columns-repeated="1013"/>
        </table:table-row>
        <table:table-row table:style-name="ro2">
          <table:table-cell office:value-type="float" office:value="15201">
            <text:p>15201</text:p>
          </table:table-cell>
          <table:table-cell office:value-type="float" office:value="10116">
            <text:p>10116</text:p>
          </table:table-cell>
          <table:table-cell office:value-type="float" office:value="50561">
            <text:p>50561</text:p>
          </table:table-cell>
          <table:table-cell table:style-name="ce2" office:value-type="string">
            <text:p>22561140</text:p>
          </table:table-cell>
          <table:table-cell table:style-name="ce2" office:value-type="string">
            <text:p>2012-10-27 10:35</text:p>
          </table:table-cell>
          <table:table-cell office:value-type="string">
            <text:p>Resp18 gene expression varies with activation of the corpus ghrelin-secreting cells and the antral gastrin-secreting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1]=&quot;-&quot;;&quot;&quot;;IF(COUNTIF([.G31:.J31];&quot;x&quot;) = 0; &quot;+&quot;; &quot;-&quot;))" office:value-type="string" office:string-value="+">
            <text:p>+</text:p>
          </table:table-cell>
          <table:table-cell table:number-columns-repeated="1013"/>
        </table:table-row>
        <table:table-row table:style-name="ro2">
          <table:table-cell office:value-type="float" office:value="3089">
            <text:p>3089</text:p>
          </table:table-cell>
          <table:table-cell office:value-type="float" office:value="9606">
            <text:p>9606</text:p>
          </table:table-cell>
          <table:table-cell office:value-type="float" office:value="1571">
            <text:p>1571</text:p>
          </table:table-cell>
          <table:table-cell table:style-name="ce2" office:value-type="string">
            <text:p>22997752</text:p>
          </table:table-cell>
          <table:table-cell table:style-name="ce2" office:value-type="string">
            <text:p>2012-11-17 10:24</text:p>
          </table:table-cell>
          <table:table-cell office:value-type="string">
            <text:p>CYP 2E1 -1293G/C polymorphism is not associated with dystrophic eye diseas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2]=&quot;-&quot;;&quot;&quot;;IF(COUNTIF([.G32:.J32];&quot;x&quot;) = 0; &quot;+&quot;; &quot;-&quot;))" office:value-type="string" office:string-value="+">
            <text:p>+</text:p>
          </table:table-cell>
          <table:table-cell table:number-columns-repeated="1013"/>
        </table:table-row>
        <table:table-row table:style-name="ro2">
          <table:table-cell office:value-type="float" office:value="3157">
            <text:p>3157</text:p>
          </table:table-cell>
          <table:table-cell office:value-type="float" office:value="9606">
            <text:p>9606</text:p>
          </table:table-cell>
          <table:table-cell office:value-type="float" office:value="1636">
            <text:p>1636</text:p>
          </table:table-cell>
          <table:table-cell table:style-name="ce2" office:value-type="string">
            <text:p>22396489</text:p>
          </table:table-cell>
          <table:table-cell table:style-name="ce2" office:value-type="string">
            <text:p>2012-11-03 11:49</text:p>
          </table:table-cell>
          <table:table-cell office:value-type="string">
            <text:p>D allele and DD ACE genotype are risk factors for the vesicoureteral reflux susceptibility/renal scar in Turkish childre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3]=&quot;-&quot;;&quot;&quot;;IF(COUNTIF([.G33:.J33];&quot;x&quot;) = 0; &quot;+&quot;; &quot;-&quot;))" office:value-type="string" office:string-value="+">
            <text:p>+</text:p>
          </table:table-cell>
          <table:table-cell table:number-columns-repeated="1013"/>
        </table:table-row>
        <table:table-row table:style-name="ro2">
          <table:table-cell office:value-type="float" office:value="14582">
            <text:p>14582</text:p>
          </table:table-cell>
          <table:table-cell office:value-type="float" office:value="10090">
            <text:p>10090</text:p>
          </table:table-cell>
          <table:table-cell office:value-type="float" office:value="387217">
            <text:p>387217</text:p>
          </table:table-cell>
          <table:table-cell table:style-name="ce2" office:value-type="string">
            <text:p>22660635</text:p>
          </table:table-cell>
          <table:table-cell table:style-name="ce2" office:value-type="string">
            <text:p>2012-09-22 10:14</text:p>
          </table:table-cell>
          <table:table-cell office:value-type="string">
            <text:p>MiR-23b suppresses IL-17-, tumor necrosis factor alpha (TNF-alpha)- or IL-1beta-induced NF-kappaB activation and inflammatory cytokine expression by targeting TAB2, TAB3 and IKK-alph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4]=&quot;-&quot;;&quot;&quot;;IF(COUNTIF([.G34:.J34];&quot;x&quot;) = 0; &quot;+&quot;; &quot;-&quot;))" office:value-type="string" office:string-value="+">
            <text:p>+</text:p>
          </table:table-cell>
          <table:table-cell table:number-columns-repeated="1013"/>
        </table:table-row>
        <table:table-row table:style-name="ro2">
          <table:table-cell office:value-type="float" office:value="2238">
            <text:p>2238</text:p>
          </table:table-cell>
          <table:table-cell office:value-type="float" office:value="9606">
            <text:p>9606</text:p>
          </table:table-cell>
          <table:table-cell office:value-type="float" office:value="675">
            <text:p>675</text:p>
          </table:table-cell>
          <table:table-cell table:style-name="ce2" office:value-type="string">
            <text:p>21476145</text:p>
          </table:table-cell>
          <table:table-cell table:style-name="ce2" office:value-type="string">
            <text:p>2012-09-22 10:04</text:p>
          </table:table-cell>
          <table:table-cell office:value-type="string">
            <text:p>BRCA2 N372H polymorphism is associated with follicular lymphom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5]=&quot;-&quot;;&quot;&quot;;IF(COUNTIF([.G35:.J35];&quot;x&quot;) = 0; &quot;+&quot;; &quot;-&quot;))" office:value-type="string" office:string-value="+">
            <text:p>+</text:p>
          </table:table-cell>
          <table:table-cell table:number-columns-repeated="1013"/>
        </table:table-row>
        <table:table-row table:style-name="ro2">
          <table:table-cell office:value-type="float" office:value="14117">
            <text:p>14117</text:p>
          </table:table-cell>
          <table:table-cell office:value-type="float" office:value="10090">
            <text:p>10090</text:p>
          </table:table-cell>
          <table:table-cell office:value-type="float" office:value="101206">
            <text:p>101206</text:p>
          </table:table-cell>
          <table:table-cell table:style-name="ce2" office:value-type="string">
            <text:p>22736770</text:p>
          </table:table-cell>
          <table:table-cell table:style-name="ce2" office:value-type="string">
            <text:p>2012-11-24 10:13</text:p>
          </table:table-cell>
          <table:table-cell office:value-type="string">
            <text:p>A critical role of Ada3 in embryogenesis and cell cycle progression as an essential component of HAT complex.</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36]=&quot;-&quot;;&quot;&quot;;IF(COUNTIF([.G36:.J36];&quot;x&quot;) = 0; &quot;+&quot;; &quot;-&quot;))" office:value-type="string" office:string-value="-">
            <text:p>-</text:p>
          </table:table-cell>
          <table:table-cell table:number-columns-repeated="1013"/>
        </table:table-row>
        <table:table-row table:style-name="ro2">
          <table:table-cell office:value-type="float" office:value="13801">
            <text:p>13801</text:p>
          </table:table-cell>
          <table:table-cell office:value-type="float" office:value="10090">
            <text:p>10090</text:p>
          </table:table-cell>
          <table:table-cell office:value-type="float" office:value="57765">
            <text:p>57765</text:p>
          </table:table-cell>
          <table:table-cell table:style-name="ce2" office:value-type="string">
            <text:p>22561605</text:p>
          </table:table-cell>
          <table:table-cell table:style-name="ce2" office:value-type="string">
            <text:p>2012-09-22 10:34</text:p>
          </table:table-cell>
          <table:table-cell office:value-type="string">
            <text:p>T-bet is required for the survival and function of memory B cells in vivo.</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7]=&quot;-&quot;;&quot;&quot;;IF(COUNTIF([.G37:.J37];&quot;x&quot;) = 0; &quot;+&quot;; &quot;-&quot;))" office:value-type="string" office:string-value="+">
            <text:p>+</text:p>
          </table:table-cell>
          <table:table-cell table:number-columns-repeated="1013"/>
        </table:table-row>
        <table:table-row table:style-name="ro2">
          <table:table-cell office:value-type="float" office:value="899">
            <text:p>899</text:p>
          </table:table-cell>
          <table:table-cell office:value-type="float" office:value="7227">
            <text:p>7227</text:p>
          </table:table-cell>
          <table:table-cell office:value-type="float" office:value="34686">
            <text:p>34686</text:p>
          </table:table-cell>
          <table:table-cell table:style-name="ce2" office:value-type="string">
            <text:p>22786636</text:p>
          </table:table-cell>
          <table:table-cell table:style-name="ce2" office:value-type="string">
            <text:p>2012-11-17 10:24</text:p>
          </table:table-cell>
          <table:table-cell office:value-type="string">
            <text:p>dMRP and MET are not the dominant methotrexate (MTX) transporters in the tubules when flies are reared on MTX-enriched diet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8]=&quot;-&quot;;&quot;&quot;;IF(COUNTIF([.G38:.J38];&quot;x&quot;) = 0; &quot;+&quot;; &quot;-&quot;))" office:value-type="string" office:string-value="+">
            <text:p>+</text:p>
          </table:table-cell>
          <table:table-cell table:number-columns-repeated="1013"/>
        </table:table-row>
        <table:table-row table:style-name="ro2">
          <table:table-cell office:value-type="float" office:value="8990">
            <text:p>8990</text:p>
          </table:table-cell>
          <table:table-cell office:value-type="float" office:value="9606">
            <text:p>9606</text:p>
          </table:table-cell>
          <table:table-cell office:value-type="float" office:value="11140">
            <text:p>11140</text:p>
          </table:table-cell>
          <table:table-cell table:style-name="ce2" office:value-type="string">
            <text:p>22727666</text:p>
          </table:table-cell>
          <table:table-cell table:style-name="ce2" office:value-type="string">
            <text:p>2012-10-27 10:12</text:p>
          </table:table-cell>
          <table:table-cell office:value-type="string">
            <text:p>A series of tyrosine phosphorylation events, involving both p50(Cdc37) and Hsp90, are minimally sufficient to provide directionality to the chaperone cycl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39]=&quot;-&quot;;&quot;&quot;;IF(COUNTIF([.G39:.J39];&quot;x&quot;) = 0; &quot;+&quot;; &quot;-&quot;))" office:value-type="string" office:string-value="+">
            <text:p>+</text:p>
          </table:table-cell>
          <table:table-cell table:number-columns-repeated="1013"/>
        </table:table-row>
        <table:table-row table:style-name="ro2">
          <table:table-cell office:value-type="float" office:value="12554">
            <text:p>12554</text:p>
          </table:table-cell>
          <table:table-cell office:value-type="float" office:value="10090">
            <text:p>10090</text:p>
          </table:table-cell>
          <table:table-cell office:value-type="float" office:value="18186">
            <text:p>18186</text:p>
          </table:table-cell>
          <table:table-cell table:style-name="ce2" office:value-type="string">
            <text:p>22790009</text:p>
          </table:table-cell>
          <table:table-cell table:style-name="ce2" office:value-type="string">
            <text:p>2012-11-03 11:40</text:p>
          </table:table-cell>
          <table:table-cell office:value-type="string">
            <text:p>SEMA3A signalling through NRP1 has multiple cell-autonomous roles in sympathetic nervous system development.</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0]=&quot;-&quot;;&quot;&quot;;IF(COUNTIF([.G40:.J40];&quot;x&quot;) = 0; &quot;+&quot;; &quot;-&quot;))" office:value-type="string" office:string-value="+">
            <text:p>+</text:p>
          </table:table-cell>
          <table:table-cell table:number-columns-repeated="1013"/>
        </table:table-row>
        <table:table-row table:style-name="ro2">
          <table:table-cell office:value-type="float" office:value="12703">
            <text:p>12703</text:p>
          </table:table-cell>
          <table:table-cell office:value-type="float" office:value="10090">
            <text:p>10090</text:p>
          </table:table-cell>
          <table:table-cell office:value-type="float" office:value="18760">
            <text:p>18760</text:p>
          </table:table-cell>
          <table:table-cell table:style-name="ce2" office:value-type="string">
            <text:p>22636676</text:p>
          </table:table-cell>
          <table:table-cell table:style-name="ce2" office:value-type="string">
            <text:p>2012-10-13 11:16</text:p>
          </table:table-cell>
          <table:table-cell office:value-type="string">
            <text:p>PKD facilitates contraction of cardiomyocytes by increasing Ca(2+) sensitivity and by an increased calcium-activated tension of contraction through phosphorylation of cMyBP-C.</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1]=&quot;-&quot;;&quot;&quot;;IF(COUNTIF([.G41:.J41];&quot;x&quot;) = 0; &quot;+&quot;; &quot;-&quot;))" office:value-type="string" office:string-value="+">
            <text:p>+</text:p>
          </table:table-cell>
          <table:table-cell table:number-columns-repeated="1013"/>
        </table:table-row>
        <table:table-row table:style-name="ro2">
          <table:table-cell office:value-type="float" office:value="5597">
            <text:p>5597</text:p>
          </table:table-cell>
          <table:table-cell office:value-type="float" office:value="9606">
            <text:p>9606</text:p>
          </table:table-cell>
          <table:table-cell office:value-type="float" office:value="4437">
            <text:p>4437</text:p>
          </table:table-cell>
          <table:table-cell table:style-name="ce2" office:value-type="string">
            <text:p>22343000</text:p>
          </table:table-cell>
          <table:table-cell table:style-name="ce2" office:value-type="string">
            <text:p>2012-11-17 10:46</text:p>
          </table:table-cell>
          <table:table-cell office:value-type="string">
            <text:p>The binding of HIF-1alpha complexes to hypoxia response element sites is necessary for down-regulation of hMSH3 in both wt-p53 and mut-p53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2]=&quot;-&quot;;&quot;&quot;;IF(COUNTIF([.G42:.J42];&quot;x&quot;) = 0; &quot;+&quot;; &quot;-&quot;))" office:value-type="string" office:string-value="+">
            <text:p>+</text:p>
          </table:table-cell>
          <table:table-cell table:number-columns-repeated="1013"/>
        </table:table-row>
        <table:table-row table:style-name="ro2">
          <table:table-cell office:value-type="float" office:value="2565">
            <text:p>2565</text:p>
          </table:table-cell>
          <table:table-cell office:value-type="float" office:value="9606">
            <text:p>9606</text:p>
          </table:table-cell>
          <table:table-cell office:value-type="float" office:value="1025">
            <text:p>1025</text:p>
          </table:table-cell>
          <table:table-cell table:style-name="ce2" office:value-type="string">
            <text:p>22895430</text:p>
          </table:table-cell>
          <table:table-cell table:style-name="ce2" office:value-type="string">
            <text:p>2012-11-03 11:10</text:p>
          </table:table-cell>
          <table:table-cell office:value-type="string">
            <text:p>The super elongation complex (SEC) consisting of ELL, P-TEFb (CDK9) and MLL required for rapid transcriptional induction in the presence or absence of paused RNA polymerase II (Pol II).</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3]=&quot;-&quot;;&quot;&quot;;IF(COUNTIF([.G43:.J43];&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5074">
            <text:p>5074</text:p>
          </table:table-cell>
          <table:table-cell office:value-type="float" office:value="9606">
            <text:p>9606</text:p>
          </table:table-cell>
          <table:table-cell office:value-type="float" office:value="3827">
            <text:p>3827</text:p>
          </table:table-cell>
          <table:table-cell table:style-name="ce2" office:value-type="string">
            <text:p>22701019</text:p>
          </table:table-cell>
          <table:table-cell table:style-name="ce2" office:value-type="string">
            <text:p>2012-10-13 11:21</text:p>
          </table:table-cell>
          <table:table-cell office:value-type="string">
            <text:p>KNG1 and F11 are the main genetic regulators of plasma FXI level.</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4]=&quot;-&quot;;&quot;&quot;;IF(COUNTIF([.G44:.J44];&quot;x&quot;) = 0; &quot;+&quot;; &quot;-&quot;))" office:value-type="string" office:string-value="+">
            <text:p>+</text:p>
          </table:table-cell>
          <table:table-cell table:number-columns-repeated="1013"/>
        </table:table-row>
        <table:table-row table:style-name="ro2">
          <table:table-cell office:value-type="float" office:value="642">
            <text:p>642</text:p>
          </table:table-cell>
          <table:table-cell office:value-type="float" office:value="4577">
            <text:p>4577</text:p>
          </table:table-cell>
          <table:table-cell office:value-type="float" office:value="100216768">
            <text:p>100216768</text:p>
          </table:table-cell>
          <table:table-cell table:style-name="ce2" office:value-type="string">
            <text:p>22529284</text:p>
          </table:table-cell>
          <table:table-cell table:style-name="ce2" office:value-type="string">
            <text:p>2012-10-13 11:16</text:p>
          </table:table-cell>
          <table:table-cell office:value-type="string">
            <text:p>RIP1 is predicted to function in redox signaling in maize.</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45]=&quot;-&quot;;&quot;&quot;;IF(COUNTIF([.G45:.J45];&quot;x&quot;) = 0; &quot;+&quot;; &quot;-&quot;))" office:value-type="string" office:string-value="-">
            <text:p>-</text:p>
          </table:table-cell>
          <table:table-cell table:number-columns-repeated="1013"/>
        </table:table-row>
        <table:table-row table:style-name="ro2">
          <table:table-cell office:value-type="float" office:value="7908">
            <text:p>7908</text:p>
          </table:table-cell>
          <table:table-cell office:value-type="float" office:value="9606">
            <text:p>9606</text:p>
          </table:table-cell>
          <table:table-cell office:value-type="float" office:value="7276">
            <text:p>7276</text:p>
          </table:table-cell>
          <table:table-cell table:style-name="ce2" office:value-type="string">
            <text:p>22439750</text:p>
          </table:table-cell>
          <table:table-cell table:style-name="ce2" office:value-type="string">
            <text:p>2012-09-22 11:16</text:p>
          </table:table-cell>
          <table:table-cell office:value-type="string">
            <text:p>The neutron structure revealed that the hydrogen-bond network involving His88 is important for the stabilization of the dimer-dimer and monomer-monomer interfaces.</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46]=&quot;-&quot;;&quot;&quot;;IF(COUNTIF([.G46:.J46];&quot;x&quot;) = 0; &quot;+&quot;; &quot;-&quot;))" office:value-type="string" office:string-value="-">
            <text:p>-</text:p>
          </table:table-cell>
          <table:table-cell table:number-columns-repeated="1013"/>
        </table:table-row>
        <table:table-row table:style-name="ro2">
          <table:table-cell office:value-type="float" office:value="3572">
            <text:p>3572</text:p>
          </table:table-cell>
          <table:table-cell office:value-type="float" office:value="9606">
            <text:p>9606</text:p>
          </table:table-cell>
          <table:table-cell office:value-type="float" office:value="2146">
            <text:p>2146</text:p>
          </table:table-cell>
          <table:table-cell table:style-name="ce2" office:value-type="string">
            <text:p>22370893</text:p>
          </table:table-cell>
          <table:table-cell table:style-name="ce2" office:value-type="string">
            <text:p>2012-10-13 11:21</text:p>
          </table:table-cell>
          <table:table-cell office:value-type="string">
            <text:p>EZH2 epigenetically silenced multiple miRNAs that negatively regulate hepatocellular carcinoma metasta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7]=&quot;-&quot;;&quot;&quot;;IF(COUNTIF([.G47:.J47];&quot;x&quot;) = 0; &quot;+&quot;; &quot;-&quot;))" office:value-type="string" office:string-value="+">
            <text:p>+</text:p>
          </table:table-cell>
          <table:table-cell table:number-columns-repeated="1013"/>
        </table:table-row>
        <table:table-row table:style-name="ro2">
          <table:table-cell office:value-type="float" office:value="11650">
            <text:p>11650</text:p>
          </table:table-cell>
          <table:table-cell office:value-type="float" office:value="10090">
            <text:p>10090</text:p>
          </table:table-cell>
          <table:table-cell office:value-type="float" office:value="14083">
            <text:p>14083</text:p>
          </table:table-cell>
          <table:table-cell table:style-name="ce2" office:value-type="string">
            <text:p>22366060</text:p>
          </table:table-cell>
          <table:table-cell table:style-name="ce2" office:value-type="string">
            <text:p>2012-09-29 10:41</text:p>
          </table:table-cell>
          <table:table-cell office:value-type="string">
            <text:p>In neurons FAK acts as a negative regulator of insulin/PI3K signaling.</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8]=&quot;-&quot;;&quot;&quot;;IF(COUNTIF([.G48:.J48];&quot;x&quot;) = 0; &quot;+&quot;; &quot;-&quot;))" office:value-type="string" office:string-value="+">
            <text:p>+</text:p>
          </table:table-cell>
          <table:table-cell table:number-columns-repeated="1013"/>
        </table:table-row>
        <table:table-row table:style-name="ro2">
          <table:table-cell office:value-type="float" office:value="8408">
            <text:p>8408</text:p>
          </table:table-cell>
          <table:table-cell office:value-type="float" office:value="9606">
            <text:p>9606</text:p>
          </table:table-cell>
          <table:table-cell office:value-type="float" office:value="8858">
            <text:p>8858</text:p>
          </table:table-cell>
          <table:table-cell table:style-name="ce2" office:value-type="string">
            <text:p>22576309</text:p>
          </table:table-cell>
          <table:table-cell table:style-name="ce2" office:value-type="string">
            <text:p>2012-09-22 10:09</text:p>
          </table:table-cell>
          <table:table-cell office:value-type="string">
            <text:p>Specific PZ variants and haplotypes are significantly associated with Sickle cell disease Vaso-Occlusive Cri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49]=&quot;-&quot;;&quot;&quot;;IF(COUNTIF([.G49:.J49];&quot;x&quot;) = 0; &quot;+&quot;; &quot;-&quot;))" office:value-type="string" office:string-value="+">
            <text:p>+</text:p>
          </table:table-cell>
          <table:table-cell table:number-columns-repeated="1013"/>
        </table:table-row>
        <table:table-row table:style-name="ro2">
          <table:table-cell office:value-type="float" office:value="11868">
            <text:p>11868</text:p>
          </table:table-cell>
          <table:table-cell office:value-type="float" office:value="10090">
            <text:p>10090</text:p>
          </table:table-cell>
          <table:table-cell office:value-type="float" office:value="15251">
            <text:p>15251</text:p>
          </table:table-cell>
          <table:table-cell table:style-name="ce2" office:value-type="string">
            <text:p>22150821</text:p>
          </table:table-cell>
          <table:table-cell table:style-name="ce2" office:value-type="string">
            <text:p>2012-09-29 11:26</text:p>
          </table:table-cell>
          <table:table-cell office:value-type="string">
            <text:p>Hypoxia-inducible factor 1alpha protein increased in the brain and liver of von Hippel-Lindau knock-out mic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0]=&quot;-&quot;;&quot;&quot;;IF(COUNTIF([.G50:.J50];&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1902">
            <text:p>1902</text:p>
          </table:table-cell>
          <table:table-cell office:value-type="float" office:value="9606">
            <text:p>9606</text:p>
          </table:table-cell>
          <table:table-cell office:value-type="float" office:value="382">
            <text:p>382</text:p>
          </table:table-cell>
          <table:table-cell table:style-name="ce2" office:value-type="string">
            <text:p>22523074</text:p>
          </table:table-cell>
          <table:table-cell table:style-name="ce2" office:value-type="string">
            <text:p>2012-09-22 10:24</text:p>
          </table:table-cell>
          <table:table-cell office:value-type="string">
            <text:p>ARF6 activated by the LHCG receptor through the cytohesin family of guanine nucleotide exchange factors mediates the receptor internalization and signaling.</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1]=&quot;-&quot;;&quot;&quot;;IF(COUNTIF([.G51:.J51];&quot;x&quot;) = 0; &quot;+&quot;; &quot;-&quot;))" office:value-type="string" office:string-value="+">
            <text:p>+</text:p>
          </table:table-cell>
          <table:table-cell table:number-columns-repeated="1013"/>
        </table:table-row>
        <table:table-row table:style-name="ro2">
          <table:table-cell office:value-type="float" office:value="74">
            <text:p>74</text:p>
          </table:table-cell>
          <table:table-cell office:value-type="float" office:value="633">
            <text:p>633</text:p>
          </table:table-cell>
          <table:table-cell office:value-type="float" office:value="3293166">
            <text:p>3293166</text:p>
          </table:table-cell>
          <table:table-cell table:style-name="ce2" office:value-type="string">
            <text:p>22520462</text:p>
          </table:table-cell>
          <table:table-cell table:style-name="ce2" office:value-type="string">
            <text:p>2012-09-22 10:24</text:p>
          </table:table-cell>
          <table:table-cell office:value-type="string">
            <text:p>YopJ subverts the Nod2/RICK/TAK1 pathway and activates caspase-1 to induce intestinal barrier dysfunc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2]=&quot;-&quot;;&quot;&quot;;IF(COUNTIF([.G52:.J52];&quot;x&quot;) = 0; &quot;+&quot;; &quot;-&quot;))" office:value-type="string" office:string-value="+">
            <text:p>+</text:p>
          </table:table-cell>
          <table:table-cell table:number-columns-repeated="1013"/>
        </table:table-row>
        <table:table-row table:style-name="ro2">
          <table:table-cell office:value-type="float" office:value="13916">
            <text:p>13916</text:p>
          </table:table-cell>
          <table:table-cell office:value-type="float" office:value="10090">
            <text:p>10090</text:p>
          </table:table-cell>
          <table:table-cell office:value-type="float" office:value="68585">
            <text:p>68585</text:p>
          </table:table-cell>
          <table:table-cell table:style-name="ce2" office:value-type="string">
            <text:p>22193546</text:p>
          </table:table-cell>
          <table:table-cell table:style-name="ce2" office:value-type="string">
            <text:p>2012-10-20 10:50</text:p>
          </table:table-cell>
          <table:table-cell office:value-type="string">
            <text:p>Nogo-A overexpression in RGCs in vivo or in the neuronal cell line F11 in vitro promoted regeneration, demonstrating a positive, cell-autonomous role for neuronal Nogo-A in the modulation of axonal regeneration.</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53]=&quot;-&quot;;&quot;&quot;;IF(COUNTIF([.G53:.J53];&quot;x&quot;) = 0; &quot;+&quot;; &quot;-&quot;))" office:value-type="string" office:string-value="-">
            <text:p>-</text:p>
          </table:table-cell>
          <table:table-cell table:number-columns-repeated="1013"/>
        </table:table-row>
        <table:table-row table:style-name="ro2">
          <table:table-cell office:value-type="float" office:value="14363">
            <text:p>14363</text:p>
          </table:table-cell>
          <table:table-cell office:value-type="float" office:value="10090">
            <text:p>10090</text:p>
          </table:table-cell>
          <table:table-cell office:value-type="float" office:value="216869">
            <text:p>216869</text:p>
          </table:table-cell>
          <table:table-cell table:style-name="ce2" office:value-type="string">
            <text:p>22491351</text:p>
          </table:table-cell>
          <table:table-cell table:style-name="ce2" office:value-type="string">
            <text:p>2012-11-17 10:24</text:p>
          </table:table-cell>
          <table:table-cell office:value-type="string">
            <text:p>Removing beta-arrestin 2 reveals mu receptor activation of the JNK cascade in a ligand-specific manner explaining several behavioral phenotypes of beta-arr2-/- mice.</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54]=&quot;-&quot;;&quot;&quot;;IF(COUNTIF([.G54:.J54];&quot;x&quot;) = 0; &quot;+&quot;; &quot;-&quot;))" office:value-type="string" office:string-value="-">
            <text:p>-</text:p>
          </table:table-cell>
          <table:table-cell table:number-columns-repeated="1013"/>
        </table:table-row>
        <table:table-row table:style-name="ro2">
          <table:table-cell office:value-type="float" office:value="8635">
            <text:p>8635</text:p>
          </table:table-cell>
          <table:table-cell office:value-type="float" office:value="9606">
            <text:p>9606</text:p>
          </table:table-cell>
          <table:table-cell office:value-type="float" office:value="9607">
            <text:p>9607</text:p>
          </table:table-cell>
          <table:table-cell table:style-name="ce2" office:value-type="string">
            <text:p>22553341</text:p>
          </table:table-cell>
          <table:table-cell table:style-name="ce2" office:value-type="string">
            <text:p>2012-10-27 11:21</text:p>
          </table:table-cell>
          <table:table-cell office:value-type="string">
            <text:p>Expression of CART in small bowel carcinoid tumors is associated with worse survival.</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5]=&quot;-&quot;;&quot;&quot;;IF(COUNTIF([.G55:.J55];&quot;x&quot;) = 0; &quot;+&quot;; &quot;-&quot;))" office:value-type="string" office:string-value="+">
            <text:p>+</text:p>
          </table:table-cell>
          <table:table-cell table:number-columns-repeated="1013"/>
        </table:table-row>
        <table:table-row table:style-name="ro2">
          <table:table-cell office:value-type="float" office:value="10744">
            <text:p>10744</text:p>
          </table:table-cell>
          <table:table-cell office:value-type="float" office:value="9823">
            <text:p>9823</text:p>
          </table:table-cell>
          <table:table-cell office:value-type="float" office:value="100127355">
            <text:p>100127355</text:p>
          </table:table-cell>
          <table:table-cell table:style-name="ce2" office:value-type="string">
            <text:p>22718831</text:p>
          </table:table-cell>
          <table:table-cell table:style-name="ce2" office:value-type="string">
            <text:p>2012-11-17 11:11</text:p>
          </table:table-cell>
          <table:table-cell office:value-type="string">
            <text:p>Foot-and-mouth disease virus 3C protease cleaves NEMO to impair innate immune signaling.</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6]=&quot;-&quot;;&quot;&quot;;IF(COUNTIF([.G56:.J56];&quot;x&quot;) = 0; &quot;+&quot;; &quot;-&quot;))" office:value-type="string" office:string-value="+">
            <text:p>+</text:p>
          </table:table-cell>
          <table:table-cell table:number-columns-repeated="1013"/>
        </table:table-row>
        <table:table-row table:style-name="ro2">
          <table:table-cell office:value-type="float" office:value="9564">
            <text:p>9564</text:p>
          </table:table-cell>
          <table:table-cell office:value-type="float" office:value="9606">
            <text:p>9606</text:p>
          </table:table-cell>
          <table:table-cell office:value-type="float" office:value="54675">
            <text:p>54675</text:p>
          </table:table-cell>
          <table:table-cell table:style-name="ce2" office:value-type="string">
            <text:p>22584571</text:p>
          </table:table-cell>
          <table:table-cell table:style-name="ce2" office:value-type="string">
            <text:p>2012-10-20 11:47</text:p>
          </table:table-cell>
          <table:table-cell office:value-type="string">
            <text:p>Transgenic expression of cardiolipin synthase attenuated maladaptive cardiolipin remodeling and bioenergetic inefficiency in myocardium rendered diabetic by streptozotocin treatment.</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57]=&quot;-&quot;;&quot;&quot;;IF(COUNTIF([.G57:.J57];&quot;x&quot;) = 0; &quot;+&quot;; &quot;-&quot;))" office:value-type="string" office:string-value="-">
            <text:p>-</text:p>
          </table:table-cell>
          <table:table-cell table:number-columns-repeated="1013"/>
        </table:table-row>
        <table:table-row table:style-name="ro2">
          <table:table-cell office:value-type="float" office:value="539">
            <text:p>539</text:p>
          </table:table-cell>
          <table:table-cell office:value-type="float" office:value="3702">
            <text:p>3702</text:p>
          </table:table-cell>
          <table:table-cell office:value-type="float" office:value="2828219">
            <text:p>2828219</text:p>
          </table:table-cell>
          <table:table-cell table:style-name="ce2" office:value-type="string">
            <text:p>22547781</text:p>
          </table:table-cell>
          <table:table-cell table:style-name="ce2" office:value-type="string">
            <text:p>2012-09-29 10:20</text:p>
          </table:table-cell>
          <table:table-cell office:value-type="string">
            <text:p>Ser phosphorylation of Arabidopsis thaliana RNAPII CTD is governed by CYCLIN-DEPENDENT KINASE F;1.</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8]=&quot;-&quot;;&quot;&quot;;IF(COUNTIF([.G58:.J58];&quot;x&quot;) = 0; &quot;+&quot;; &quot;-&quot;))" office:value-type="string" office:string-value="+">
            <text:p>+</text:p>
          </table:table-cell>
          <table:table-cell table:number-columns-repeated="1013"/>
        </table:table-row>
        <table:table-row table:style-name="ro2">
          <table:table-cell office:value-type="float" office:value="16637">
            <text:p>16637</text:p>
          </table:table-cell>
          <table:table-cell office:value-type="float" office:value="559292">
            <text:p>559292</text:p>
          </table:table-cell>
          <table:table-cell office:value-type="float" office:value="851752">
            <text:p>851752</text:p>
          </table:table-cell>
          <table:table-cell table:style-name="ce2" office:value-type="string">
            <text:p>22573320</text:p>
          </table:table-cell>
          <table:table-cell table:style-name="ce2" office:value-type="string">
            <text:p>2012-10-13 11:21</text:p>
          </table:table-cell>
          <table:table-cell office:value-type="string">
            <text:p>The toxicity of 103 glutamines (HttQ103) in yeast containing the [PSI(+)] prion is primarily due to sequestration of the essential protein, Sup35.</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59]=&quot;-&quot;;&quot;&quot;;IF(COUNTIF([.G59:.J59];&quot;x&quot;) = 0; &quot;+&quot;; &quot;-&quot;))" office:value-type="string" office:string-value="+">
            <text:p>+</text:p>
          </table:table-cell>
          <table:table-cell table:number-columns-repeated="1013"/>
        </table:table-row>
        <table:table-row table:style-name="ro2">
          <table:table-cell office:value-type="float" office:value="16218">
            <text:p>16218</text:p>
          </table:table-cell>
          <table:table-cell office:value-type="float" office:value="233412">
            <text:p>233412</text:p>
          </table:table-cell>
          <table:table-cell office:value-type="float" office:value="1490796">
            <text:p>1490796</text:p>
          </table:table-cell>
          <table:table-cell table:style-name="ce2" office:value-type="string">
            <text:p>22686457</text:p>
          </table:table-cell>
          <table:table-cell table:style-name="ce2" office:value-type="string">
            <text:p>2012-11-17 11:11</text:p>
          </table:table-cell>
          <table:table-cell office:value-type="string">
            <text:p>The HdSOD is a heme-sensor protein, in which binding to small gaseous molecules modulates the enzyme superoxide activity as an adaptive response to the bacterial environment.</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0]=&quot;-&quot;;&quot;&quot;;IF(COUNTIF([.G60:.J60];&quot;x&quot;) = 0; &quot;+&quot;; &quot;-&quot;))" office:value-type="string" office:string-value="+">
            <text:p>+</text:p>
          </table:table-cell>
          <table:table-cell table:number-columns-repeated="1013"/>
        </table:table-row>
        <table:table-row table:style-name="ro2">
          <table:table-cell office:value-type="float" office:value="16492">
            <text:p>16492</text:p>
          </table:table-cell>
          <table:table-cell office:value-type="float" office:value="511145">
            <text:p>511145</text:p>
          </table:table-cell>
          <table:table-cell office:value-type="float" office:value="944877">
            <text:p>944877</text:p>
          </table:table-cell>
          <table:table-cell table:style-name="ce2" office:value-type="string">
            <text:p>22406830</text:p>
          </table:table-cell>
          <table:table-cell table:style-name="ce2" office:value-type="string">
            <text:p>2012-10-06 11:30</text:p>
          </table:table-cell>
          <table:table-cell office:value-type="string">
            <text:p>The interaction between DNA polymerase III alpha and UmuD contributes to the transition between replicative and translesion synthesis polymerases by removing DNA polymerase III alpha from the beta clamp.</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1]=&quot;-&quot;;&quot;&quot;;IF(COUNTIF([.G61:.J61];&quot;x&quot;) = 0; &quot;+&quot;; &quot;-&quot;))" office:value-type="string" office:string-value="+">
            <text:p>+</text:p>
          </table:table-cell>
          <table:table-cell table:number-columns-repeated="1013"/>
        </table:table-row>
        <table:table-row table:style-name="ro2">
          <table:table-cell office:value-type="float" office:value="801">
            <text:p>801</text:p>
          </table:table-cell>
          <table:table-cell office:value-type="float" office:value="6239">
            <text:p>6239</text:p>
          </table:table-cell>
          <table:table-cell office:value-type="float" office:value="260100">
            <text:p>260100</text:p>
          </table:table-cell>
          <table:table-cell table:style-name="ce2" office:value-type="string">
            <text:p>22482727</text:p>
          </table:table-cell>
          <table:table-cell table:style-name="ce2" office:value-type="string">
            <text:p>2012-11-17 10:24</text:p>
          </table:table-cell>
          <table:table-cell office:value-type="string">
            <text:p>Mir-71 functions in the nervous system to facilitate the localization and transcriptional activity of DAF-16 in the intestin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2]=&quot;-&quot;;&quot;&quot;;IF(COUNTIF([.G62:.J62];&quot;x&quot;) = 0; &quot;+&quot;; &quot;-&quot;))" office:value-type="string" office:string-value="+">
            <text:p>+</text:p>
          </table:table-cell>
          <table:table-cell table:number-columns-repeated="1013"/>
        </table:table-row>
        <table:table-row table:style-name="ro2">
          <table:table-cell office:value-type="float" office:value="11666">
            <text:p>11666</text:p>
          </table:table-cell>
          <table:table-cell office:value-type="float" office:value="10090">
            <text:p>10090</text:p>
          </table:table-cell>
          <table:table-cell office:value-type="float" office:value="14130">
            <text:p>14130</text:p>
          </table:table-cell>
          <table:table-cell table:style-name="ce2" office:value-type="string">
            <text:p>22692512</text:p>
          </table:table-cell>
          <table:table-cell table:style-name="ce2" office:value-type="string">
            <text:p>2012-10-06 11:36</text:p>
          </table:table-cell>
          <table:table-cell office:value-type="string">
            <text:p>Regulatory dendritic cells can induce splenic B cells to differentiate into a distinct subtype of IL-10-producing regulatory B cells with unique phenotype CD19(hi)FcgammaIIb(hi).</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3]=&quot;-&quot;;&quot;&quot;;IF(COUNTIF([.G63:.J63];&quot;x&quot;) = 0; &quot;+&quot;; &quot;-&quot;))" office:value-type="string" office:string-value="+">
            <text:p>+</text:p>
          </table:table-cell>
          <table:table-cell table:number-columns-repeated="1013"/>
        </table:table-row>
        <table:table-row table:style-name="ro2">
          <table:table-cell office:value-type="float" office:value="15789">
            <text:p>15789</text:p>
          </table:table-cell>
          <table:table-cell office:value-type="float" office:value="10359">
            <text:p>10359</text:p>
          </table:table-cell>
          <table:table-cell office:value-type="float" office:value="3077439">
            <text:p>3077439</text:p>
          </table:table-cell>
          <table:table-cell table:style-name="ce2" office:value-type="string">
            <text:p>22589554</text:p>
          </table:table-cell>
          <table:table-cell table:style-name="ce2" office:value-type="string">
            <text:p>2012-10-13 10:38</text:p>
          </table:table-cell>
          <table:table-cell office:value-type="string">
            <text:p>Residues Glu-56 and Tyr-57 are essential for pUL50-pUL53 interac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4]=&quot;-&quot;;&quot;&quot;;IF(COUNTIF([.G64:.J64];&quot;x&quot;) = 0; &quot;+&quot;; &quot;-&quot;))" office:value-type="string" office:string-value="+">
            <text:p>+</text:p>
          </table:table-cell>
          <table:table-cell table:number-columns-repeated="1013"/>
        </table:table-row>
        <table:table-row table:style-name="ro2">
          <table:table-cell office:value-type="float" office:value="5317">
            <text:p>5317</text:p>
          </table:table-cell>
          <table:table-cell office:value-type="float" office:value="9606">
            <text:p>9606</text:p>
          </table:table-cell>
          <table:table-cell office:value-type="float" office:value="4137">
            <text:p>4137</text:p>
          </table:table-cell>
          <table:table-cell table:style-name="ce2" office:value-type="string">
            <text:p>21919991</text:p>
          </table:table-cell>
          <table:table-cell table:style-name="ce2" office:value-type="string">
            <text:p>2012-11-17 11:10</text:p>
          </table:table-cell>
          <table:table-cell office:value-type="string">
            <text:p>Ubiquitin targeting of tau protein occurs at neurofibrillary tangles in the early and intermediate maturation stag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5]=&quot;-&quot;;&quot;&quot;;IF(COUNTIF([.G65:.J65];&quot;x&quot;) = 0; &quot;+&quot;; &quot;-&quot;))" office:value-type="string" office:string-value="+">
            <text:p>+</text:p>
          </table:table-cell>
          <table:table-cell table:number-columns-repeated="1013"/>
        </table:table-row>
        <table:table-row table:style-name="ro2">
          <table:table-cell office:value-type="float" office:value="16068">
            <text:p>16068</text:p>
          </table:table-cell>
          <table:table-cell office:value-type="float" office:value="99287">
            <text:p>99287</text:p>
          </table:table-cell>
          <table:table-cell office:value-type="float" office:value="2829957">
            <text:p>2829957</text:p>
          </table:table-cell>
          <table:table-cell table:style-name="ce2" office:value-type="string">
            <text:p>22623980</text:p>
          </table:table-cell>
          <table:table-cell table:style-name="ce2" office:value-type="string">
            <text:p>2012-09-22 10:22</text:p>
          </table:table-cell>
          <table:table-cell office:value-type="string">
            <text:p>LsrR-mediated quorum sensing controls invasiveness of Salmonella typhimurium by regulating SPI-1 and flagella gen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6]=&quot;-&quot;;&quot;&quot;;IF(COUNTIF([.G66:.J66];&quot;x&quot;) = 0; &quot;+&quot;; &quot;-&quot;))" office:value-type="string" office:string-value="+">
            <text:p>+</text:p>
          </table:table-cell>
          <table:table-cell table:number-columns-repeated="1013"/>
        </table:table-row>
        <table:table-row table:style-name="ro2">
          <table:table-cell office:value-type="float" office:value="15561">
            <text:p>15561</text:p>
          </table:table-cell>
          <table:table-cell office:value-type="float" office:value="10116">
            <text:p>10116</text:p>
          </table:table-cell>
          <table:table-cell office:value-type="float" office:value="171373">
            <text:p>171373</text:p>
          </table:table-cell>
          <table:table-cell table:style-name="ce2" office:value-type="string">
            <text:p>22441041</text:p>
          </table:table-cell>
          <table:table-cell table:style-name="ce2" office:value-type="string">
            <text:p>2012-09-22 11:20</text:p>
          </table:table-cell>
          <table:table-cell office:value-type="string">
            <text:p>SNARE proteins are necessary for the increased activity of KCC2 after Zn(2+) stimulation of mZnR/GPR39.</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7]=&quot;-&quot;;&quot;&quot;;IF(COUNTIF([.G67:.J67];&quot;x&quot;) = 0; &quot;+&quot;; &quot;-&quot;))" office:value-type="string" office:string-value="+">
            <text:p>+</text:p>
          </table:table-cell>
          <table:table-cell table:number-columns-repeated="1013"/>
        </table:table-row>
        <table:table-row table:style-name="ro2">
          <table:table-cell office:value-type="float" office:value="817">
            <text:p>817</text:p>
          </table:table-cell>
          <table:table-cell office:value-type="float" office:value="6239">
            <text:p>6239</text:p>
          </table:table-cell>
          <table:table-cell office:value-type="float" office:value="3896872">
            <text:p>3896872</text:p>
          </table:table-cell>
          <table:table-cell table:style-name="ce2" office:value-type="string">
            <text:p>23112336</text:p>
          </table:table-cell>
          <table:table-cell table:style-name="ce2" office:value-type="string">
            <text:p>2012-11-24 10:13</text:p>
          </table:table-cell>
          <table:table-cell office:value-type="string">
            <text:p>Ntc-1 encodes a VP/OT-related peptide, nematocin, that signals through the NTR-1 receptor.</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8]=&quot;-&quot;;&quot;&quot;;IF(COUNTIF([.G68:.J68];&quot;x&quot;) = 0; &quot;+&quot;; &quot;-&quot;))" office:value-type="string" office:string-value="+">
            <text:p>+</text:p>
          </table:table-cell>
          <table:table-cell table:number-columns-repeated="1013"/>
        </table:table-row>
        <table:table-row table:style-name="ro2">
          <table:table-cell office:value-type="float" office:value="3440">
            <text:p>3440</text:p>
          </table:table-cell>
          <table:table-cell office:value-type="float" office:value="9606">
            <text:p>9606</text:p>
          </table:table-cell>
          <table:table-cell office:value-type="float" office:value="2052">
            <text:p>2052</text:p>
          </table:table-cell>
          <table:table-cell table:style-name="ce2" office:value-type="string">
            <text:p>22524818</text:p>
          </table:table-cell>
          <table:table-cell table:style-name="ce2" office:value-type="string">
            <text:p>2012-09-22 10:09</text:p>
          </table:table-cell>
          <table:table-cell office:value-type="string">
            <text:p>Low microsomal epoxide hydrolase expression is associated with bladder carcinogenesis and recurrenc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69]=&quot;-&quot;;&quot;&quot;;IF(COUNTIF([.G69:.J69];&quot;x&quot;) = 0; &quot;+&quot;; &quot;-&quot;))" office:value-type="string" office:string-value="+">
            <text:p>+</text:p>
          </table:table-cell>
          <table:table-cell table:number-columns-repeated="1013"/>
        </table:table-row>
        <table:table-row table:style-name="ro2">
          <table:table-cell office:value-type="float" office:value="7859">
            <text:p>7859</text:p>
          </table:table-cell>
          <table:table-cell office:value-type="float" office:value="9606">
            <text:p>9606</text:p>
          </table:table-cell>
          <table:table-cell office:value-type="float" office:value="7157">
            <text:p>7157</text:p>
          </table:table-cell>
          <table:table-cell table:style-name="ce2" office:value-type="string">
            <text:p>22825850</text:p>
          </table:table-cell>
          <table:table-cell table:style-name="ce2" office:value-type="string">
            <text:p>2012-11-24 11:01</text:p>
          </table:table-cell>
          <table:table-cell office:value-type="string">
            <text:p>DNA damage-induced Pc2 activation to the p53 transcriptional co-activation through hnRNP K sumoylation.</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70]=&quot;-&quot;;&quot;&quot;;IF(COUNTIF([.G70:.J70];&quot;x&quot;) = 0; &quot;+&quot;; &quot;-&quot;))" office:value-type="string" office:string-value="-">
            <text:p>-</text:p>
          </table:table-cell>
          <table:table-cell table:number-columns-repeated="1013"/>
        </table:table-row>
        <table:table-row table:style-name="ro2">
          <table:table-cell office:value-type="float" office:value="2234">
            <text:p>2234</text:p>
          </table:table-cell>
          <table:table-cell office:value-type="float" office:value="9606">
            <text:p>9606</text:p>
          </table:table-cell>
          <table:table-cell office:value-type="float" office:value="673">
            <text:p>673</text:p>
          </table:table-cell>
          <table:table-cell table:style-name="ce2" office:value-type="string">
            <text:p>22824468</text:p>
          </table:table-cell>
          <table:table-cell table:style-name="ce2" office:value-type="string">
            <text:p>2012-11-17 10:24</text:p>
          </table:table-cell>
          <table:table-cell office:value-type="string">
            <text:p>Single Nucleotide Polymorphisms in BRAF gene is associated with diseas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71]=&quot;-&quot;;&quot;&quot;;IF(COUNTIF([.G71:.J71];&quot;x&quot;) = 0; &quot;+&quot;; &quot;-&quot;))" office:value-type="string" office:string-value="+">
            <text:p>+</text:p>
          </table:table-cell>
          <table:table-cell table:number-columns-repeated="1013"/>
        </table:table-row>
        <table:table-row table:style-name="ro2">
          <table:table-cell office:value-type="float" office:value="15105">
            <text:p>15105</text:p>
          </table:table-cell>
          <table:table-cell office:value-type="float" office:value="10116">
            <text:p>10116</text:p>
          </table:table-cell>
          <table:table-cell office:value-type="float" office:value="29240">
            <text:p>29240</text:p>
          </table:table-cell>
          <table:table-cell table:style-name="ce2" office:value-type="string">
            <text:p>22651551</text:p>
          </table:table-cell>
          <table:table-cell table:style-name="ce2" office:value-type="string">
            <text:p>2012-10-20 10:51</text:p>
          </table:table-cell>
          <table:table-cell office:value-type="string">
            <text:p>The closed state of E295K has a more distorted active site than the active site in the wild-type Polb.</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72]=&quot;-&quot;;&quot;&quot;;IF(COUNTIF([.G72:.J72];&quot;x&quot;) = 0; &quot;+&quot;; &quot;-&quot;))" office:value-type="string" office:string-value="+">
            <text:p>+</text:p>
          </table:table-cell>
          <table:table-cell table:number-columns-repeated="1013"/>
        </table:table-row>
        <table:table-row table:style-name="ro2">
          <table:table-cell office:value-type="float" office:value="13108">
            <text:p>13108</text:p>
          </table:table-cell>
          <table:table-cell office:value-type="float" office:value="10090">
            <text:p>10090</text:p>
          </table:table-cell>
          <table:table-cell office:value-type="float" office:value="20848">
            <text:p>20848</text:p>
          </table:table-cell>
          <table:table-cell table:style-name="ce2" office:value-type="string">
            <text:p>22761423</text:p>
          </table:table-cell>
          <table:table-cell table:style-name="ce2" office:value-type="string">
            <text:p>2012-11-24 11:13</text:p>
          </table:table-cell>
          <table:table-cell office:value-type="string">
            <text:p>STAT3 protein interacts with Class O Forkhead transcription factors in the cytoplasm and regulates nuclear/cytoplasmic localization of FoxO1 and FoxO3a proteins in CD4(+) T cells.</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73]=&quot;-&quot;;&quot;&quot;;IF(COUNTIF([.G73:.J73];&quot;x&quot;) = 0; &quot;+&quot;; &quot;-&quot;))" office:value-type="string" office:string-value="-">
            <text:p>-</text:p>
          </table:table-cell>
          <table:table-cell table:number-columns-repeated="1013"/>
        </table:table-row>
        <table:table-row table:style-name="ro2">
          <table:table-cell office:value-type="float" office:value="13052">
            <text:p>13052</text:p>
          </table:table-cell>
          <table:table-cell office:value-type="float" office:value="10090">
            <text:p>10090</text:p>
          </table:table-cell>
          <table:table-cell office:value-type="float" office:value="20677">
            <text:p>20677</text:p>
          </table:table-cell>
          <table:table-cell table:style-name="ce2" office:value-type="string">
            <text:p>22627767</text:p>
          </table:table-cell>
          <table:table-cell table:style-name="ce2" office:value-type="string">
            <text:p>2012-09-22 10:24</text:p>
          </table:table-cell>
          <table:table-cell office:value-type="string">
            <text:p>Sox4 and CREB cooperate and contribute to increased proliferation of hematopoietic progenitor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74]=&quot;-&quot;;&quot;&quot;;IF(COUNTIF([.G74:.J74];&quot;x&quot;) = 0; &quot;+&quot;; &quot;-&quot;))" office:value-type="string" office:string-value="+">
            <text:p>+</text:p>
          </table:table-cell>
          <table:table-cell table:number-columns-repeated="1013"/>
        </table:table-row>
        <table:table-row table:style-name="ro2">
          <table:table-cell office:value-type="float" office:value="3558">
            <text:p>3558</text:p>
          </table:table-cell>
          <table:table-cell office:value-type="float" office:value="9606">
            <text:p>9606</text:p>
          </table:table-cell>
          <table:table-cell office:value-type="float" office:value="2109">
            <text:p>2109</text:p>
          </table:table-cell>
          <table:table-cell table:style-name="ce2" office:value-type="string">
            <text:p>22588007</text:p>
          </table:table-cell>
          <table:table-cell table:style-name="ce2" office:value-type="string">
            <text:p>2012-10-20 11:47</text:p>
          </table:table-cell>
          <table:table-cell office:value-type="string">
            <text:p>Point mutations in electron-transfer-flavoprotein beta is associated with destabilized conformations and defective protein:protein interactions leading to mitochondrial dysfunc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75]=&quot;-&quot;;&quot;&quot;;IF(COUNTIF([.G75:.J75];&quot;x&quot;) = 0; &quot;+&quot;; &quot;-&quot;))" office:value-type="string" office:string-value="+">
            <text:p>+</text:p>
          </table:table-cell>
          <table:table-cell table:number-columns-repeated="1013"/>
        </table:table-row>
        <table:table-row table:style-name="ro2">
          <table:table-cell office:value-type="float" office:value="5105">
            <text:p>5105</text:p>
          </table:table-cell>
          <table:table-cell office:value-type="float" office:value="9606">
            <text:p>9606</text:p>
          </table:table-cell>
          <table:table-cell office:value-type="float" office:value="3845">
            <text:p>3845</text:p>
          </table:table-cell>
          <table:table-cell table:style-name="ce2" office:value-type="string">
            <text:p>22711838</text:p>
          </table:table-cell>
          <table:table-cell table:style-name="ce2" office:value-type="string">
            <text:p>2012-09-22 10:33</text:p>
          </table:table-cell>
          <table:table-cell office:value-type="string">
            <text:p>An acetylation-mimetic mutation in K-RAS4B suppressed guanine nucleotide exchange factor-induced nucleotide exchange and inhibited in vitro transforming activity.</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76]=&quot;-&quot;;&quot;&quot;;IF(COUNTIF([.G76:.J76];&quot;x&quot;) = 0; &quot;+&quot;; &quot;-&quot;))" office:value-type="string" office:string-value="-">
            <text:p>-</text:p>
          </table:table-cell>
          <table:table-cell table:number-columns-repeated="1013"/>
        </table:table-row>
        <table:table-row table:style-name="ro2">
          <table:table-cell office:value-type="float" office:value="1186">
            <text:p>1186</text:p>
          </table:table-cell>
          <table:table-cell office:value-type="float" office:value="7955">
            <text:p>7955</text:p>
          </table:table-cell>
          <table:table-cell office:value-type="float" office:value="553166">
            <text:p>553166</text:p>
          </table:table-cell>
          <table:table-cell table:style-name="ce2" office:value-type="string">
            <text:p>22898304</text:p>
          </table:table-cell>
          <table:table-cell table:style-name="ce2" office:value-type="string">
            <text:p>2012-11-24 11:00</text:p>
          </table:table-cell>
          <table:table-cell office:value-type="string">
            <text:p>The phosphorylation of Dpysl2 and Dpysl3 by Cdk5 and DYRK2 is required for the proper positioning of Rohon-Beard neurons and neural crest cells during neurulation in zebrafish embryo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77]=&quot;-&quot;;&quot;&quot;;IF(COUNTIF([.G77:.J77];&quot;x&quot;) = 0; &quot;+&quot;; &quot;-&quot;))" office:value-type="string" office:string-value="+">
            <text:p>+</text:p>
          </table:table-cell>
          <table:table-cell table:number-columns-repeated="1013"/>
        </table:table-row>
        <table:table-row table:style-name="ro2">
          <table:table-cell office:value-type="float" office:value="15470">
            <text:p>15470</text:p>
          </table:table-cell>
          <table:table-cell office:value-type="float" office:value="10116">
            <text:p>10116</text:p>
          </table:table-cell>
          <table:table-cell office:value-type="float" office:value="85258">
            <text:p>85258</text:p>
          </table:table-cell>
          <table:table-cell table:style-name="ce2" office:value-type="string">
            <text:p>22786723</text:p>
          </table:table-cell>
          <table:table-cell table:style-name="ce2" office:value-type="string">
            <text:p>2012-11-17 10:24</text:p>
          </table:table-cell>
          <table:table-cell office:value-type="string">
            <text:p>cGMP activated olfactory CNG channels by binding to the two CNGA2 subunits and the CNGA4 subunit.</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78]=&quot;-&quot;;&quot;&quot;;IF(COUNTIF([.G78:.J78];&quot;x&quot;) = 0; &quot;+&quot;; &quot;-&quot;))" office:value-type="string" office:string-value="-">
            <text:p>-</text:p>
          </table:table-cell>
          <table:table-cell table:number-columns-repeated="1013"/>
        </table:table-row>
        <table:table-row table:style-name="ro1">
          <table:table-cell office:value-type="float" office:value="10525">
            <text:p>10525</text:p>
          </table:table-cell>
          <table:table-cell office:value-type="float" office:value="9606">
            <text:p>9606</text:p>
          </table:table-cell>
          <table:table-cell office:value-type="float" office:value="407011">
            <text:p>407011</text:p>
          </table:table-cell>
          <table:table-cell table:style-name="ce2" office:value-type="string">
            <text:p>22660635</text:p>
          </table:table-cell>
          <table:table-cell table:style-name="ce2" office:value-type="string">
            <text:p>2012-09-22 10:14</text:p>
          </table:table-cell>
          <table:table-cell office:value-type="string">
            <text:p>MiR-23b suppresses IL-17-, tumor necrosis factor alpha (TNF-alpha)- or IL-1beta-induced NF-kappaB activation and inflammatory cytokine expression by targeting TAB2, TAB3 and IKK-alpha.</text:p>
          </table:table-cell>
          <table:table-cell table:number-columns-repeated="4" office:value-type="string">
            <text:p>-</text:p>
          </table:table-cell>
          <table:table-cell table:style-name="ce6" table:formula="of:=IF([.G79]=&quot;-&quot;;&quot;&quot;;IF(COUNTIF([.G79:.J79];&quot;x&quot;) = 0; &quot;+&quot;; &quot;-&quot;))">
            <text:p/>
          </table:table-cell>
          <table:table-cell office:value-type="string">
            <text:p>duplicate</text:p>
          </table:table-cell>
          <table:table-cell table:number-columns-repeated="1012"/>
        </table:table-row>
        <table:table-row table:style-name="ro2">
          <table:table-cell office:value-type="float" office:value="13422">
            <text:p>13422</text:p>
          </table:table-cell>
          <table:table-cell office:value-type="float" office:value="10090">
            <text:p>10090</text:p>
          </table:table-cell>
          <table:table-cell office:value-type="float" office:value="22408">
            <text:p>22408</text:p>
          </table:table-cell>
          <table:table-cell table:style-name="ce2" office:value-type="string">
            <text:p>22572818</text:p>
          </table:table-cell>
          <table:table-cell table:style-name="ce2" office:value-type="string">
            <text:p>2012-11-17 10:24</text:p>
          </table:table-cell>
          <table:table-cell office:value-type="string">
            <text:p>Wnt1 is anti-lymphangiogenic by suppressing melanoma-derived VEGF-C express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80]=&quot;-&quot;;&quot;&quot;;IF(COUNTIF([.G80:.J80];&quot;x&quot;) = 0; &quot;+&quot;; &quot;-&quot;))" office:value-type="string" office:string-value="+">
            <text:p>+</text:p>
          </table:table-cell>
          <table:table-cell table:number-columns-repeated="1013"/>
        </table:table-row>
        <table:table-row table:style-name="ro2">
          <table:table-cell office:value-type="float" office:value="10245">
            <text:p>10245</text:p>
          </table:table-cell>
          <table:table-cell office:value-type="float" office:value="9606">
            <text:p>9606</text:p>
          </table:table-cell>
          <table:table-cell office:value-type="float" office:value="199699">
            <text:p>199699</text:p>
          </table:table-cell>
          <table:table-cell table:style-name="ce2" office:value-type="string">
            <text:p>22901808</text:p>
          </table:table-cell>
          <table:table-cell table:style-name="ce2" office:value-type="string">
            <text:p>2012-11-03 11:10</text:p>
          </table:table-cell>
          <table:table-cell office:value-type="string">
            <text:p>A gain-of-function cDNA screen reveals that Coco, a secreted antagonist of TGF-beta ligands, induces dormant breast cancer cells to undergo reactivation in the lung.</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81]=&quot;-&quot;;&quot;&quot;;IF(COUNTIF([.G81:.J81];&quot;x&quot;) = 0; &quot;+&quot;; &quot;-&quot;))" office:value-type="string" office:string-value="-">
            <text:p>-</text:p>
          </table:table-cell>
          <table:table-cell table:number-columns-repeated="1013"/>
        </table:table-row>
        <table:table-row table:style-name="ro2">
          <table:table-cell office:value-type="float" office:value="8508">
            <text:p>8508</text:p>
          </table:table-cell>
          <table:table-cell office:value-type="float" office:value="9606">
            <text:p>9606</text:p>
          </table:table-cell>
          <table:table-cell office:value-type="float" office:value="9227">
            <text:p>9227</text:p>
          </table:table-cell>
          <table:table-cell table:style-name="ce2" office:value-type="string">
            <text:p>22605381</text:p>
          </table:table-cell>
          <table:table-cell table:style-name="ce2" office:value-type="string">
            <text:p>2012-10-13 10:48</text:p>
          </table:table-cell>
          <table:table-cell office:value-type="string">
            <text:p>Acyl-modified forms of HRAS-like tumor suppressors HRASLS2 and HRASLS3 mimicking lipolytic activity of lecithin retinol acyltransferase LRAT.</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82]=&quot;-&quot;;&quot;&quot;;IF(COUNTIF([.G82:.J82];&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12717">
            <text:p>12717</text:p>
          </table:table-cell>
          <table:table-cell office:value-type="float" office:value="10090">
            <text:p>10090</text:p>
          </table:table-cell>
          <table:table-cell office:value-type="float" office:value="18799">
            <text:p>18799</text:p>
          </table:table-cell>
          <table:table-cell table:style-name="ce2" office:value-type="string">
            <text:p>22805570</text:p>
          </table:table-cell>
          <table:table-cell table:style-name="ce2" office:value-type="string">
            <text:p>2012-11-03 11:09</text:p>
          </table:table-cell>
          <table:table-cell office:value-type="string">
            <text:p>Loss of phospholipase Cdelta1 from keratinocytes causes features of interleukin-17-associated inflammatory skin diseas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83]=&quot;-&quot;;&quot;&quot;;IF(COUNTIF([.G83:.J83];&quot;x&quot;) = 0; &quot;+&quot;; &quot;-&quot;))" office:value-type="string" office:string-value="+">
            <text:p>+</text:p>
          </table:table-cell>
          <table:table-cell table:number-columns-repeated="1013"/>
        </table:table-row>
        <table:table-row table:style-name="ro2">
          <table:table-cell office:value-type="float" office:value="11738">
            <text:p>11738</text:p>
          </table:table-cell>
          <table:table-cell office:value-type="float" office:value="10090">
            <text:p>10090</text:p>
          </table:table-cell>
          <table:table-cell office:value-type="float" office:value="14463">
            <text:p>14463</text:p>
          </table:table-cell>
          <table:table-cell table:style-name="ce2" office:value-type="string">
            <text:p>22219180</text:p>
          </table:table-cell>
          <table:table-cell table:style-name="ce2" office:value-type="string">
            <text:p>2012-09-22 10:24</text:p>
          </table:table-cell>
          <table:table-cell office:value-type="string">
            <text:p>Down-regulation of miR-26b in the heart is required for the up-regulation of GATA4 and the induction of pressure-induced cardiac hypertrophy.</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84]=&quot;-&quot;;&quot;&quot;;IF(COUNTIF([.G84:.J84];&quot;x&quot;) = 0; &quot;+&quot;; &quot;-&quot;))" office:value-type="string" office:string-value="-">
            <text:p>-</text:p>
          </table:table-cell>
          <table:table-cell table:number-columns-repeated="1013"/>
        </table:table-row>
        <table:table-row table:style-name="ro2">
          <table:table-cell office:value-type="float" office:value="6490">
            <text:p>6490</text:p>
          </table:table-cell>
          <table:table-cell office:value-type="float" office:value="9606">
            <text:p>9606</text:p>
          </table:table-cell>
          <table:table-cell office:value-type="float" office:value="5604">
            <text:p>5604</text:p>
          </table:table-cell>
          <table:table-cell table:style-name="ce2" office:value-type="string">
            <text:p>22495818</text:p>
          </table:table-cell>
          <table:table-cell table:style-name="ce2" office:value-type="string">
            <text:p>2012-11-17 10:24</text:p>
          </table:table-cell>
          <table:table-cell office:value-type="string">
            <text:p>MED28 regulates cellular migration in a MEK1-dependent manner in human breast cancer cells, reinforcing the important cellular roles of MED28.</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85]=&quot;-&quot;;&quot;&quot;;IF(COUNTIF([.G85:.J85];&quot;x&quot;) = 0; &quot;+&quot;; &quot;-&quot;))" office:value-type="string" office:string-value="-">
            <text:p>-</text:p>
          </table:table-cell>
          <table:table-cell table:number-columns-repeated="1013"/>
        </table:table-row>
        <table:table-row table:style-name="ro2">
          <table:table-cell office:value-type="float" office:value="10926">
            <text:p>10926</text:p>
          </table:table-cell>
          <table:table-cell office:value-type="float" office:value="10090">
            <text:p>10090</text:p>
          </table:table-cell>
          <table:table-cell office:value-type="float" office:value="11475">
            <text:p>11475</text:p>
          </table:table-cell>
          <table:table-cell table:style-name="ce2" office:value-type="string">
            <text:p>22474292</text:p>
          </table:table-cell>
          <table:table-cell table:style-name="ce2" office:value-type="string">
            <text:p>2012-09-22 11:32</text:p>
          </table:table-cell>
          <table:table-cell office:value-type="string">
            <text:p>Scx and Id1 are involved in the BMP4-Smad1-SMA signal transduction pathway besides the TGFbeta1-Smad1-SMA signaling pathway and modulate phenotypic changes in MCs in diabetic nephropathy.</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86]=&quot;-&quot;;&quot;&quot;;IF(COUNTIF([.G86:.J86];&quot;x&quot;) = 0; &quot;+&quot;; &quot;-&quot;))" office:value-type="string" office:string-value="-">
            <text:p>-</text:p>
          </table:table-cell>
          <table:table-cell table:number-columns-repeated="1013"/>
        </table:table-row>
        <table:table-row table:style-name="ro2">
          <table:table-cell office:value-type="float" office:value="9651">
            <text:p>9651</text:p>
          </table:table-cell>
          <table:table-cell office:value-type="float" office:value="9606">
            <text:p>9606</text:p>
          </table:table-cell>
          <table:table-cell office:value-type="float" office:value="55799">
            <text:p>55799</text:p>
          </table:table-cell>
          <table:table-cell table:style-name="ce2" office:value-type="string">
            <text:p>22644305</text:p>
          </table:table-cell>
          <table:table-cell table:style-name="ce2" office:value-type="string">
            <text:p>2012-11-24 11:18</text:p>
          </table:table-cell>
          <table:table-cell office:value-type="string">
            <text:p>Expression of CACNA2D3 mRNA is regulated in breast cancer cell lines by methylation in the CpG island located in the 5' regulatory region of the gen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87]=&quot;-&quot;;&quot;&quot;;IF(COUNTIF([.G87:.J87];&quot;x&quot;) = 0; &quot;+&quot;; &quot;-&quot;))" office:value-type="string" office:string-value="+">
            <text:p>+</text:p>
          </table:table-cell>
          <table:table-cell table:number-columns-repeated="1013"/>
        </table:table-row>
        <table:table-row table:style-name="ro2">
          <table:table-cell office:value-type="float" office:value="2535">
            <text:p>2535</text:p>
          </table:table-cell>
          <table:table-cell office:value-type="float" office:value="9606">
            <text:p>9606</text:p>
          </table:table-cell>
          <table:table-cell office:value-type="float" office:value="999">
            <text:p>999</text:p>
          </table:table-cell>
          <table:table-cell table:style-name="ce2" office:value-type="string">
            <text:p>22638108</text:p>
          </table:table-cell>
          <table:table-cell table:style-name="ce2" office:value-type="string">
            <text:p>2012-11-03 13:27</text:p>
          </table:table-cell>
          <table:table-cell office:value-type="string">
            <text:p>Rab7 siRNA knockdown causes increased E-cadheri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88]=&quot;-&quot;;&quot;&quot;;IF(COUNTIF([.G88:.J88];&quot;x&quot;) = 0; &quot;+&quot;; &quot;-&quot;))" office:value-type="string" office:string-value="+">
            <text:p>+</text:p>
          </table:table-cell>
          <table:table-cell table:number-columns-repeated="1013"/>
        </table:table-row>
        <table:table-row table:style-name="ro2">
          <table:table-cell office:value-type="float" office:value="12353">
            <text:p>12353</text:p>
          </table:table-cell>
          <table:table-cell office:value-type="float" office:value="10090">
            <text:p>10090</text:p>
          </table:table-cell>
          <table:table-cell office:value-type="float" office:value="17381">
            <text:p>17381</text:p>
          </table:table-cell>
          <table:table-cell table:style-name="ce2" office:value-type="string">
            <text:p>22773692</text:p>
          </table:table-cell>
          <table:table-cell table:style-name="ce2" office:value-type="string">
            <text:p>2012-11-17 10:24</text:p>
          </table:table-cell>
          <table:table-cell office:value-type="string">
            <text:p>Pneumocystis murina exposure induced Mmp12 mRNA expression in whole lungs and alveolar macrophages in mice.</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89]=&quot;-&quot;;&quot;&quot;;IF(COUNTIF([.G89:.J89];&quot;x&quot;) = 0; &quot;+&quot;; &quot;-&quot;))" office:value-type="string" office:string-value="-">
            <text:p>-</text:p>
          </table:table-cell>
          <table:table-cell table:number-columns-repeated="1013"/>
        </table:table-row>
        <table:table-row table:style-name="ro2">
          <table:table-cell office:value-type="float" office:value="15025">
            <text:p>15025</text:p>
          </table:table-cell>
          <table:table-cell office:value-type="float" office:value="10116">
            <text:p>10116</text:p>
          </table:table-cell>
          <table:table-cell office:value-type="float" office:value="25593">
            <text:p>25593</text:p>
          </table:table-cell>
          <table:table-cell table:style-name="ce2" office:value-type="string">
            <text:p>22356621</text:p>
          </table:table-cell>
          <table:table-cell table:style-name="ce2" office:value-type="string">
            <text:p>2012-11-17 11:11</text:p>
          </table:table-cell>
          <table:table-cell office:value-type="string">
            <text:p>Orexin receptor type 1 antagonism reduces heroin self-administration, supporting a role for orexin in cue-triggered drug relapse.</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90]=&quot;-&quot;;&quot;&quot;;IF(COUNTIF([.G90:.J90];&quot;x&quot;) = 0; &quot;+&quot;; &quot;-&quot;))" office:value-type="string" office:string-value="-">
            <text:p>-</text:p>
          </table:table-cell>
          <table:table-cell table:number-columns-repeated="1013"/>
        </table:table-row>
        <table:table-row table:style-name="ro2">
          <table:table-cell office:value-type="float" office:value="2575">
            <text:p>2575</text:p>
          </table:table-cell>
          <table:table-cell office:value-type="float" office:value="9606">
            <text:p>9606</text:p>
          </table:table-cell>
          <table:table-cell office:value-type="float" office:value="1026">
            <text:p>1026</text:p>
          </table:table-cell>
          <table:table-cell table:style-name="ce2" office:value-type="string">
            <text:p>22683204</text:p>
          </table:table-cell>
          <table:table-cell table:style-name="ce2" office:value-type="string">
            <text:p>2012-11-17 10:47</text:p>
          </table:table-cell>
          <table:table-cell office:value-type="string">
            <text:p>In response to replicative stress and unresolved DNA damage, p53 is hyperactivated in FA cells and triggers a late p21(Cdkn1a)-dependent G0/G1 cell-cycle arrest.</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1]=&quot;-&quot;;&quot;&quot;;IF(COUNTIF([.G91:.J91];&quot;x&quot;) = 0; &quot;+&quot;; &quot;-&quot;))" office:value-type="string" office:string-value="+">
            <text:p>+</text:p>
          </table:table-cell>
          <table:table-cell table:number-columns-repeated="1013"/>
        </table:table-row>
        <table:table-row table:style-name="ro2">
          <table:table-cell office:value-type="float" office:value="15045">
            <text:p>15045</text:p>
          </table:table-cell>
          <table:table-cell office:value-type="float" office:value="10116">
            <text:p>10116</text:p>
          </table:table-cell>
          <table:table-cell office:value-type="float" office:value="25636">
            <text:p>25636</text:p>
          </table:table-cell>
          <table:table-cell table:style-name="ce2" office:value-type="string">
            <text:p>20147366</text:p>
          </table:table-cell>
          <table:table-cell table:style-name="ce2" office:value-type="string">
            <text:p>2012-09-22 10:25</text:p>
          </table:table-cell>
          <table:table-cell office:value-type="string">
            <text:p>Vacuolar H+-ATPase apical accumulation in kidney intercalated cells is regulated by PKA and AMP-activated protein kinas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2]=&quot;-&quot;;&quot;&quot;;IF(COUNTIF([.G92:.J92];&quot;x&quot;) = 0; &quot;+&quot;; &quot;-&quot;))" office:value-type="string" office:string-value="+">
            <text:p>+</text:p>
          </table:table-cell>
          <table:table-cell table:number-columns-repeated="1013"/>
        </table:table-row>
        <table:table-row table:style-name="ro2">
          <table:table-cell office:value-type="float" office:value="16709">
            <text:p>16709</text:p>
          </table:table-cell>
          <table:table-cell office:value-type="float" office:value="559292">
            <text:p>559292</text:p>
          </table:table-cell>
          <table:table-cell office:value-type="float" office:value="853554">
            <text:p>853554</text:p>
          </table:table-cell>
          <table:table-cell table:style-name="ce2" office:value-type="string">
            <text:p>22185758</text:p>
          </table:table-cell>
          <table:table-cell table:style-name="ce2" office:value-type="string">
            <text:p>2012-09-22 10:30</text:p>
          </table:table-cell>
          <table:table-cell office:value-type="string">
            <text:p>The Bud4, a long with Gin4 and cla4, is part of a complex network that regulates septins organizaon at the time of cytokine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3]=&quot;-&quot;;&quot;&quot;;IF(COUNTIF([.G93:.J93];&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12207">
            <text:p>12207</text:p>
          </table:table-cell>
          <table:table-cell office:value-type="float" office:value="10090">
            <text:p>10090</text:p>
          </table:table-cell>
          <table:table-cell office:value-type="float" office:value="16772">
            <text:p>16772</text:p>
          </table:table-cell>
          <table:table-cell table:style-name="ce2" office:value-type="string">
            <text:p>22761447</text:p>
          </table:table-cell>
          <table:table-cell table:style-name="ce2" office:value-type="string">
            <text:p>2012-11-03 11:40</text:p>
          </table:table-cell>
          <table:table-cell office:value-type="string">
            <text:p>alpha1- and alpha5-containing laminins differentially regulate the sequential events to form epithelial tissues via beta1 integrin signa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4]=&quot;-&quot;;&quot;&quot;;IF(COUNTIF([.G94:.J94];&quot;x&quot;) = 0; &quot;+&quot;; &quot;-&quot;))" office:value-type="string" office:string-value="+">
            <text:p>+</text:p>
          </table:table-cell>
          <table:table-cell table:number-columns-repeated="1013"/>
        </table:table-row>
        <table:table-row table:style-name="ro2">
          <table:table-cell office:value-type="float" office:value="12688">
            <text:p>12688</text:p>
          </table:table-cell>
          <table:table-cell office:value-type="float" office:value="10090">
            <text:p>10090</text:p>
          </table:table-cell>
          <table:table-cell office:value-type="float" office:value="18750">
            <text:p>18750</text:p>
          </table:table-cell>
          <table:table-cell table:style-name="ce2" office:value-type="string">
            <text:p>22132835</text:p>
          </table:table-cell>
          <table:table-cell table:style-name="ce2" office:value-type="string">
            <text:p>2012-10-13 10:14</text:p>
          </table:table-cell>
          <table:table-cell office:value-type="string">
            <text:p>Down-regulation of expression of stress-activated genes PKC-alpha, c-Myc and LDH-A by alpha-tocopherol in cancerous mice.</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95]=&quot;-&quot;;&quot;&quot;;IF(COUNTIF([.G95:.J95];&quot;x&quot;) = 0; &quot;+&quot;; &quot;-&quot;))" office:value-type="string" office:string-value="-">
            <text:p>-</text:p>
          </table:table-cell>
          <table:table-cell table:number-columns-repeated="1013"/>
        </table:table-row>
        <table:table-row table:style-name="ro2">
          <table:table-cell office:value-type="float" office:value="10851">
            <text:p>10851</text:p>
          </table:table-cell>
          <table:table-cell office:value-type="float" office:value="9940">
            <text:p>9940</text:p>
          </table:table-cell>
          <table:table-cell office:value-type="float" office:value="2828237">
            <text:p>2828237</text:p>
          </table:table-cell>
          <table:table-cell table:style-name="ce2" office:value-type="string">
            <text:p>22426621</text:p>
          </table:table-cell>
          <table:table-cell table:style-name="ce2" office:value-type="string">
            <text:p>2012-11-17 10:47</text:p>
          </table:table-cell>
          <table:table-cell office:value-type="string">
            <text:p>Prolactin and epidermal growth factor stimulate adipophilin synthesis in HC11 mouse mammary epithelial cells via the PI3-kinase/Akt/mTOR pathwa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6]=&quot;-&quot;;&quot;&quot;;IF(COUNTIF([.G96:.J96];&quot;x&quot;) = 0; &quot;+&quot;; &quot;-&quot;))" office:value-type="string" office:string-value="+">
            <text:p>+</text:p>
          </table:table-cell>
          <table:table-cell table:number-columns-repeated="1013"/>
        </table:table-row>
        <table:table-row table:style-name="ro2">
          <table:table-cell office:value-type="float" office:value="14010">
            <text:p>14010</text:p>
          </table:table-cell>
          <table:table-cell office:value-type="float" office:value="10090">
            <text:p>10090</text:p>
          </table:table-cell>
          <table:table-cell office:value-type="float" office:value="76477">
            <text:p>76477</text:p>
          </table:table-cell>
          <table:table-cell table:style-name="ce2" office:value-type="string">
            <text:p>22610170</text:p>
          </table:table-cell>
          <table:table-cell table:style-name="ce2" office:value-type="string">
            <text:p>2012-10-13 10:09</text:p>
          </table:table-cell>
          <table:table-cell office:value-type="string">
            <text:p>PCOLCE2 is required for efficient procollagen processing and deposition of fibrillar collagen in the pressure-overloaded myocardium.</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7]=&quot;-&quot;;&quot;&quot;;IF(COUNTIF([.G97:.J97];&quot;x&quot;) = 0; &quot;+&quot;; &quot;-&quot;))" office:value-type="string" office:string-value="+">
            <text:p>+</text:p>
          </table:table-cell>
          <table:table-cell table:number-columns-repeated="1013"/>
        </table:table-row>
        <table:table-row table:style-name="ro2">
          <table:table-cell office:value-type="float" office:value="9895">
            <text:p>9895</text:p>
          </table:table-cell>
          <table:table-cell office:value-type="float" office:value="9606">
            <text:p>9606</text:p>
          </table:table-cell>
          <table:table-cell office:value-type="float" office:value="79923">
            <text:p>79923</text:p>
          </table:table-cell>
          <table:table-cell table:style-name="ce2" office:value-type="string">
            <text:p>21336986</text:p>
          </table:table-cell>
          <table:table-cell table:style-name="ce2" office:value-type="string">
            <text:p>2012-09-22 11:08</text:p>
          </table:table-cell>
          <table:table-cell office:value-type="string">
            <text:p>Overexpression of Nanog protein is associated with gastric adenocarcinom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8]=&quot;-&quot;;&quot;&quot;;IF(COUNTIF([.G98:.J98];&quot;x&quot;) = 0; &quot;+&quot;; &quot;-&quot;))" office:value-type="string" office:string-value="+">
            <text:p>+</text:p>
          </table:table-cell>
          <table:table-cell table:number-columns-repeated="1013"/>
        </table:table-row>
        <table:table-row table:style-name="ro2">
          <table:table-cell office:value-type="float" office:value="1087">
            <text:p>1087</text:p>
          </table:table-cell>
          <table:table-cell office:value-type="float" office:value="7227">
            <text:p>7227</text:p>
          </table:table-cell>
          <table:table-cell office:value-type="float" office:value="12798012">
            <text:p>12798012</text:p>
          </table:table-cell>
          <table:table-cell table:style-name="ce2" office:value-type="string">
            <text:p>22814608</text:p>
          </table:table-cell>
          <table:table-cell table:style-name="ce2" office:value-type="string">
            <text:p>2012-10-13 10:03</text:p>
          </table:table-cell>
          <table:table-cell office:value-type="string">
            <text:p>Let-7 and miR-125, cotranscribed from the let-7-complex locus, regulate the transcription factor chinmo to control temporal cell fate in the mushroom body (MB) lineag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99]=&quot;-&quot;;&quot;&quot;;IF(COUNTIF([.G99:.J99];&quot;x&quot;) = 0; &quot;+&quot;; &quot;-&quot;))" office:value-type="string" office:string-value="+">
            <text:p>+</text:p>
          </table:table-cell>
          <table:table-cell table:number-columns-repeated="1013"/>
        </table:table-row>
        <table:table-row table:style-name="ro2">
          <table:table-cell office:value-type="float" office:value="11407">
            <text:p>11407</text:p>
          </table:table-cell>
          <table:table-cell office:value-type="float" office:value="10090">
            <text:p>10090</text:p>
          </table:table-cell>
          <table:table-cell office:value-type="float" office:value="12774">
            <text:p>12774</text:p>
          </table:table-cell>
          <table:table-cell table:style-name="ce2" office:value-type="string">
            <text:p>22567084</text:p>
          </table:table-cell>
          <table:table-cell table:style-name="ce2" office:value-type="string">
            <text:p>2012-09-22 10:22</text:p>
          </table:table-cell>
          <table:table-cell office:value-type="string">
            <text:p>CCR5 deficiency caused apoptotic cell death of melanoma through inhibition of NF-kappaB and upregulation of IL-1Ra.</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100]=&quot;-&quot;;&quot;&quot;;IF(COUNTIF([.G100:.J100];&quot;x&quot;) = 0; &quot;+&quot;; &quot;-&quot;))" office:value-type="string" office:string-value="-">
            <text:p>-</text:p>
          </table:table-cell>
          <table:table-cell table:number-columns-repeated="1013"/>
        </table:table-row>
        <table:table-row table:style-name="ro2">
          <table:table-cell office:value-type="float" office:value="11505">
            <text:p>11505</text:p>
          </table:table-cell>
          <table:table-cell office:value-type="float" office:value="10090">
            <text:p>10090</text:p>
          </table:table-cell>
          <table:table-cell office:value-type="float" office:value="13198">
            <text:p>13198</text:p>
          </table:table-cell>
          <table:table-cell table:style-name="ce2" office:value-type="string">
            <text:p>22212133</text:p>
          </table:table-cell>
          <table:table-cell table:style-name="ce2" office:value-type="string">
            <text:p>2012-10-20 11:47</text:p>
          </table:table-cell>
          <table:table-cell office:value-type="string">
            <text:p>Tauroursodeoxycholic acid intervention down-regulated GRP78 and CHOP expression and Caspase 12 activation.</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101]=&quot;-&quot;;&quot;&quot;;IF(COUNTIF([.G101:.J101];&quot;x&quot;) = 0; &quot;+&quot;; &quot;-&quot;))" office:value-type="string" office:string-value="-">
            <text:p>-</text:p>
          </table:table-cell>
          <table:table-cell table:number-columns-repeated="1013"/>
        </table:table-row>
        <table:table-row table:style-name="ro2">
          <table:table-cell office:value-type="float" office:value="9927">
            <text:p>9927</text:p>
          </table:table-cell>
          <table:table-cell office:value-type="float" office:value="9606">
            <text:p>9606</text:p>
          </table:table-cell>
          <table:table-cell office:value-type="float" office:value="80760">
            <text:p>80760</text:p>
          </table:table-cell>
          <table:table-cell table:style-name="ce2" office:value-type="string">
            <text:p>22616691</text:p>
          </table:table-cell>
          <table:table-cell table:style-name="ce2" office:value-type="string">
            <text:p>2012-10-13 10:38</text:p>
          </table:table-cell>
          <table:table-cell office:value-type="string">
            <text:p>ITIH5 gene expression is regulated both by obesity and by the region between visceral and subcutaneous adipose tissu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02]=&quot;-&quot;;&quot;&quot;;IF(COUNTIF([.G102:.J102];&quot;x&quot;) = 0; &quot;+&quot;; &quot;-&quot;))" office:value-type="string" office:string-value="+">
            <text:p>+</text:p>
          </table:table-cell>
          <table:table-cell table:number-columns-repeated="1013"/>
        </table:table-row>
        <table:table-row table:style-name="ro2">
          <table:table-cell office:value-type="float" office:value="12532">
            <text:p>12532</text:p>
          </table:table-cell>
          <table:table-cell office:value-type="float" office:value="10090">
            <text:p>10090</text:p>
          </table:table-cell>
          <table:table-cell office:value-type="float" office:value="18145">
            <text:p>18145</text:p>
          </table:table-cell>
          <table:table-cell table:style-name="ce2" office:value-type="string">
            <text:p>22325094</text:p>
          </table:table-cell>
          <table:table-cell table:style-name="ce2" office:value-type="string">
            <text:p>2012-11-17 11:11</text:p>
          </table:table-cell>
          <table:table-cell office:value-type="string">
            <text:p>At least in the somatosensory neocortex NPC1 protein is instrumental in synaptic func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03]=&quot;-&quot;;&quot;&quot;;IF(COUNTIF([.G103:.J103];&quot;x&quot;) = 0; &quot;+&quot;; &quot;-&quot;))" office:value-type="string" office:string-value="+">
            <text:p>+</text:p>
          </table:table-cell>
          <table:table-cell table:number-columns-repeated="1013"/>
        </table:table-row>
        <table:table-row table:style-name="ro2">
          <table:table-cell office:value-type="float" office:value="4720">
            <text:p>4720</text:p>
          </table:table-cell>
          <table:table-cell office:value-type="float" office:value="9606">
            <text:p>9606</text:p>
          </table:table-cell>
          <table:table-cell office:value-type="float" office:value="3570">
            <text:p>3570</text:p>
          </table:table-cell>
          <table:table-cell table:style-name="ce2" office:value-type="string">
            <text:p>22295972</text:p>
          </table:table-cell>
          <table:table-cell table:style-name="ce2" office:value-type="string">
            <text:p>2012-09-29 11:26</text:p>
          </table:table-cell>
          <table:table-cell office:value-type="string">
            <text:p>IL6R alpha is co-localized with melanin-concentrating hormone in the hypothalamu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04]=&quot;-&quot;;&quot;&quot;;IF(COUNTIF([.G104:.J104];&quot;x&quot;) = 0; &quot;+&quot;; &quot;-&quot;))" office:value-type="string" office:string-value="+">
            <text:p>+</text:p>
          </table:table-cell>
          <table:table-cell table:number-columns-repeated="1013"/>
        </table:table-row>
        <table:table-row table:style-name="ro2">
          <table:table-cell office:value-type="float" office:value="9063">
            <text:p>9063</text:p>
          </table:table-cell>
          <table:table-cell office:value-type="float" office:value="9606">
            <text:p>9606</text:p>
          </table:table-cell>
          <table:table-cell office:value-type="float" office:value="23002">
            <text:p>23002</text:p>
          </table:table-cell>
          <table:table-cell table:style-name="ce2" office:value-type="string">
            <text:p>22655072</text:p>
          </table:table-cell>
          <table:table-cell table:style-name="ce2" office:value-type="string">
            <text:p>2012-09-29 11:08</text:p>
          </table:table-cell>
          <table:table-cell office:value-type="string">
            <text:p>Wnt5a promotes breast cancer cell migration via Dvl2/Daam1/Rho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05]=&quot;-&quot;;&quot;&quot;;IF(COUNTIF([.G105:.J105];&quot;x&quot;) = 0; &quot;+&quot;; &quot;-&quot;))" office:value-type="string" office:string-value="+">
            <text:p>+</text:p>
          </table:table-cell>
          <table:table-cell table:number-columns-repeated="1013"/>
        </table:table-row>
        <table:table-row table:style-name="ro2">
          <table:table-cell office:value-type="float" office:value="8323">
            <text:p>8323</text:p>
          </table:table-cell>
          <table:table-cell office:value-type="float" office:value="9606">
            <text:p>9606</text:p>
          </table:table-cell>
          <table:table-cell office:value-type="float" office:value="8626">
            <text:p>8626</text:p>
          </table:table-cell>
          <table:table-cell table:style-name="ce2" office:value-type="string">
            <text:p>22787154</text:p>
          </table:table-cell>
          <table:table-cell table:style-name="ce2" office:value-type="string">
            <text:p>2012-11-24 11:01</text:p>
          </table:table-cell>
          <table:table-cell office:value-type="string">
            <text:p>DeltaNp63alpha affects cell movement and can reverse the increase of cell motility induced by YB-1 overexpression.</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06]=&quot;-&quot;;&quot;&quot;;IF(COUNTIF([.G106:.J106];&quot;x&quot;) = 0; &quot;+&quot;; &quot;-&quot;))" office:value-type="string" office:string-value="-">
            <text:p>-</text:p>
          </table:table-cell>
          <table:table-cell table:number-columns-repeated="1013"/>
        </table:table-row>
        <table:table-row table:style-name="ro2">
          <table:table-cell office:value-type="float" office:value="14530">
            <text:p>14530</text:p>
          </table:table-cell>
          <table:table-cell office:value-type="float" office:value="10090">
            <text:p>10090</text:p>
          </table:table-cell>
          <table:table-cell office:value-type="float" office:value="329416">
            <text:p>329416</text:p>
          </table:table-cell>
          <table:table-cell table:style-name="ce2" office:value-type="string">
            <text:p>22751148</text:p>
          </table:table-cell>
          <table:table-cell table:style-name="ce2" office:value-type="string">
            <text:p>2012-10-27 10:12</text:p>
          </table:table-cell>
          <table:table-cell office:value-type="string">
            <text:p>NOSTRIN participates in FGF signal transduction and vascular development.</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07]=&quot;-&quot;;&quot;&quot;;IF(COUNTIF([.G107:.J107];&quot;x&quot;) = 0; &quot;+&quot;; &quot;-&quot;))" office:value-type="string" office:string-value="-">
            <text:p>-</text:p>
          </table:table-cell>
          <table:table-cell table:number-columns-repeated="1013"/>
        </table:table-row>
        <table:table-row table:style-name="ro2">
          <table:table-cell office:value-type="float" office:value="16702">
            <text:p>16702</text:p>
          </table:table-cell>
          <table:table-cell office:value-type="float" office:value="559292">
            <text:p>559292</text:p>
          </table:table-cell>
          <table:table-cell office:value-type="float" office:value="853397">
            <text:p>853397</text:p>
          </table:table-cell>
          <table:table-cell table:style-name="ce2" office:value-type="string">
            <text:p>22402490</text:p>
          </table:table-cell>
          <table:table-cell table:style-name="ce2" office:value-type="string">
            <text:p>2012-10-06 11:30</text:p>
          </table:table-cell>
          <table:table-cell office:value-type="string">
            <text:p>The RNA binding part of the Mtr4p arch, the KOW domain, as the essential component for TRAMP-mediated exosome activation.</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108]=&quot;-&quot;;&quot;&quot;;IF(COUNTIF([.G108:.J108];&quot;x&quot;) = 0; &quot;+&quot;; &quot;-&quot;))" office:value-type="string" office:string-value="-">
            <text:p>-</text:p>
          </table:table-cell>
          <table:table-cell table:number-columns-repeated="1013"/>
        </table:table-row>
        <table:table-row table:style-name="ro2">
          <table:table-cell office:value-type="float" office:value="14217">
            <text:p>14217</text:p>
          </table:table-cell>
          <table:table-cell office:value-type="float" office:value="10090">
            <text:p>10090</text:p>
          </table:table-cell>
          <table:table-cell office:value-type="float" office:value="114229">
            <text:p>114229</text:p>
          </table:table-cell>
          <table:table-cell table:style-name="ce2" office:value-type="string">
            <text:p>22340076</text:p>
          </table:table-cell>
          <table:table-cell table:style-name="ce2" office:value-type="string">
            <text:p>2012-09-29 10:41</text:p>
          </table:table-cell>
          <table:table-cell office:value-type="string">
            <text:p>Gonadal steroids are essential for the induction of kisspeptin expression in the rostral periventricular area of the third ventricle during pubertal development in the male mous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09]=&quot;-&quot;;&quot;&quot;;IF(COUNTIF([.G109:.J109];&quot;x&quot;) = 0; &quot;+&quot;; &quot;-&quot;))" office:value-type="string" office:string-value="+">
            <text:p>+</text:p>
          </table:table-cell>
          <table:table-cell table:number-columns-repeated="1013"/>
        </table:table-row>
        <table:table-row table:style-name="ro2">
          <table:table-cell office:value-type="float" office:value="8386">
            <text:p>8386</text:p>
          </table:table-cell>
          <table:table-cell office:value-type="float" office:value="9606">
            <text:p>9606</text:p>
          </table:table-cell>
          <table:table-cell office:value-type="float" office:value="8803">
            <text:p>8803</text:p>
          </table:table-cell>
          <table:table-cell table:style-name="ce2" office:value-type="string">
            <text:p>22740690</text:p>
          </table:table-cell>
          <table:table-cell table:style-name="ce2" office:value-type="string">
            <text:p>2012-11-03 10:11</text:p>
          </table:table-cell>
          <table:table-cell office:value-type="string">
            <text:p>X-linked sideroblastic anemia due to carboxyl-terminal ALAS2 mutations that cause loss of binding to the beta-subunit of succinyl-CoA synthetase (SUCLA2).</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0]=&quot;-&quot;;&quot;&quot;;IF(COUNTIF([.G110:.J110];&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9948">
            <text:p>9948</text:p>
          </table:table-cell>
          <table:table-cell office:value-type="float" office:value="9606">
            <text:p>9606</text:p>
          </table:table-cell>
          <table:table-cell office:value-type="float" office:value="83552">
            <text:p>83552</text:p>
          </table:table-cell>
          <table:table-cell table:style-name="ce2" office:value-type="string">
            <text:p>22565643</text:p>
          </table:table-cell>
          <table:table-cell table:style-name="ce2" office:value-type="string">
            <text:p>2012-10-20 11:22</text:p>
          </table:table-cell>
          <table:table-cell office:value-type="string">
            <text:p>Posterior microphthalmos can be caused by nonsense compound heterozygous mutations in the MFRP gen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1]=&quot;-&quot;;&quot;&quot;;IF(COUNTIF([.G111:.J111];&quot;x&quot;) = 0; &quot;+&quot;; &quot;-&quot;))" office:value-type="string" office:string-value="+">
            <text:p>+</text:p>
          </table:table-cell>
          <table:table-cell table:number-columns-repeated="1013"/>
        </table:table-row>
        <table:table-row table:style-name="ro2">
          <table:table-cell office:value-type="float" office:value="7148">
            <text:p>7148</text:p>
          </table:table-cell>
          <table:table-cell office:value-type="float" office:value="9606">
            <text:p>9606</text:p>
          </table:table-cell>
          <table:table-cell office:value-type="float" office:value="6615">
            <text:p>6615</text:p>
          </table:table-cell>
          <table:table-cell table:style-name="ce2" office:value-type="string">
            <text:p>22580338</text:p>
          </table:table-cell>
          <table:table-cell table:style-name="ce2" office:value-type="string">
            <text:p>2012-10-20 11:47</text:p>
          </table:table-cell>
          <table:table-cell office:value-type="string">
            <text:p>High snail1 is associated with migration and invasion of tongue squamous cell carcinom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2]=&quot;-&quot;;&quot;&quot;;IF(COUNTIF([.G112:.J112];&quot;x&quot;) = 0; &quot;+&quot;; &quot;-&quot;))" office:value-type="string" office:string-value="+">
            <text:p>+</text:p>
          </table:table-cell>
          <table:table-cell table:number-columns-repeated="1013"/>
        </table:table-row>
        <table:table-row table:style-name="ro2">
          <table:table-cell office:value-type="float" office:value="9239">
            <text:p>9239</text:p>
          </table:table-cell>
          <table:table-cell office:value-type="float" office:value="9606">
            <text:p>9606</text:p>
          </table:table-cell>
          <table:table-cell office:value-type="float" office:value="26047">
            <text:p>26047</text:p>
          </table:table-cell>
          <table:table-cell table:style-name="ce2" office:value-type="string">
            <text:p>22690117</text:p>
          </table:table-cell>
          <table:table-cell table:style-name="ce2" office:value-type="string">
            <text:p>2012-11-17 11:11</text:p>
          </table:table-cell>
          <table:table-cell office:value-type="string">
            <text:p>The variants, rs1404699 and rs7803992, of CNTNAP2 are associated with exfoliation syndrome in the Japanese popul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3]=&quot;-&quot;;&quot;&quot;;IF(COUNTIF([.G113:.J113];&quot;x&quot;) = 0; &quot;+&quot;; &quot;-&quot;))" office:value-type="string" office:string-value="+">
            <text:p>+</text:p>
          </table:table-cell>
          <table:table-cell table:number-columns-repeated="1013"/>
        </table:table-row>
        <table:table-row table:style-name="ro2">
          <table:table-cell office:value-type="float" office:value="1433">
            <text:p>1433</text:p>
          </table:table-cell>
          <table:table-cell office:value-type="float" office:value="9606">
            <text:p>9606</text:p>
          </table:table-cell>
          <table:table-cell office:value-type="float" office:value="9">
            <text:p>9</text:p>
          </table:table-cell>
          <table:table-cell table:style-name="ce2" office:value-type="string">
            <text:p>21837760</text:p>
          </table:table-cell>
          <table:table-cell table:style-name="ce2" office:value-type="string">
            <text:p>2012-10-13 10:17</text:p>
          </table:table-cell>
          <table:table-cell office:value-type="string">
            <text:p>The 5'-UTRs of arylamine N-acetyltransferase 1 (NAT1) are differentially regulated.</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4]=&quot;-&quot;;&quot;&quot;;IF(COUNTIF([.G114:.J114];&quot;x&quot;) = 0; &quot;+&quot;; &quot;-&quot;))" office:value-type="string" office:string-value="+">
            <text:p>+</text:p>
          </table:table-cell>
          <table:table-cell table:number-columns-repeated="1013"/>
        </table:table-row>
        <table:table-row table:style-name="ro2">
          <table:table-cell office:value-type="float" office:value="12437">
            <text:p>12437</text:p>
          </table:table-cell>
          <table:table-cell office:value-type="float" office:value="10090">
            <text:p>10090</text:p>
          </table:table-cell>
          <table:table-cell office:value-type="float" office:value="17977">
            <text:p>17977</text:p>
          </table:table-cell>
          <table:table-cell table:style-name="ce2" office:value-type="string">
            <text:p>22660634</text:p>
          </table:table-cell>
          <table:table-cell table:style-name="ce2" office:value-type="string">
            <text:p>2012-09-22 10:14</text:p>
          </table:table-cell>
          <table:table-cell office:value-type="string">
            <text:p>A previously unidentified 70-kDa SRC-1 proteolytic isoform is highly elevated both in the endometriotic tissue of mice with endometriosis and in endometriotic stromal cells biopsied from patients with endometriosis.</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115]=&quot;-&quot;;&quot;&quot;;IF(COUNTIF([.G115:.J115];&quot;x&quot;) = 0; &quot;+&quot;; &quot;-&quot;))" office:value-type="string" office:string-value="-">
            <text:p>-</text:p>
          </table:table-cell>
          <table:table-cell table:number-columns-repeated="1013"/>
        </table:table-row>
        <table:table-row table:style-name="ro2">
          <table:table-cell office:value-type="float" office:value="2186">
            <text:p>2186</text:p>
          </table:table-cell>
          <table:table-cell office:value-type="float" office:value="9606">
            <text:p>9606</text:p>
          </table:table-cell>
          <table:table-cell office:value-type="float" office:value="672">
            <text:p>672</text:p>
          </table:table-cell>
          <table:table-cell table:style-name="ce2" office:value-type="string">
            <text:p>22034289</text:p>
          </table:table-cell>
          <table:table-cell table:style-name="ce2" office:value-type="string">
            <text:p>2012-09-22 10:25</text:p>
          </table:table-cell>
          <table:table-cell office:value-type="string">
            <text:p>BRCA1 mutations are associated with unselected Nigerian breast cancer patient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6]=&quot;-&quot;;&quot;&quot;;IF(COUNTIF([.G116:.J116];&quot;x&quot;) = 0; &quot;+&quot;; &quot;-&quot;))" office:value-type="string" office:string-value="+">
            <text:p>+</text:p>
          </table:table-cell>
          <table:table-cell table:number-columns-repeated="1013"/>
        </table:table-row>
        <table:table-row table:style-name="ro2">
          <table:table-cell office:value-type="float" office:value="4892">
            <text:p>4892</text:p>
          </table:table-cell>
          <table:table-cell office:value-type="float" office:value="9606">
            <text:p>9606</text:p>
          </table:table-cell>
          <table:table-cell office:value-type="float" office:value="3635">
            <text:p>3635</text:p>
          </table:table-cell>
          <table:table-cell table:style-name="ce2" office:value-type="string">
            <text:p>22706086</text:p>
          </table:table-cell>
          <table:table-cell table:style-name="ce2" office:value-type="string">
            <text:p>2012-09-22 11:20</text:p>
          </table:table-cell>
          <table:table-cell office:value-type="string">
            <text:p>The CD2AP/SHIP1 complex and Cbl are recruited to blood dendritic cell (DC) antigen 2 (BDCA2) and Fc fragment of IgE high affinity I receptor (FcepsilonR1)gamma complex after BDCA2 cross-linking in human primary plasmacytoid DC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7]=&quot;-&quot;;&quot;&quot;;IF(COUNTIF([.G117:.J117];&quot;x&quot;) = 0; &quot;+&quot;; &quot;-&quot;))" office:value-type="string" office:string-value="+">
            <text:p>+</text:p>
          </table:table-cell>
          <table:table-cell table:number-columns-repeated="1013"/>
        </table:table-row>
        <table:table-row table:style-name="ro2">
          <table:table-cell office:value-type="float" office:value="7312">
            <text:p>7312</text:p>
          </table:table-cell>
          <table:table-cell office:value-type="float" office:value="9606">
            <text:p>9606</text:p>
          </table:table-cell>
          <table:table-cell office:value-type="float" office:value="6772">
            <text:p>6772</text:p>
          </table:table-cell>
          <table:table-cell table:style-name="ce2" office:value-type="string">
            <text:p>22811740</text:p>
          </table:table-cell>
          <table:table-cell table:style-name="ce2" office:value-type="string">
            <text:p>2012-10-20 10:20</text:p>
          </table:table-cell>
          <table:table-cell office:value-type="string">
            <text:p>Opsonized live M. avium is phagocytosed by macrophages involving membrane receptors not related with JAK/STAT1 signalling pathwa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8]=&quot;-&quot;;&quot;&quot;;IF(COUNTIF([.G118:.J118];&quot;x&quot;) = 0; &quot;+&quot;; &quot;-&quot;))" office:value-type="string" office:string-value="+">
            <text:p>+</text:p>
          </table:table-cell>
          <table:table-cell table:number-columns-repeated="1013"/>
        </table:table-row>
        <table:table-row table:style-name="ro2">
          <table:table-cell office:value-type="float" office:value="12161">
            <text:p>12161</text:p>
          </table:table-cell>
          <table:table-cell office:value-type="float" office:value="10090">
            <text:p>10090</text:p>
          </table:table-cell>
          <table:table-cell office:value-type="float" office:value="16518">
            <text:p>16518</text:p>
          </table:table-cell>
          <table:table-cell table:style-name="ce2" office:value-type="string">
            <text:p>22496522</text:p>
          </table:table-cell>
          <table:table-cell table:style-name="ce2" office:value-type="string">
            <text:p>2012-11-24 11:13</text:p>
          </table:table-cell>
          <table:table-cell office:value-type="string">
            <text:p>Kir2.1 is required for I(K1) in type II utricle hair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19]=&quot;-&quot;;&quot;&quot;;IF(COUNTIF([.G119:.J119];&quot;x&quot;) = 0; &quot;+&quot;; &quot;-&quot;))" office:value-type="string" office:string-value="+">
            <text:p>+</text:p>
          </table:table-cell>
          <table:table-cell table:number-columns-repeated="1013"/>
        </table:table-row>
        <table:table-row table:style-name="ro2">
          <table:table-cell office:value-type="float" office:value="8498">
            <text:p>8498</text:p>
          </table:table-cell>
          <table:table-cell office:value-type="float" office:value="9606">
            <text:p>9606</text:p>
          </table:table-cell>
          <table:table-cell office:value-type="float" office:value="9212">
            <text:p>9212</text:p>
          </table:table-cell>
          <table:table-cell table:style-name="ce2" office:value-type="string">
            <text:p>22722494</text:p>
          </table:table-cell>
          <table:table-cell table:style-name="ce2" office:value-type="string">
            <text:p>2012-11-17 11:11</text:p>
          </table:table-cell>
          <table:table-cell office:value-type="string">
            <text:p>Inhibition of AURKB induces stronger apoptotic responses in tetraploid than diploid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0]=&quot;-&quot;;&quot;&quot;;IF(COUNTIF([.G120:.J120];&quot;x&quot;) = 0; &quot;+&quot;; &quot;-&quot;))" office:value-type="string" office:string-value="+">
            <text:p>+</text:p>
          </table:table-cell>
          <table:table-cell table:number-columns-repeated="1013"/>
        </table:table-row>
        <table:table-row table:style-name="ro2">
          <table:table-cell office:value-type="float" office:value="12285">
            <text:p>12285</text:p>
          </table:table-cell>
          <table:table-cell office:value-type="float" office:value="10090">
            <text:p>10090</text:p>
          </table:table-cell>
          <table:table-cell office:value-type="float" office:value="17125">
            <text:p>17125</text:p>
          </table:table-cell>
          <table:table-cell table:style-name="ce2" office:value-type="string">
            <text:p>22701694</text:p>
          </table:table-cell>
          <table:table-cell table:style-name="ce2" office:value-type="string">
            <text:p>2012-11-17 11:11</text:p>
          </table:table-cell>
          <table:table-cell office:value-type="string">
            <text:p>Activation of BMP-Smad1/5/8 signaling promotes survival of retinal ganglion cells after damage in vivo.</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1]=&quot;-&quot;;&quot;&quot;;IF(COUNTIF([.G121:.J121];&quot;x&quot;) = 0; &quot;+&quot;; &quot;-&quot;))" office:value-type="string" office:string-value="+">
            <text:p>+</text:p>
          </table:table-cell>
          <table:table-cell table:number-columns-repeated="1013"/>
        </table:table-row>
        <table:table-row table:style-name="ro2">
          <table:table-cell office:value-type="float" office:value="7132">
            <text:p>7132</text:p>
          </table:table-cell>
          <table:table-cell office:value-type="float" office:value="9606">
            <text:p>9606</text:p>
          </table:table-cell>
          <table:table-cell office:value-type="float" office:value="6597">
            <text:p>6597</text:p>
          </table:table-cell>
          <table:table-cell table:style-name="ce2" office:value-type="string">
            <text:p>22814607</text:p>
          </table:table-cell>
          <table:table-cell table:style-name="ce2" office:value-type="string">
            <text:p>2012-10-13 10:03</text:p>
          </table:table-cell>
          <table:table-cell office:value-type="string">
            <text:p>Sox10 functions in Schwann cells by recruiting Brg1-containing chromatin-remodeling complex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2]=&quot;-&quot;;&quot;&quot;;IF(COUNTIF([.G122:.J122];&quot;x&quot;) = 0; &quot;+&quot;; &quot;-&quot;))" office:value-type="string" office:string-value="+">
            <text:p>+</text:p>
          </table:table-cell>
          <table:table-cell table:number-columns-repeated="1013"/>
        </table:table-row>
        <table:table-row table:style-name="ro2">
          <table:table-cell office:value-type="float" office:value="6314">
            <text:p>6314</text:p>
          </table:table-cell>
          <table:table-cell office:value-type="float" office:value="9606">
            <text:p>9606</text:p>
          </table:table-cell>
          <table:table-cell office:value-type="float" office:value="5423">
            <text:p>5423</text:p>
          </table:table-cell>
          <table:table-cell table:style-name="ce2" office:value-type="string">
            <text:p>22573322</text:p>
          </table:table-cell>
          <table:table-cell table:style-name="ce2" office:value-type="string">
            <text:p>2012-10-13 11:21</text:p>
          </table:table-cell>
          <table:table-cell office:value-type="string">
            <text:p>DNA polymerase beta (pol beta) variant impaired base excision repair.</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123]=&quot;-&quot;;&quot;&quot;;IF(COUNTIF([.G123:.J123];&quot;x&quot;) = 0; &quot;+&quot;; &quot;-&quot;))" office:value-type="string" office:string-value="-">
            <text:p>-</text:p>
          </table:table-cell>
          <table:table-cell table:number-columns-repeated="1013"/>
        </table:table-row>
        <table:table-row table:style-name="ro2">
          <table:table-cell office:value-type="float" office:value="436">
            <text:p>436</text:p>
          </table:table-cell>
          <table:table-cell office:value-type="float" office:value="3702">
            <text:p>3702</text:p>
          </table:table-cell>
          <table:table-cell office:value-type="float" office:value="835478">
            <text:p>835478</text:p>
          </table:table-cell>
          <table:table-cell table:style-name="ce2" office:value-type="string">
            <text:p>22514090</text:p>
          </table:table-cell>
          <table:table-cell table:style-name="ce2" office:value-type="string">
            <text:p>2012-09-29 11:26</text:p>
          </table:table-cell>
          <table:table-cell office:value-type="string">
            <text:p>SPT negatively regulates CUC1 and CUC2 expression in the apical part of the gynoecium.</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4]=&quot;-&quot;;&quot;&quot;;IF(COUNTIF([.G124:.J124];&quot;x&quot;) = 0; &quot;+&quot;; &quot;-&quot;))" office:value-type="string" office:string-value="+">
            <text:p>+</text:p>
          </table:table-cell>
          <table:table-cell table:number-columns-repeated="1013"/>
        </table:table-row>
        <table:table-row table:style-name="ro2">
          <table:table-cell office:value-type="float" office:value="13060">
            <text:p>13060</text:p>
          </table:table-cell>
          <table:table-cell office:value-type="float" office:value="10090">
            <text:p>10090</text:p>
          </table:table-cell>
          <table:table-cell office:value-type="float" office:value="20682">
            <text:p>20682</text:p>
          </table:table-cell>
          <table:table-cell table:style-name="ce2" office:value-type="string">
            <text:p>22874919</text:p>
          </table:table-cell>
          <table:table-cell table:style-name="ce2" office:value-type="string">
            <text:p>2012-11-03 11:10</text:p>
          </table:table-cell>
          <table:table-cell office:value-type="string">
            <text:p>Organ fate commitment and progenitor cell expansion are coordinately controlled by the activity of a Sox9/Fgf10/Fgfr2b feed-forward loop in the pancreatic nich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5]=&quot;-&quot;;&quot;&quot;;IF(COUNTIF([.G125:.J125];&quot;x&quot;) = 0; &quot;+&quot;; &quot;-&quot;))" office:value-type="string" office:string-value="+">
            <text:p>+</text:p>
          </table:table-cell>
          <table:table-cell table:number-columns-repeated="1013"/>
        </table:table-row>
        <table:table-row table:style-name="ro2">
          <table:table-cell office:value-type="float" office:value="16056">
            <text:p>16056</text:p>
          </table:table-cell>
          <table:table-cell office:value-type="float" office:value="96563">
            <text:p>96563</text:p>
          </table:table-cell>
          <table:table-cell office:value-type="float" office:value="10941583">
            <text:p>10941583</text:p>
          </table:table-cell>
          <table:table-cell table:style-name="ce2" office:value-type="string">
            <text:p>22659337</text:p>
          </table:table-cell>
          <table:table-cell table:style-name="ce2" office:value-type="string">
            <text:p>2012-11-03 10:11</text:p>
          </table:table-cell>
          <table:table-cell office:value-type="string">
            <text:p>AmtB proteins play a role in controlling the internal pool of ammonia within the cell.</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6]=&quot;-&quot;;&quot;&quot;;IF(COUNTIF([.G126:.J126];&quot;x&quot;) = 0; &quot;+&quot;; &quot;-&quot;))" office:value-type="string" office:string-value="+">
            <text:p>+</text:p>
          </table:table-cell>
          <table:table-cell table:number-columns-repeated="1013"/>
        </table:table-row>
        <table:table-row table:style-name="ro2">
          <table:table-cell office:value-type="float" office:value="5779">
            <text:p>5779</text:p>
          </table:table-cell>
          <table:table-cell office:value-type="float" office:value="9606">
            <text:p>9606</text:p>
          </table:table-cell>
          <table:table-cell office:value-type="float" office:value="4775">
            <text:p>4775</text:p>
          </table:table-cell>
          <table:table-cell table:style-name="ce2" office:value-type="string">
            <text:p>22749879</text:p>
          </table:table-cell>
          <table:table-cell table:style-name="ce2" office:value-type="string">
            <text:p>2012-10-06 10:50</text:p>
          </table:table-cell>
          <table:table-cell office:value-type="string">
            <text:p>NFAT4 and NF-kappaB interact at the KB element to co-operatively activate both human polyomavirus JC early and late transcription and viral DNA replic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7]=&quot;-&quot;;&quot;&quot;;IF(COUNTIF([.G127:.J127];&quot;x&quot;) = 0; &quot;+&quot;; &quot;-&quot;))" office:value-type="string" office:string-value="+">
            <text:p>+</text:p>
          </table:table-cell>
          <table:table-cell table:number-columns-repeated="1013"/>
        </table:table-row>
        <table:table-row table:style-name="ro2">
          <table:table-cell office:value-type="float" office:value="12039">
            <text:p>12039</text:p>
          </table:table-cell>
          <table:table-cell office:value-type="float" office:value="10090">
            <text:p>10090</text:p>
          </table:table-cell>
          <table:table-cell office:value-type="float" office:value="16171">
            <text:p>16171</text:p>
          </table:table-cell>
          <table:table-cell table:style-name="ce2" office:value-type="string">
            <text:p>22633287</text:p>
          </table:table-cell>
          <table:table-cell table:style-name="ce2" office:value-type="string">
            <text:p>2012-10-20 10:51</text:p>
          </table:table-cell>
          <table:table-cell office:value-type="string">
            <text:p>The hierarchical process of antibody-secreting cells differentiation triggered by venom needs the signal derived from IL-5 and IL-17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8]=&quot;-&quot;;&quot;&quot;;IF(COUNTIF([.G128:.J128];&quot;x&quot;) = 0; &quot;+&quot;; &quot;-&quot;))" office:value-type="string" office:string-value="+">
            <text:p>+</text:p>
          </table:table-cell>
          <table:table-cell table:number-columns-repeated="1013"/>
        </table:table-row>
        <table:table-row table:style-name="ro2">
          <table:table-cell office:value-type="float" office:value="3953">
            <text:p>3953</text:p>
          </table:table-cell>
          <table:table-cell office:value-type="float" office:value="9606">
            <text:p>9606</text:p>
          </table:table-cell>
          <table:table-cell office:value-type="float" office:value="2896">
            <text:p>2896</text:p>
          </table:table-cell>
          <table:table-cell table:style-name="ce2" office:value-type="string">
            <text:p>22623979</text:p>
          </table:table-cell>
          <table:table-cell table:style-name="ce2" office:value-type="string">
            <text:p>2012-09-22 10:22</text:p>
          </table:table-cell>
          <table:table-cell office:value-type="string">
            <text:p>Inactivation of CDK/pRb pathway normalizes survival pattern of lymphoblasts expressing the FTLD-progranulin mutation c.709-1G&gt;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29]=&quot;-&quot;;&quot;&quot;;IF(COUNTIF([.G129:.J129];&quot;x&quot;) = 0; &quot;+&quot;; &quot;-&quot;))" office:value-type="string" office:string-value="+">
            <text:p>+</text:p>
          </table:table-cell>
          <table:table-cell table:number-columns-repeated="1013"/>
        </table:table-row>
        <table:table-row table:style-name="ro2">
          <table:table-cell office:value-type="float" office:value="10780">
            <text:p>10780</text:p>
          </table:table-cell>
          <table:table-cell office:value-type="float" office:value="9913">
            <text:p>9913</text:p>
          </table:table-cell>
          <table:table-cell office:value-type="float" office:value="282187">
            <text:p>282187</text:p>
          </table:table-cell>
          <table:table-cell table:style-name="ce2" office:value-type="string">
            <text:p>22773005</text:p>
          </table:table-cell>
          <table:table-cell table:style-name="ce2" office:value-type="string">
            <text:p>2012-11-17 10:24</text:p>
          </table:table-cell>
          <table:table-cell office:value-type="string">
            <text:p>Two subsystems of meniscal collagen and their different thermal stabilities.</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130]=&quot;-&quot;;&quot;&quot;;IF(COUNTIF([.G130:.J130];&quot;x&quot;) = 0; &quot;+&quot;; &quot;-&quot;))" office:value-type="string" office:string-value="-">
            <text:p>-</text:p>
          </table:table-cell>
          <table:table-cell table:number-columns-repeated="1013"/>
        </table:table-row>
        <table:table-row table:style-name="ro2">
          <table:table-cell office:value-type="float" office:value="4452">
            <text:p>4452</text:p>
          </table:table-cell>
          <table:table-cell office:value-type="float" office:value="9606">
            <text:p>9606</text:p>
          </table:table-cell>
          <table:table-cell office:value-type="float" office:value="3416">
            <text:p>3416</text:p>
          </table:table-cell>
          <table:table-cell table:style-name="ce2" office:value-type="string">
            <text:p>20880607</text:p>
          </table:table-cell>
          <table:table-cell table:style-name="ce2" office:value-type="string">
            <text:p>2012-11-24 10:18</text:p>
          </table:table-cell>
          <table:table-cell office:value-type="string">
            <text:p>The polymorphism of insulin-degrading enzyme is associated with susceptibility to Alzheimer's disease in Han Chines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1]=&quot;-&quot;;&quot;&quot;;IF(COUNTIF([.G131:.J131];&quot;x&quot;) = 0; &quot;+&quot;; &quot;-&quot;))" office:value-type="string" office:string-value="+">
            <text:p>+</text:p>
          </table:table-cell>
          <table:table-cell table:number-columns-repeated="1013"/>
        </table:table-row>
        <table:table-row table:style-name="ro2">
          <table:table-cell office:value-type="float" office:value="2350">
            <text:p>2350</text:p>
          </table:table-cell>
          <table:table-cell office:value-type="float" office:value="9606">
            <text:p>9606</text:p>
          </table:table-cell>
          <table:table-cell office:value-type="float" office:value="847">
            <text:p>847</text:p>
          </table:table-cell>
          <table:table-cell table:style-name="ce2" office:value-type="string">
            <text:p>22058000</text:p>
          </table:table-cell>
          <table:table-cell table:style-name="ce2" office:value-type="string">
            <text:p>2012-09-29 10:07</text:p>
          </table:table-cell>
          <table:table-cell office:value-type="string">
            <text:p>No association between CAT (Asp-389) gene polymorphism and vitiligo susceptibility in Turkish vitiligo patients.</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132]=&quot;-&quot;;&quot;&quot;;IF(COUNTIF([.G132:.J132];&quot;x&quot;) = 0; &quot;+&quot;; &quot;-&quot;))" office:value-type="string" office:string-value="-">
            <text:p>-</text:p>
          </table:table-cell>
          <table:table-cell table:number-columns-repeated="1013"/>
        </table:table-row>
        <table:table-row table:style-name="ro2">
          <table:table-cell office:value-type="float" office:value="11186">
            <text:p>11186</text:p>
          </table:table-cell>
          <table:table-cell office:value-type="float" office:value="10090">
            <text:p>10090</text:p>
          </table:table-cell>
          <table:table-cell office:value-type="float" office:value="12266">
            <text:p>12266</text:p>
          </table:table-cell>
          <table:table-cell table:style-name="ce2" office:value-type="string">
            <text:p>22518005</text:p>
          </table:table-cell>
          <table:table-cell table:style-name="ce2" office:value-type="string">
            <text:p>2012-10-27 10:35</text:p>
          </table:table-cell>
          <table:table-cell office:value-type="string">
            <text:p>Kidney injury accelerates cystogenesis via pathways modulated by heme oxygenase and complement.</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3]=&quot;-&quot;;&quot;&quot;;IF(COUNTIF([.G133:.J133];&quot;x&quot;) = 0; &quot;+&quot;; &quot;-&quot;))" office:value-type="string" office:string-value="+">
            <text:p>+</text:p>
          </table:table-cell>
          <table:table-cell table:number-columns-repeated="1013"/>
        </table:table-row>
        <table:table-row table:style-name="ro2">
          <table:table-cell office:value-type="float" office:value="3314">
            <text:p>3314</text:p>
          </table:table-cell>
          <table:table-cell office:value-type="float" office:value="9606">
            <text:p>9606</text:p>
          </table:table-cell>
          <table:table-cell office:value-type="float" office:value="1950">
            <text:p>1950</text:p>
          </table:table-cell>
          <table:table-cell table:style-name="ce2" office:value-type="string">
            <text:p>21567271</text:p>
          </table:table-cell>
          <table:table-cell table:style-name="ce2" office:value-type="string">
            <text:p>2012-09-22 11:25</text:p>
          </table:table-cell>
          <table:table-cell office:value-type="string">
            <text:p>rs4444903 polymorphism in EGF gene is not associated with sporadic colorectal cancer.</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4]=&quot;-&quot;;&quot;&quot;;IF(COUNTIF([.G134:.J134];&quot;x&quot;) = 0; &quot;+&quot;; &quot;-&quot;))" office:value-type="string" office:string-value="+">
            <text:p>+</text:p>
          </table:table-cell>
          <table:table-cell table:number-columns-repeated="1013"/>
        </table:table-row>
        <table:table-row table:style-name="ro2">
          <table:table-cell office:value-type="float" office:value="11658">
            <text:p>11658</text:p>
          </table:table-cell>
          <table:table-cell office:value-type="float" office:value="10090">
            <text:p>10090</text:p>
          </table:table-cell>
          <table:table-cell office:value-type="float" office:value="14103">
            <text:p>14103</text:p>
          </table:table-cell>
          <table:table-cell table:style-name="ce2" office:value-type="string">
            <text:p>22212899</text:p>
          </table:table-cell>
          <table:table-cell table:style-name="ce2" office:value-type="string">
            <text:p>2012-10-20 11:47</text:p>
          </table:table-cell>
          <table:table-cell office:value-type="string">
            <text:p>Deficiency of T-cells, NKT-cells, perforin, Fas-ligand, TNF-alpha-receptor failed to reveal significant differences in tumor development.</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135]=&quot;-&quot;;&quot;&quot;;IF(COUNTIF([.G135:.J135];&quot;x&quot;) = 0; &quot;+&quot;; &quot;-&quot;))" office:value-type="string" office:string-value="-">
            <text:p>-</text:p>
          </table:table-cell>
          <table:table-cell table:number-columns-repeated="1013"/>
        </table:table-row>
        <table:table-row table:style-name="ro2">
          <table:table-cell office:value-type="float" office:value="1467">
            <text:p>1467</text:p>
          </table:table-cell>
          <table:table-cell office:value-type="float" office:value="9606">
            <text:p>9606</text:p>
          </table:table-cell>
          <table:table-cell office:value-type="float" office:value="49">
            <text:p>49</text:p>
          </table:table-cell>
          <table:table-cell table:style-name="ce2" office:value-type="string">
            <text:p>22452365</text:p>
          </table:table-cell>
          <table:table-cell table:style-name="ce2" office:value-type="string">
            <text:p>2012-09-29 11:04</text:p>
          </table:table-cell>
          <table:table-cell office:value-type="string">
            <text:p>DNA immunization against proacrosin impairs fertility in male mic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6]=&quot;-&quot;;&quot;&quot;;IF(COUNTIF([.G136:.J136];&quot;x&quot;) = 0; &quot;+&quot;; &quot;-&quot;))" office:value-type="string" office:string-value="+">
            <text:p>+</text:p>
          </table:table-cell>
          <table:table-cell table:number-columns-repeated="1013"/>
        </table:table-row>
        <table:table-row table:style-name="ro2">
          <table:table-cell office:value-type="float" office:value="9326">
            <text:p>9326</text:p>
          </table:table-cell>
          <table:table-cell office:value-type="float" office:value="9606">
            <text:p>9606</text:p>
          </table:table-cell>
          <table:table-cell office:value-type="float" office:value="27329">
            <text:p>27329</text:p>
          </table:table-cell>
          <table:table-cell table:style-name="ce2" office:value-type="string">
            <text:p>22659251</text:p>
          </table:table-cell>
          <table:table-cell table:style-name="ce2" office:value-type="string">
            <text:p>2012-09-29 11:08</text:p>
          </table:table-cell>
          <table:table-cell office: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7]=&quot;-&quot;;&quot;&quot;;IF(COUNTIF([.G137:.J137];&quot;x&quot;) = 0; &quot;+&quot;; &quot;-&quot;))" office:value-type="string" office:string-value="+">
            <text:p>+</text:p>
          </table:table-cell>
          <table:table-cell table:number-columns-repeated="1013"/>
        </table:table-row>
        <table:table-row table:style-name="ro2">
          <table:table-cell office:value-type="float" office:value="15479">
            <text:p>15479</text:p>
          </table:table-cell>
          <table:table-cell office:value-type="float" office:value="10116">
            <text:p>10116</text:p>
          </table:table-cell>
          <table:table-cell office:value-type="float" office:value="89807">
            <text:p>89807</text:p>
          </table:table-cell>
          <table:table-cell table:style-name="ce2" office:value-type="string">
            <text:p>22336210</text:p>
          </table:table-cell>
          <table:table-cell table:style-name="ce2" office:value-type="string">
            <text:p>2012-11-17 10:46</text:p>
          </table:table-cell>
          <table:table-cell office:value-type="string">
            <text:p>Dynamic temporal changes in VEGF, Ang-1 and Ang-2 expression stimulate the cerebral angiogenesis after focal cerebral ischemi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8]=&quot;-&quot;;&quot;&quot;;IF(COUNTIF([.G138:.J138];&quot;x&quot;) = 0; &quot;+&quot;; &quot;-&quot;))" office:value-type="string" office:string-value="+">
            <text:p>+</text:p>
          </table:table-cell>
          <table:table-cell table:number-columns-repeated="1013"/>
        </table:table-row>
        <table:table-row table:style-name="ro2">
          <table:table-cell office:value-type="float" office:value="780">
            <text:p>780</text:p>
          </table:table-cell>
          <table:table-cell office:value-type="float" office:value="6239">
            <text:p>6239</text:p>
          </table:table-cell>
          <table:table-cell office:value-type="float" office:value="179779">
            <text:p>179779</text:p>
          </table:table-cell>
          <table:table-cell table:style-name="ce2" office:value-type="string">
            <text:p>22590572</text:p>
          </table:table-cell>
          <table:table-cell table:style-name="ce2" office:value-type="string">
            <text:p>2012-09-22 10:24</text:p>
          </table:table-cell>
          <table:table-cell office:value-type="string">
            <text:p>C. elegans EIF-3.K promotes programmed cell death through CED-3 caspas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39]=&quot;-&quot;;&quot;&quot;;IF(COUNTIF([.G139:.J139];&quot;x&quot;) = 0; &quot;+&quot;; &quot;-&quot;))" office:value-type="string" office:string-value="+">
            <text:p>+</text:p>
          </table:table-cell>
          <table:table-cell table:number-columns-repeated="1013"/>
        </table:table-row>
        <table:table-row table:style-name="ro2">
          <table:table-cell office:value-type="float" office:value="5891">
            <text:p>5891</text:p>
          </table:table-cell>
          <table:table-cell office:value-type="float" office:value="9606">
            <text:p>9606</text:p>
          </table:table-cell>
          <table:table-cell office:value-type="float" office:value="4853">
            <text:p>4853</text:p>
          </table:table-cell>
          <table:table-cell table:style-name="ce2" office:value-type="string">
            <text:p>22891276</text:p>
          </table:table-cell>
          <table:table-cell table:style-name="ce2" office:value-type="string">
            <text:p>2012-11-17 10:24</text:p>
          </table:table-cell>
          <table:table-cell office:value-type="string">
            <text:p>NOTCH2 mutations play a role in the pathogenesis and progression of the splenic marginal zone lymphoma and are associated with a poor prognosis.</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40]=&quot;-&quot;;&quot;&quot;;IF(COUNTIF([.G140:.J140];&quot;x&quot;) = 0; &quot;+&quot;; &quot;-&quot;))" office:value-type="string" office:string-value="-">
            <text:p>-</text:p>
          </table:table-cell>
          <table:table-cell table:number-columns-repeated="1013"/>
        </table:table-row>
        <table:table-row table:style-name="ro2">
          <table:table-cell office:value-type="float" office:value="2397">
            <text:p>2397</text:p>
          </table:table-cell>
          <table:table-cell office:value-type="float" office:value="9606">
            <text:p>9606</text:p>
          </table:table-cell>
          <table:table-cell office:value-type="float" office:value="891">
            <text:p>891</text:p>
          </table:table-cell>
          <table:table-cell table:style-name="ce2" office:value-type="string">
            <text:p>22071694</text:p>
          </table:table-cell>
          <table:table-cell table:style-name="ce2" office:value-type="string">
            <text:p>2012-09-22 10:19</text:p>
          </table:table-cell>
          <table:table-cell office:value-type="string">
            <text:p>Cdk1/cyclin B1-dependent hyper-phosphorylation of Bim during prolonged mitotic arrest is an important cell death signal.</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1]=&quot;-&quot;;&quot;&quot;;IF(COUNTIF([.G141:.J141];&quot;x&quot;) = 0; &quot;+&quot;; &quot;-&quot;))" office:value-type="string" office:string-value="+">
            <text:p>+</text:p>
          </table:table-cell>
          <table:table-cell table:number-columns-repeated="1013"/>
        </table:table-row>
        <table:table-row table:style-name="ro2">
          <table:table-cell office:value-type="float" office:value="1690">
            <text:p>1690</text:p>
          </table:table-cell>
          <table:table-cell office:value-type="float" office:value="9606">
            <text:p>9606</text:p>
          </table:table-cell>
          <table:table-cell office:value-type="float" office:value="324">
            <text:p>324</text:p>
          </table:table-cell>
          <table:table-cell table:style-name="ce2" office:value-type="string">
            <text:p>22496417</text:p>
          </table:table-cell>
          <table:table-cell table:style-name="ce2" office:value-type="string">
            <text:p>2012-09-29 11:26</text:p>
          </table:table-cell>
          <table:table-cell office:value-type="string">
            <text:p>The Smad7-APC complex links the TGFbeta type I receptor to the microtubule system to regulate directed cellular extension and migratory responses evoked by TGFbet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2]=&quot;-&quot;;&quot;&quot;;IF(COUNTIF([.G142:.J142];&quot;x&quot;) = 0; &quot;+&quot;; &quot;-&quot;))" office:value-type="string" office:string-value="+">
            <text:p>+</text:p>
          </table:table-cell>
          <table:table-cell table:number-columns-repeated="1013"/>
        </table:table-row>
        <table:table-row table:style-name="ro2">
          <table:table-cell office:value-type="float" office:value="2063">
            <text:p>2063</text:p>
          </table:table-cell>
          <table:table-cell office:value-type="float" office:value="9606">
            <text:p>9606</text:p>
          </table:table-cell>
          <table:table-cell office:value-type="float" office:value="596">
            <text:p>596</text:p>
          </table:table-cell>
          <table:table-cell table:style-name="ce2" office:value-type="string">
            <text:p>20981461</text:p>
          </table:table-cell>
          <table:table-cell table:style-name="ce2" office:value-type="string">
            <text:p>2012-09-22 11:27</text:p>
          </table:table-cell>
          <table:table-cell office:value-type="string">
            <text:p>The reason for the aggressive behaviour is the overexpression of pro-proliferative (MYC) and anti-apoptotic (BCL2, BCL6) oncoproteins at the same tim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3]=&quot;-&quot;;&quot;&quot;;IF(COUNTIF([.G143:.J143];&quot;x&quot;) = 0; &quot;+&quot;; &quot;-&quot;))" office:value-type="string" office:string-value="+">
            <text:p>+</text:p>
          </table:table-cell>
          <table:table-cell table:number-columns-repeated="1013"/>
        </table:table-row>
        <table:table-row table:style-name="ro2">
          <table:table-cell office:value-type="float" office:value="458">
            <text:p>458</text:p>
          </table:table-cell>
          <table:table-cell office:value-type="float" office:value="3702">
            <text:p>3702</text:p>
          </table:table-cell>
          <table:table-cell office:value-type="float" office:value="837296">
            <text:p>837296</text:p>
          </table:table-cell>
          <table:table-cell table:style-name="ce2" office:value-type="string">
            <text:p>22635117</text:p>
          </table:table-cell>
          <table:table-cell table:style-name="ce2" office:value-type="string">
            <text:p>2012-11-03 10:11</text:p>
          </table:table-cell>
          <table:table-cell office:value-type="string">
            <text:p>An AP180 amino-terminal homology/epsin amino-terminal homology domain-containing protein from Arabidopsis (Arabidopsis thaliana) is involved in clathrin-coated vesicle formation from the cell plat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4]=&quot;-&quot;;&quot;&quot;;IF(COUNTIF([.G144:.J144];&quot;x&quot;) = 0; &quot;+&quot;; &quot;-&quot;))" office:value-type="string" office:string-value="+">
            <text:p>+</text:p>
          </table:table-cell>
          <table:table-cell table:number-columns-repeated="1013"/>
        </table:table-row>
        <table:table-row table:style-name="ro2">
          <table:table-cell office:value-type="float" office:value="1598">
            <text:p>1598</text:p>
          </table:table-cell>
          <table:table-cell office:value-type="float" office:value="9606">
            <text:p>9606</text:p>
          </table:table-cell>
          <table:table-cell office:value-type="float" office:value="207">
            <text:p>207</text:p>
          </table:table-cell>
          <table:table-cell table:style-name="ce2" office:value-type="string">
            <text:p>22336203</text:p>
          </table:table-cell>
          <table:table-cell table:style-name="ce2" office:value-type="string">
            <text:p>2012-11-17 10:46</text:p>
          </table:table-cell>
          <table:table-cell office:value-type="string">
            <text:p>Endometrial carcinoma patients with loss of PTEN and p-AKT positivity have a favorable progno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5]=&quot;-&quot;;&quot;&quot;;IF(COUNTIF([.G145:.J145];&quot;x&quot;) = 0; &quot;+&quot;; &quot;-&quot;))" office:value-type="string" office:string-value="+">
            <text:p>+</text:p>
          </table:table-cell>
          <table:table-cell table:number-columns-repeated="1013"/>
        </table:table-row>
        <table:table-row table:style-name="ro2">
          <table:table-cell office:value-type="float" office:value="12784">
            <text:p>12784</text:p>
          </table:table-cell>
          <table:table-cell office:value-type="float" office:value="10090">
            <text:p>10090</text:p>
          </table:table-cell>
          <table:table-cell office:value-type="float" office:value="19122">
            <text:p>19122</text:p>
          </table:table-cell>
          <table:table-cell table:style-name="ce2" office:value-type="string">
            <text:p>22529900</text:p>
          </table:table-cell>
          <table:table-cell table:style-name="ce2" office:value-type="string">
            <text:p>2012-11-24 10:14</text:p>
          </table:table-cell>
          <table:table-cell office:value-type="string">
            <text:p>A description of how PrP(c) influences oligodendrocyte proliferation in the developing and adult central nervous system.</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146]=&quot;-&quot;;&quot;&quot;;IF(COUNTIF([.G146:.J146];&quot;x&quot;) = 0; &quot;+&quot;; &quot;-&quot;))" office:value-type="string" office:string-value="-">
            <text:p>-</text:p>
          </table:table-cell>
          <table:table-cell table:number-columns-repeated="1013"/>
        </table:table-row>
        <table:table-row table:style-name="ro2">
          <table:table-cell office:value-type="float" office:value="6109">
            <text:p>6109</text:p>
          </table:table-cell>
          <table:table-cell office:value-type="float" office:value="9606">
            <text:p>9606</text:p>
          </table:table-cell>
          <table:table-cell office:value-type="float" office:value="5144">
            <text:p>5144</text:p>
          </table:table-cell>
          <table:table-cell table:style-name="ce2" office:value-type="string">
            <text:p>22274584</text:p>
          </table:table-cell>
          <table:table-cell table:style-name="ce2" office:value-type="string">
            <text:p>2012-10-13 11:33</text:p>
          </table:table-cell>
          <table:table-cell office:value-type="string">
            <text:p>No association is found between ischaemic stroke and rs12188950 in the PDE4D gene.</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147]=&quot;-&quot;;&quot;&quot;;IF(COUNTIF([.G147:.J147];&quot;x&quot;) = 0; &quot;+&quot;; &quot;-&quot;))" office:value-type="string" office:string-value="-">
            <text:p>-</text:p>
          </table:table-cell>
          <table:table-cell table:number-columns-repeated="1013"/>
        </table:table-row>
        <table:table-row table:style-name="ro2">
          <table:table-cell office:value-type="float" office:value="16185">
            <text:p>16185</text:p>
          </table:table-cell>
          <table:table-cell office:value-type="float" office:value="216594">
            <text:p>216594</text:p>
          </table:table-cell>
          <table:table-cell office:value-type="float" office:value="6226027">
            <text:p>6226027</text:p>
          </table:table-cell>
          <table:table-cell table:style-name="ce2" office:value-type="string">
            <text:p>22361940</text:p>
          </table:table-cell>
          <table:table-cell table:style-name="ce2" office:value-type="string">
            <text:p>2012-09-22 10:38</text:p>
          </table:table-cell>
          <table:table-cell office:value-type="string">
            <text:p>papA5 is required for production of both phenolic glycolipids and phthiocerol dimycocerosat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8]=&quot;-&quot;;&quot;&quot;;IF(COUNTIF([.G148:.J148];&quot;x&quot;) = 0; &quot;+&quot;; &quot;-&quot;))" office:value-type="string" office:string-value="+">
            <text:p>+</text:p>
          </table:table-cell>
          <table:table-cell table:number-columns-repeated="1013"/>
        </table:table-row>
        <table:table-row table:style-name="ro2">
          <table:table-cell office:value-type="float" office:value="13187">
            <text:p>13187</text:p>
          </table:table-cell>
          <table:table-cell office:value-type="float" office:value="10090">
            <text:p>10090</text:p>
          </table:table-cell>
          <table:table-cell office:value-type="float" office:value="21784">
            <text:p>21784</text:p>
          </table:table-cell>
          <table:table-cell table:style-name="ce2" office:value-type="string">
            <text:p>22034055</text:p>
          </table:table-cell>
          <table:table-cell table:style-name="ce2" office:value-type="string">
            <text:p>2012-09-22 10:25</text:p>
          </table:table-cell>
          <table:table-cell office:value-type="string">
            <text:p>Loss of Tff1 and high expression of cox2 are associated with gastric adenoma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49]=&quot;-&quot;;&quot;&quot;;IF(COUNTIF([.G149:.J149];&quot;x&quot;) = 0; &quot;+&quot;; &quot;-&quot;))" office:value-type="string" office:string-value="+">
            <text:p>+</text:p>
          </table:table-cell>
          <table:table-cell table:number-columns-repeated="1013"/>
        </table:table-row>
        <table:table-row table:style-name="ro2">
          <table:table-cell office:value-type="float" office:value="11858">
            <text:p>11858</text:p>
          </table:table-cell>
          <table:table-cell office:value-type="float" office:value="10090">
            <text:p>10090</text:p>
          </table:table-cell>
          <table:table-cell office:value-type="float" office:value="15208">
            <text:p>15208</text:p>
          </table:table-cell>
          <table:table-cell table:style-name="ce2" office:value-type="string">
            <text:p>22956844</text:p>
          </table:table-cell>
          <table:table-cell table:style-name="ce2" office:value-type="string">
            <text:p>2012-11-17 10:24</text:p>
          </table:table-cell>
          <table:table-cell office:value-type="string">
            <text:p>Simultaneous overexpression of Hes5 and Sox21 reveals Hes5 as a downstream effector of Sox21 in adult hippocampus neurogene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50]=&quot;-&quot;;&quot;&quot;;IF(COUNTIF([.G150:.J150];&quot;x&quot;) = 0; &quot;+&quot;; &quot;-&quot;))" office:value-type="string" office:string-value="+">
            <text:p>+</text:p>
          </table:table-cell>
          <table:table-cell table:number-columns-repeated="1013"/>
        </table:table-row>
        <table:table-row table:style-name="ro2">
          <table:table-cell office:value-type="float" office:value="12565">
            <text:p>12565</text:p>
          </table:table-cell>
          <table:table-cell office:value-type="float" office:value="10090">
            <text:p>10090</text:p>
          </table:table-cell>
          <table:table-cell office:value-type="float" office:value="18223">
            <text:p>18223</text:p>
          </table:table-cell>
          <table:table-cell table:style-name="ce2" office:value-type="string">
            <text:p>22701667</text:p>
          </table:table-cell>
          <table:table-cell table:style-name="ce2" office:value-type="string">
            <text:p>2012-11-17 11:11</text:p>
          </table:table-cell>
          <table:table-cell office:value-type="string">
            <text:p>Numbl is a physiologically relevant target of miR-34a in neural progenitor cells, allowing for enhanced Notch signaling and inhibition of neuronal differentiation.</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51]=&quot;-&quot;;&quot;&quot;;IF(COUNTIF([.G151:.J151];&quot;x&quot;) = 0; &quot;+&quot;; &quot;-&quot;))" office:value-type="string" office:string-value="-">
            <text:p>-</text:p>
          </table:table-cell>
          <table:table-cell table:number-columns-repeated="1013"/>
        </table:table-row>
        <table:table-row table:style-name="ro1">
          <table:table-cell office:value-type="float" office:value="6984">
            <text:p>6984</text:p>
          </table:table-cell>
          <table:table-cell office:value-type="float" office:value="9606">
            <text:p>9606</text:p>
          </table:table-cell>
          <table:table-cell office:value-type="float" office:value="6431">
            <text:p>6431</text:p>
          </table:table-cell>
          <table:table-cell table:style-name="ce2" office:value-type="string">
            <text:p>22767602</text:p>
          </table:table-cell>
          <table:table-cell table:style-name="ce2" office:value-type="string">
            <text:p>2012-11-24 10:13</text:p>
          </table:table-cell>
          <table:table-cell office:value-type="string">
            <text:p>Phosphorylation of SRp55 by Dyrk1A suppressed its ability to promote Tau exon 10 inclusion.</text:p>
          </table:table-cell>
          <table:table-cell office:value-type="string">
            <text:p>-</text:p>
          </table:table-cell>
          <table:table-cell table:number-columns-repeated="3"/>
          <table:table-cell table:style-name="ce6" table:formula="of:=IF([.G152]=&quot;-&quot;;&quot;&quot;;IF(COUNTIF([.G152:.J152];&quot;x&quot;) = 0; &quot;+&quot;; &quot;-&quot;))">
            <text:p/>
          </table:table-cell>
          <table:table-cell office:value-type="string">
            <text:p>duplicate</text:p>
          </table:table-cell>
          <table:table-cell table:number-columns-repeated="1012"/>
        </table:table-row>
        <table:table-row table:style-name="ro2">
          <table:table-cell office:value-type="float" office:value="4286">
            <text:p>4286</text:p>
          </table:table-cell>
          <table:table-cell office:value-type="float" office:value="9606">
            <text:p>9606</text:p>
          </table:table-cell>
          <table:table-cell office:value-type="float" office:value="3162">
            <text:p>3162</text:p>
          </table:table-cell>
          <table:table-cell table:style-name="ce2" office:value-type="string">
            <text:p>22271370</text:p>
          </table:table-cell>
          <table:table-cell table:style-name="ce2" office:value-type="string">
            <text:p>2012-09-29 11:26</text:p>
          </table:table-cell>
          <table:table-cell office:value-type="string">
            <text:p>Long (GT)n repeats in the HO-1 gene promoter are associated with a higher risk of malignant mesothelioma in the Japanese popul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53]=&quot;-&quot;;&quot;&quot;;IF(COUNTIF([.G153:.J153];&quot;x&quot;) = 0; &quot;+&quot;; &quot;-&quot;))" office:value-type="string" office:string-value="+">
            <text:p>+</text:p>
          </table:table-cell>
          <table:table-cell table:number-columns-repeated="1013"/>
        </table:table-row>
        <table:table-row table:style-name="ro2">
          <table:table-cell office:value-type="float" office:value="11621">
            <text:p>11621</text:p>
          </table:table-cell>
          <table:table-cell office:value-type="float" office:value="10090">
            <text:p>10090</text:p>
          </table:table-cell>
          <table:table-cell office:value-type="float" office:value="13982">
            <text:p>13982</text:p>
          </table:table-cell>
          <table:table-cell table:style-name="ce2" office:value-type="string">
            <text:p>22761311</text:p>
          </table:table-cell>
          <table:table-cell table:style-name="ce2" office:value-type="string">
            <text:p>2012-10-13 10:14</text:p>
          </table:table-cell>
          <table:table-cell office:value-type="string">
            <text:p>Estrogen-receptor-alpha tetradian oscillation is necessary to generate pulses of expression in genes for fatty acid and cholesterol synthe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54]=&quot;-&quot;;&quot;&quot;;IF(COUNTIF([.G154:.J154];&quot;x&quot;) = 0; &quot;+&quot;; &quot;-&quot;))" office:value-type="string" office:string-value="+">
            <text:p>+</text:p>
          </table:table-cell>
          <table:table-cell table:number-columns-repeated="1013"/>
        </table:table-row>
        <table:table-row table:style-name="ro2">
          <table:table-cell office:value-type="float" office:value="4280">
            <text:p>4280</text:p>
          </table:table-cell>
          <table:table-cell office:value-type="float" office:value="9606">
            <text:p>9606</text:p>
          </table:table-cell>
          <table:table-cell office:value-type="float" office:value="3159">
            <text:p>3159</text:p>
          </table:table-cell>
          <table:table-cell table:style-name="ce2" office:value-type="string">
            <text:p>22199144</text:p>
          </table:table-cell>
          <table:table-cell table:style-name="ce2" office:value-type="string">
            <text:p>2012-10-20 11:47</text:p>
          </table:table-cell>
          <table:table-cell office:value-type="string">
            <text:p>HMGA1B mediates PIT1 over expression in pituitary neoplasm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55]=&quot;-&quot;;&quot;&quot;;IF(COUNTIF([.G155:.J155];&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9402">
            <text:p>9402</text:p>
          </table:table-cell>
          <table:table-cell office:value-type="float" office:value="9606">
            <text:p>9606</text:p>
          </table:table-cell>
          <table:table-cell office:value-type="float" office:value="50515">
            <text:p>50515</text:p>
          </table:table-cell>
          <table:table-cell table:style-name="ce2" office:value-type="string">
            <text:p>22317973</text:p>
          </table:table-cell>
          <table:table-cell table:style-name="ce2" office:value-type="string">
            <text:p>2012-11-17 11:10</text:p>
          </table:table-cell>
          <table:table-cell office:value-type="string">
            <text:p>Reduced C4ST-1 expression and chondroitin sulfation imbalance mediating the effects of oncogenic HRAS signaling in the pathogenesis of Costello syndrom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56]=&quot;-&quot;;&quot;&quot;;IF(COUNTIF([.G156:.J156];&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87">
            <text:p>87</text:p>
          </table:table-cell>
          <table:table-cell office:value-type="float" office:value="813">
            <text:p>813</text:p>
          </table:table-cell>
          <table:table-cell office:value-type="float" office:value="2827981">
            <text:p>2827981</text:p>
          </table:table-cell>
          <table:table-cell table:style-name="ce2" office:value-type="string">
            <text:p>22624979</text:p>
          </table:table-cell>
          <table:table-cell table:style-name="ce2" office:value-type="string">
            <text:p>2012-11-17 11:32</text:p>
          </table:table-cell>
          <table:table-cell office:value-type="string">
            <text:p>Pbp2 and MreB are required for normal chlamydial cell divis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57]=&quot;-&quot;;&quot;&quot;;IF(COUNTIF([.G157:.J157];&quot;x&quot;) = 0; &quot;+&quot;; &quot;-&quot;))" office:value-type="string" office:string-value="+">
            <text:p>+</text:p>
          </table:table-cell>
          <table:table-cell table:number-columns-repeated="1013"/>
        </table:table-row>
        <table:table-row table:style-name="ro2">
          <table:table-cell office:value-type="float" office:value="13542">
            <text:p>13542</text:p>
          </table:table-cell>
          <table:table-cell office:value-type="float" office:value="10090">
            <text:p>10090</text:p>
          </table:table-cell>
          <table:table-cell office:value-type="float" office:value="26413">
            <text:p>26413</text:p>
          </table:table-cell>
          <table:table-cell table:style-name="ce2" office:value-type="string">
            <text:p>22593579</text:p>
          </table:table-cell>
          <table:table-cell table:style-name="ce2" office:value-type="string">
            <text:p>2012-10-13 11:32</text:p>
          </table:table-cell>
          <table:table-cell office:value-type="string">
            <text:p>Thiazolidinediones (TZDs) rapidly activated Erk1/2 and p38 through Ras proteins and GPR40, a receptor expressed on the surface of osteocytes.</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158]=&quot;-&quot;;&quot;&quot;;IF(COUNTIF([.G158:.J158];&quot;x&quot;) = 0; &quot;+&quot;; &quot;-&quot;))" office:value-type="string" office:string-value="-">
            <text:p>-</text:p>
          </table:table-cell>
          <table:table-cell table:number-columns-repeated="1013"/>
        </table:table-row>
        <table:table-row table:style-name="ro2">
          <table:table-cell office:value-type="float" office:value="13762">
            <text:p>13762</text:p>
          </table:table-cell>
          <table:table-cell office:value-type="float" office:value="10090">
            <text:p>10090</text:p>
          </table:table-cell>
          <table:table-cell office:value-type="float" office:value="56636">
            <text:p>56636</text:p>
          </table:table-cell>
          <table:table-cell table:style-name="ce2" office:value-type="string">
            <text:p>22661717</text:p>
          </table:table-cell>
          <table:table-cell table:style-name="ce2" office:value-type="string">
            <text:p>2012-10-20 10:51</text:p>
          </table:table-cell>
          <table:table-cell office:value-type="string">
            <text:p>The enhanced enterohepatic flux of bile acids during HF-LC consumption leads to activation of hepatic FXR and FGF19 signaling activity and an increase in FGF21 gene expression and secretion.</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59]=&quot;-&quot;;&quot;&quot;;IF(COUNTIF([.G159:.J159];&quot;x&quot;) = 0; &quot;+&quot;; &quot;-&quot;))" office:value-type="string" office:string-value="-">
            <text:p>-</text:p>
          </table:table-cell>
          <table:table-cell table:number-columns-repeated="1013"/>
        </table:table-row>
        <table:table-row table:style-name="ro2">
          <table:table-cell office:value-type="float" office:value="15209">
            <text:p>15209</text:p>
          </table:table-cell>
          <table:table-cell office:value-type="float" office:value="10116">
            <text:p>10116</text:p>
          </table:table-cell>
          <table:table-cell office:value-type="float" office:value="50655">
            <text:p>50655</text:p>
          </table:table-cell>
          <table:table-cell table:style-name="ce2" office:value-type="string">
            <text:p>22544036</text:p>
          </table:table-cell>
          <table:table-cell table:style-name="ce2" office:value-type="string">
            <text:p>2012-11-03 11:49</text:p>
          </table:table-cell>
          <table:table-cell office:value-type="string">
            <text:p>The RNA-binding and aconitase forms of IRP-1 can undergo interconversion dependent on the density of cells growing in cultur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0]=&quot;-&quot;;&quot;&quot;;IF(COUNTIF([.G160:.J160];&quot;x&quot;) = 0; &quot;+&quot;; &quot;-&quot;))" office:value-type="string" office:string-value="+">
            <text:p>+</text:p>
          </table:table-cell>
          <table:table-cell table:number-columns-repeated="1013"/>
        </table:table-row>
        <table:table-row table:style-name="ro2">
          <table:table-cell office:value-type="float" office:value="9278">
            <text:p>9278</text:p>
          </table:table-cell>
          <table:table-cell office:value-type="float" office:value="9606">
            <text:p>9606</text:p>
          </table:table-cell>
          <table:table-cell office:value-type="float" office:value="26762">
            <text:p>26762</text:p>
          </table:table-cell>
          <table:table-cell table:style-name="ce2" office:value-type="string">
            <text:p>22857392</text:p>
          </table:table-cell>
          <table:table-cell table:style-name="ce2" office:value-type="string">
            <text:p>2012-10-27 10:12</text:p>
          </table:table-cell>
          <table:table-cell office:value-type="string">
            <text:p>The -416G&gt;C polymorphism of the TIM-1 gene is associated with childhood allergic asthm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1]=&quot;-&quot;;&quot;&quot;;IF(COUNTIF([.G161:.J161];&quot;x&quot;) = 0; &quot;+&quot;; &quot;-&quot;))" office:value-type="string" office:string-value="+">
            <text:p>+</text:p>
          </table:table-cell>
          <table:table-cell table:number-columns-repeated="1013"/>
        </table:table-row>
        <table:table-row table:style-name="ro2">
          <table:table-cell office:value-type="float" office:value="11274">
            <text:p>11274</text:p>
          </table:table-cell>
          <table:table-cell office:value-type="float" office:value="10090">
            <text:p>10090</text:p>
          </table:table-cell>
          <table:table-cell office:value-type="float" office:value="12454">
            <text:p>12454</text:p>
          </table:table-cell>
          <table:table-cell table:style-name="ce2" office:value-type="string">
            <text:p>22547058</text:p>
          </table:table-cell>
          <table:table-cell table:style-name="ce2" office:value-type="string">
            <text:p>2012-10-20 11:22</text:p>
          </table:table-cell>
          <table:table-cell office:value-type="string">
            <text:p>Cyclin K-containing kinase complexes maintain self-renewal in murine embryonic stem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2]=&quot;-&quot;;&quot;&quot;;IF(COUNTIF([.G162:.J162];&quot;x&quot;) = 0; &quot;+&quot;; &quot;-&quot;))" office:value-type="string" office:string-value="+">
            <text:p>+</text:p>
          </table:table-cell>
          <table:table-cell table:number-columns-repeated="1013"/>
        </table:table-row>
        <table:table-row table:style-name="ro1">
          <table:table-cell office:value-type="float" office:value="11163">
            <text:p>11163</text:p>
          </table:table-cell>
          <table:table-cell office:value-type="float" office:value="10090">
            <text:p>10090</text:p>
          </table:table-cell>
          <table:table-cell office:value-type="float" office:value="12159">
            <text:p>12159</text:p>
          </table:table-cell>
          <table:table-cell table:style-name="ce2" office:value-type="string">
            <text:p>22474292</text:p>
          </table:table-cell>
          <table:table-cell table:style-name="ce2" office:value-type="string">
            <text:p>2012-09-22 11:32</text:p>
          </table:table-cell>
          <table:table-cell office:value-type="string">
            <text:p>Scx and Id1 are involved in the BMP4-Smad1-SMA signal transduction pathway besides the TGFbeta1-Smad1-SMA signaling pathway and modulate phenotypic changes in MCs in diabetic nephropathy.</text:p>
          </table:table-cell>
          <table:table-cell table:number-columns-repeated="4" office:value-type="string">
            <text:p>-</text:p>
          </table:table-cell>
          <table:table-cell table:style-name="ce6" table:formula="of:=IF([.G163]=&quot;-&quot;;&quot;&quot;;IF(COUNTIF([.G163:.J163];&quot;x&quot;) = 0; &quot;+&quot;; &quot;-&quot;))">
            <text:p/>
          </table:table-cell>
          <table:table-cell office:value-type="string">
            <text:p>duplicate</text:p>
          </table:table-cell>
          <table:table-cell table:number-columns-repeated="1012"/>
        </table:table-row>
        <table:table-row table:style-name="ro2">
          <table:table-cell office:value-type="float" office:value="5618">
            <text:p>5618</text:p>
          </table:table-cell>
          <table:table-cell office:value-type="float" office:value="9606">
            <text:p>9606</text:p>
          </table:table-cell>
          <table:table-cell office:value-type="float" office:value="4524">
            <text:p>4524</text:p>
          </table:table-cell>
          <table:table-cell table:style-name="ce2" office:value-type="string">
            <text:p>22015309</text:p>
          </table:table-cell>
          <table:table-cell table:style-name="ce2" office:value-type="string">
            <text:p>2012-11-24 10:39</text:p>
          </table:table-cell>
          <table:table-cell office:value-type="string">
            <text:p>The presence of both MTHFR rs1801133 thymine and IL-6 rs1800795 cytosine alleles increases the odds of developing Alzheimer disease by 2.5 and vascular dementia by 3.7-fold.</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64]=&quot;-&quot;;&quot;&quot;;IF(COUNTIF([.G164:.J164];&quot;x&quot;) = 0; &quot;+&quot;; &quot;-&quot;))" office:value-type="string" office:string-value="-">
            <text:p>-</text:p>
          </table:table-cell>
          <table:table-cell table:number-columns-repeated="1013"/>
        </table:table-row>
        <table:table-row table:style-name="ro2">
          <table:table-cell office:value-type="float" office:value="10033">
            <text:p>10033</text:p>
          </table:table-cell>
          <table:table-cell office:value-type="float" office:value="9606">
            <text:p>9606</text:p>
          </table:table-cell>
          <table:table-cell office:value-type="float" office:value="91010">
            <text:p>91010</text:p>
          </table:table-cell>
          <table:table-cell table:style-name="ce2" office:value-type="string">
            <text:p>22790947</text:p>
          </table:table-cell>
          <table:table-cell table:style-name="ce2" office:value-type="string">
            <text:p>2012-11-17 10:24</text:p>
          </table:table-cell>
          <table:table-cell office:value-type="string">
            <text:p>Protein N-myristoylation plays critical roles in the cellular morphological changes induced by FMNL2 and FMNL3.</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5]=&quot;-&quot;;&quot;&quot;;IF(COUNTIF([.G165:.J165];&quot;x&quot;) = 0; &quot;+&quot;; &quot;-&quot;))" office:value-type="string" office:string-value="+">
            <text:p>+</text:p>
          </table:table-cell>
          <table:table-cell table:number-columns-repeated="1013"/>
        </table:table-row>
        <table:table-row table:style-name="ro2">
          <table:table-cell office:value-type="float" office:value="1017">
            <text:p>1017</text:p>
          </table:table-cell>
          <table:table-cell office:value-type="float" office:value="7227">
            <text:p>7227</text:p>
          </table:table-cell>
          <table:table-cell office:value-type="float" office:value="42018">
            <text:p>42018</text:p>
          </table:table-cell>
          <table:table-cell table:style-name="ce2" office:value-type="string">
            <text:p>21826659</text:p>
          </table:table-cell>
          <table:table-cell table:style-name="ce2" office:value-type="string">
            <text:p>2012-09-29 10:21</text:p>
          </table:table-cell>
          <table:table-cell office:value-type="string">
            <text:p>Neuropeptide F-positive clock neurons are involved in both the control of the free-running period in constant darkness and the phasing and amplitude of the evening activity in light-dark cycles.</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66]=&quot;-&quot;;&quot;&quot;;IF(COUNTIF([.G166:.J166];&quot;x&quot;) = 0; &quot;+&quot;; &quot;-&quot;))" office:value-type="string" office:string-value="-">
            <text:p>-</text:p>
          </table:table-cell>
          <table:table-cell table:number-columns-repeated="1013"/>
        </table:table-row>
        <table:table-row table:style-name="ro2">
          <table:table-cell office:value-type="float" office:value="6237">
            <text:p>6237</text:p>
          </table:table-cell>
          <table:table-cell office:value-type="float" office:value="9606">
            <text:p>9606</text:p>
          </table:table-cell>
          <table:table-cell office:value-type="float" office:value="5292">
            <text:p>5292</text:p>
          </table:table-cell>
          <table:table-cell table:style-name="ce2" office:value-type="string">
            <text:p>22720752</text:p>
          </table:table-cell>
          <table:table-cell table:style-name="ce2" office:value-type="string">
            <text:p>2012-10-27 10:12</text:p>
          </table:table-cell>
          <table:table-cell office:value-type="string">
            <text:p>The C-terminus of human PIM-1 kinase isoform2, a serine/threonine kinase of the calcium/calmodulin-regulated kinase family, directly interacts with VDR through the receptor's DNA-binding domai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7]=&quot;-&quot;;&quot;&quot;;IF(COUNTIF([.G167:.J167];&quot;x&quot;) = 0; &quot;+&quot;; &quot;-&quot;))" office:value-type="string" office:string-value="+">
            <text:p>+</text:p>
          </table:table-cell>
          <table:table-cell table:number-columns-repeated="1013"/>
        </table:table-row>
        <table:table-row table:style-name="ro2">
          <table:table-cell office:value-type="float" office:value="5196">
            <text:p>5196</text:p>
          </table:table-cell>
          <table:table-cell office:value-type="float" office:value="9606">
            <text:p>9606</text:p>
          </table:table-cell>
          <table:table-cell office:value-type="float" office:value="3958">
            <text:p>3958</text:p>
          </table:table-cell>
          <table:table-cell table:style-name="ce2" office:value-type="string">
            <text:p>21553103</text:p>
          </table:table-cell>
          <table:table-cell table:style-name="ce2" office:value-type="string">
            <text:p>2012-09-22 10:54</text:p>
          </table:table-cell>
          <table:table-cell office:value-type="string">
            <text:p>High Galectin-3 is associated with undifferentiated nasopharyngeal carcinom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8]=&quot;-&quot;;&quot;&quot;;IF(COUNTIF([.G168:.J168];&quot;x&quot;) = 0; &quot;+&quot;; &quot;-&quot;))" office:value-type="string" office:string-value="+">
            <text:p>+</text:p>
          </table:table-cell>
          <table:table-cell table:number-columns-repeated="1013"/>
        </table:table-row>
        <table:table-row table:style-name="ro2">
          <table:table-cell office:value-type="float" office:value="12607">
            <text:p>12607</text:p>
          </table:table-cell>
          <table:table-cell office:value-type="float" office:value="10090">
            <text:p>10090</text:p>
          </table:table-cell>
          <table:table-cell office:value-type="float" office:value="18507">
            <text:p>18507</text:p>
          </table:table-cell>
          <table:table-cell table:style-name="ce2" office:value-type="string">
            <text:p>22669466</text:p>
          </table:table-cell>
          <table:table-cell table:style-name="ce2" office:value-type="string">
            <text:p>2012-09-29 10:45</text:p>
          </table:table-cell>
          <table:table-cell office:value-type="string">
            <text:p>Pax5 controls B-cell identity and function by regulating distinct target genes in early and late B lymphopoie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69]=&quot;-&quot;;&quot;&quot;;IF(COUNTIF([.G169:.J169];&quot;x&quot;) = 0; &quot;+&quot;; &quot;-&quot;))" office:value-type="string" office:string-value="+">
            <text:p>+</text:p>
          </table:table-cell>
          <table:table-cell table:number-columns-repeated="1013"/>
        </table:table-row>
        <table:table-row table:style-name="ro2">
          <table:table-cell office:value-type="float" office:value="12691">
            <text:p>12691</text:p>
          </table:table-cell>
          <table:table-cell office:value-type="float" office:value="10090">
            <text:p>10090</text:p>
          </table:table-cell>
          <table:table-cell office:value-type="float" office:value="18750">
            <text:p>18750</text:p>
          </table:table-cell>
          <table:table-cell table:style-name="ce2" office:value-type="string">
            <text:p>22531726</text:p>
          </table:table-cell>
          <table:table-cell table:style-name="ce2" office:value-type="string">
            <text:p>2012-09-22 11:02</text:p>
          </table:table-cell>
          <table:table-cell office:value-type="string">
            <text:p>Protein kinase C is associated with the reduction of aggregated protein and phosphorylation of CREB in aggregated protein-loaded glomeruli.</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70]=&quot;-&quot;;&quot;&quot;;IF(COUNTIF([.G170:.J170];&quot;x&quot;) = 0; &quot;+&quot;; &quot;-&quot;))" office:value-type="string" office:string-value="+">
            <text:p>+</text:p>
          </table:table-cell>
          <table:table-cell table:number-columns-repeated="1013"/>
        </table:table-row>
        <table:table-row table:style-name="ro2">
          <table:table-cell office:value-type="float" office:value="10362">
            <text:p>10362</text:p>
          </table:table-cell>
          <table:table-cell office:value-type="float" office:value="9606">
            <text:p>9606</text:p>
          </table:table-cell>
          <table:table-cell office:value-type="float" office:value="345611">
            <text:p>345611</text:p>
          </table:table-cell>
          <table:table-cell table:style-name="ce2" office:value-type="string">
            <text:p>22713085</text:p>
          </table:table-cell>
          <table:table-cell table:style-name="ce2" office:value-type="string">
            <text:p>2012-09-29 11:07</text:p>
          </table:table-cell>
          <table:table-cell office:value-type="string">
            <text:p>IRGM rs4958847 polymorphism influences susceptibility to gastric cancer, mainly for the intestinal typ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71]=&quot;-&quot;;&quot;&quot;;IF(COUNTIF([.G171:.J171];&quot;x&quot;) = 0; &quot;+&quot;; &quot;-&quot;))" office:value-type="string" office:string-value="+">
            <text:p>+</text:p>
          </table:table-cell>
          <table:table-cell table:number-columns-repeated="1013"/>
        </table:table-row>
        <table:table-row table:style-name="ro2">
          <table:table-cell office:value-type="float" office:value="5744">
            <text:p>5744</text:p>
          </table:table-cell>
          <table:table-cell office:value-type="float" office:value="9606">
            <text:p>9606</text:p>
          </table:table-cell>
          <table:table-cell office:value-type="float" office:value="4659">
            <text:p>4659</text:p>
          </table:table-cell>
          <table:table-cell table:style-name="ce2" office:value-type="string">
            <text:p>22516431</text:p>
          </table:table-cell>
          <table:table-cell table:style-name="ce2" office:value-type="string">
            <text:p>2012-10-06 11:13</text:p>
          </table:table-cell>
          <table:table-cell office:value-type="string">
            <text:p>Site-specific phosphorylation of protein phosphatase 1 regulatory subunit 12A stimulated or suppressed by insuli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72]=&quot;-&quot;;&quot;&quot;;IF(COUNTIF([.G172:.J172];&quot;x&quot;) = 0; &quot;+&quot;; &quot;-&quot;))" office:value-type="string" office:string-value="+">
            <text:p>+</text:p>
          </table:table-cell>
          <table:table-cell office:value-type="string">
            <text:p>typo etc.</text:p>
          </table:table-cell>
          <table:table-cell table:number-columns-repeated="1012"/>
        </table:table-row>
        <table:table-row table:style-name="ro2">
          <table:table-cell office:value-type="float" office:value="7904">
            <text:p>7904</text:p>
          </table:table-cell>
          <table:table-cell office:value-type="float" office:value="9606">
            <text:p>9606</text:p>
          </table:table-cell>
          <table:table-cell office:value-type="float" office:value="7273">
            <text:p>7273</text:p>
          </table:table-cell>
          <table:table-cell table:style-name="ce2" office:value-type="string">
            <text:p>22523089</text:p>
          </table:table-cell>
          <table:table-cell table:style-name="ce2" office:value-type="string">
            <text:p>2012-09-22 10:24</text:p>
          </table:table-cell>
          <table:table-cell office:value-type="string">
            <text:p>Spontaneous dimerization of titin protein Z1Z2 domains induces strong nanomechanical anchoring.</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73]=&quot;-&quot;;&quot;&quot;;IF(COUNTIF([.G173:.J173];&quot;x&quot;) = 0; &quot;+&quot;; &quot;-&quot;))" office:value-type="string" office:string-value="+">
            <text:p>+</text:p>
          </table:table-cell>
          <table:table-cell table:number-columns-repeated="1013"/>
        </table:table-row>
        <table:table-row table:style-name="ro2">
          <table:table-cell office:value-type="float" office:value="1284">
            <text:p>1284</text:p>
          </table:table-cell>
          <table:table-cell office:value-type="float" office:value="8355">
            <text:p>8355</text:p>
          </table:table-cell>
          <table:table-cell office:value-type="float" office:value="495089">
            <text:p>495089</text:p>
          </table:table-cell>
          <table:table-cell table:style-name="ce2" office:value-type="string">
            <text:p>22736765</text:p>
          </table:table-cell>
          <table:table-cell table:style-name="ce2" office:value-type="string">
            <text:p>2012-11-17 11:11</text:p>
          </table:table-cell>
          <table:table-cell office:value-type="string">
            <text:p>Domains located in the N- and C-terminal portions of the Ac45 protein direct its trafficking, V-ATPase recruitment and Ca(2+)-dependent-regulated exocytosis.</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74]=&quot;-&quot;;&quot;&quot;;IF(COUNTIF([.G174:.J174];&quot;x&quot;) = 0; &quot;+&quot;; &quot;-&quot;))" office:value-type="string" office:string-value="-">
            <text:p>-</text:p>
          </table:table-cell>
          <table:table-cell table:number-columns-repeated="1013"/>
        </table:table-row>
        <table:table-row table:style-name="ro2">
          <table:table-cell office:value-type="float" office:value="12843">
            <text:p>12843</text:p>
          </table:table-cell>
          <table:table-cell office:value-type="float" office:value="10090">
            <text:p>10090</text:p>
          </table:table-cell>
          <table:table-cell office:value-type="float" office:value="19267">
            <text:p>19267</text:p>
          </table:table-cell>
          <table:table-cell table:style-name="ce2" office:value-type="string">
            <text:p>22722941</text:p>
          </table:table-cell>
          <table:table-cell table:style-name="ce2" office:value-type="string">
            <text:p>2012-11-17 11:11</text:p>
          </table:table-cell>
          <table:table-cell office:value-type="string">
            <text:p>Multifaceted modulation of K+ channels by protein-tyrosine phosphatase epsilon tunes neuronal excitabilit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75]=&quot;-&quot;;&quot;&quot;;IF(COUNTIF([.G175:.J175];&quot;x&quot;) = 0; &quot;+&quot;; &quot;-&quot;))" office:value-type="string" office:string-value="+">
            <text:p>+</text:p>
          </table:table-cell>
          <table:table-cell table:number-columns-repeated="1013"/>
        </table:table-row>
        <table:table-row table:style-name="ro2">
          <table:table-cell office:value-type="float" office:value="16117">
            <text:p>16117</text:p>
          </table:table-cell>
          <table:table-cell office:value-type="float" office:value="192222">
            <text:p>192222</text:p>
          </table:table-cell>
          <table:table-cell office:value-type="float" office:value="904508">
            <text:p>904508</text:p>
          </table:table-cell>
          <table:table-cell table:style-name="ce2" office:value-type="string">
            <text:p>22343355</text:p>
          </table:table-cell>
          <table:table-cell table:style-name="ce2" office:value-type="string">
            <text:p>2012-09-22 10:50</text:p>
          </table:table-cell>
          <table:table-cell office:value-type="string">
            <text:p>Phase variation in contingency genes Cj0045 and Cj0170 strongly associates with colonization and disease in mic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76]=&quot;-&quot;;&quot;&quot;;IF(COUNTIF([.G176:.J176];&quot;x&quot;) = 0; &quot;+&quot;; &quot;-&quot;))" office:value-type="string" office:string-value="+">
            <text:p>+</text:p>
          </table:table-cell>
          <table:table-cell table:number-columns-repeated="1013"/>
        </table:table-row>
        <table:table-row table:style-name="ro2">
          <table:table-cell office:value-type="float" office:value="4017">
            <text:p>4017</text:p>
          </table:table-cell>
          <table:table-cell office:value-type="float" office:value="9606">
            <text:p>9606</text:p>
          </table:table-cell>
          <table:table-cell office:value-type="float" office:value="2944">
            <text:p>2944</text:p>
          </table:table-cell>
          <table:table-cell table:style-name="ce2" office:value-type="string">
            <text:p>15748501</text:p>
          </table:table-cell>
          <table:table-cell table:style-name="ce2" office:value-type="string">
            <text:p>2012-10-27 11:16</text:p>
          </table:table-cell>
          <table:table-cell office:value-type="string">
            <text:p>The genetic polymorphisms of NQO1, GSTT1 and GSTM1 led to declining of detoxifying ability in benzene metabolism, so the individual with NQO1 C609T T/T genotype, GSTT1 null genotype and GSTM1 null genotype is most susceptive to benzene poisoning.</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177]=&quot;-&quot;;&quot;&quot;;IF(COUNTIF([.G177:.J177];&quot;x&quot;) = 0; &quot;+&quot;; &quot;-&quot;))" office:value-type="string" office:string-value="-">
            <text:p>-</text:p>
          </table:table-cell>
          <table:table-cell table:number-columns-repeated="1013"/>
        </table:table-row>
        <table:table-row table:style-name="ro2">
          <table:table-cell office:value-type="float" office:value="10252">
            <text:p>10252</text:p>
          </table:table-cell>
          <table:table-cell office:value-type="float" office:value="9606">
            <text:p>9606</text:p>
          </table:table-cell>
          <table:table-cell office:value-type="float" office:value="200186">
            <text:p>200186</text:p>
          </table:table-cell>
          <table:table-cell table:style-name="ce2" office:value-type="string">
            <text:p>22145100</text:p>
          </table:table-cell>
          <table:table-cell table:style-name="ce2" office:value-type="string">
            <text:p>2012-11-24 11:04</text:p>
          </table:table-cell>
          <table:table-cell office:value-type="string">
            <text:p>mTORC2 signaling promotes GBM growth and survival and activates NF-kappaB.</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178]=&quot;-&quot;;&quot;&quot;;IF(COUNTIF([.G178:.J178];&quot;x&quot;) = 0; &quot;+&quot;; &quot;-&quot;))" office:value-type="string" office:string-value="-">
            <text:p>-</text:p>
          </table:table-cell>
          <table:table-cell table:number-columns-repeated="1013"/>
        </table:table-row>
        <table:table-row table:style-name="ro2">
          <table:table-cell office:value-type="float" office:value="13572">
            <text:p>13572</text:p>
          </table:table-cell>
          <table:table-cell office:value-type="float" office:value="10090">
            <text:p>10090</text:p>
          </table:table-cell>
          <table:table-cell office:value-type="float" office:value="26417">
            <text:p>26417</text:p>
          </table:table-cell>
          <table:table-cell table:style-name="ce2" office:value-type="string">
            <text:p>22784206</text:p>
          </table:table-cell>
          <table:table-cell table:style-name="ce2" office:value-type="string">
            <text:p>2012-11-24 11:01</text:p>
          </table:table-cell>
          <table:table-cell office:value-type="string">
            <text:p>Erk1/2 signaling within oligodendrocytes exerts an important and direct effect to promote myelin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79]=&quot;-&quot;;&quot;&quot;;IF(COUNTIF([.G179:.J179];&quot;x&quot;) = 0; &quot;+&quot;; &quot;-&quot;))" office:value-type="string" office:string-value="+">
            <text:p>+</text:p>
          </table:table-cell>
          <table:table-cell table:number-columns-repeated="1013"/>
        </table:table-row>
        <table:table-row table:style-name="ro2">
          <table:table-cell office:value-type="float" office:value="1974">
            <text:p>1974</text:p>
          </table:table-cell>
          <table:table-cell office:value-type="float" office:value="9606">
            <text:p>9606</text:p>
          </table:table-cell>
          <table:table-cell office:value-type="float" office:value="545">
            <text:p>545</text:p>
          </table:table-cell>
          <table:table-cell table:style-name="ce2" office:value-type="string">
            <text:p>22621920</text:p>
          </table:table-cell>
          <table:table-cell table:style-name="ce2" office:value-type="string">
            <text:p>2012-10-13 11:32</text:p>
          </table:table-cell>
          <table:table-cell office:value-type="string">
            <text:p>Acute myeloid leukemia differentiation can be induced through ATP depletion and the subsequent activation of DNA damage signaling through an ATR/Chk1-dependent and p53-independent pathwa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0]=&quot;-&quot;;&quot;&quot;;IF(COUNTIF([.G180:.J180];&quot;x&quot;) = 0; &quot;+&quot;; &quot;-&quot;))" office:value-type="string" office:string-value="+">
            <text:p>+</text:p>
          </table:table-cell>
          <table:table-cell table:number-columns-repeated="1013"/>
        </table:table-row>
        <table:table-row table:style-name="ro2">
          <table:table-cell office:value-type="float" office:value="15538">
            <text:p>15538</text:p>
          </table:table-cell>
          <table:table-cell office:value-type="float" office:value="10116">
            <text:p>10116</text:p>
          </table:table-cell>
          <table:table-cell office:value-type="float" office:value="140908">
            <text:p>140908</text:p>
          </table:table-cell>
          <table:table-cell table:style-name="ce2" office:value-type="string">
            <text:p>22778260</text:p>
          </table:table-cell>
          <table:table-cell table:style-name="ce2" office:value-type="string">
            <text:p>2012-11-24 11:01</text:p>
          </table:table-cell>
          <table:table-cell office:value-type="string">
            <text:p>Phosphorylation of gephyrin in hippocampal neurons by cyclin-dependent kinase CDK5 at Ser-270 is dependent on collybisti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1]=&quot;-&quot;;&quot;&quot;;IF(COUNTIF([.G181:.J181];&quot;x&quot;) = 0; &quot;+&quot;; &quot;-&quot;))" office:value-type="string" office:string-value="+">
            <text:p>+</text:p>
          </table:table-cell>
          <table:table-cell table:number-columns-repeated="1013"/>
        </table:table-row>
        <table:table-row table:style-name="ro2">
          <table:table-cell office:value-type="float" office:value="11147">
            <text:p>11147</text:p>
          </table:table-cell>
          <table:table-cell office:value-type="float" office:value="10090">
            <text:p>10090</text:p>
          </table:table-cell>
          <table:table-cell office:value-type="float" office:value="12142">
            <text:p>12142</text:p>
          </table:table-cell>
          <table:table-cell table:style-name="ce2" office:value-type="string">
            <text:p>22733990</text:p>
          </table:table-cell>
          <table:table-cell table:style-name="ce2" office:value-type="string">
            <text:p>2012-11-03 10:11</text:p>
          </table:table-cell>
          <table:table-cell office:value-type="string">
            <text:p>Alternative splicing regulates Blimp-1 recruitment of corepressors and DNA binding activit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2]=&quot;-&quot;;&quot;&quot;;IF(COUNTIF([.G182:.J182];&quot;x&quot;) = 0; &quot;+&quot;; &quot;-&quot;))" office:value-type="string" office:string-value="+">
            <text:p>+</text:p>
          </table:table-cell>
          <table:table-cell table:number-columns-repeated="1013"/>
        </table:table-row>
        <table:table-row table:style-name="ro2">
          <table:table-cell office:value-type="float" office:value="16466">
            <text:p>16466</text:p>
          </table:table-cell>
          <table:table-cell office:value-type="float" office:value="451516">
            <text:p>451516</text:p>
          </table:table-cell>
          <table:table-cell office:value-type="float" office:value="5776090">
            <text:p>5776090</text:p>
          </table:table-cell>
          <table:table-cell table:style-name="ce2" office:value-type="string">
            <text:p>22685286</text:p>
          </table:table-cell>
          <table:table-cell table:style-name="ce2" office:value-type="string">
            <text:p>2012-10-20 10:51</text:p>
          </table:table-cell>
          <table:table-cell office:value-type="string">
            <text:p>Rot and SaeR, the response regulator of the Sae TCS, synergize to coordinate the activation of the ssl promoter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3]=&quot;-&quot;;&quot;&quot;;IF(COUNTIF([.G183:.J183];&quot;x&quot;) = 0; &quot;+&quot;; &quot;-&quot;))" office:value-type="string" office:string-value="+">
            <text:p>+</text:p>
          </table:table-cell>
          <table:table-cell table:number-columns-repeated="1013"/>
        </table:table-row>
        <table:table-row table:style-name="ro2">
          <table:table-cell office:value-type="float" office:value="5905">
            <text:p>5905</text:p>
          </table:table-cell>
          <table:table-cell office:value-type="float" office:value="9606">
            <text:p>9606</text:p>
          </table:table-cell>
          <table:table-cell office:value-type="float" office:value="4868">
            <text:p>4868</text:p>
          </table:table-cell>
          <table:table-cell table:style-name="ce2" office:value-type="string">
            <text:p>22718751</text:p>
          </table:table-cell>
          <table:table-cell table:style-name="ce2" office:value-type="string">
            <text:p>2012-11-03 10:11</text:p>
          </table:table-cell>
          <table:table-cell office:value-type="string">
            <text:p>Dynamin-mediated Nephrin phosphorylation regulates glucose-stimulated insulin release in pancreatic beta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4]=&quot;-&quot;;&quot;&quot;;IF(COUNTIF([.G184:.J184];&quot;x&quot;) = 0; &quot;+&quot;; &quot;-&quot;))" office:value-type="string" office:string-value="+">
            <text:p>+</text:p>
          </table:table-cell>
          <table:table-cell table:number-columns-repeated="1013"/>
        </table:table-row>
        <table:table-row table:style-name="ro2">
          <table:table-cell office:value-type="float" office:value="3647">
            <text:p>3647</text:p>
          </table:table-cell>
          <table:table-cell office:value-type="float" office:value="9606">
            <text:p>9606</text:p>
          </table:table-cell>
          <table:table-cell office:value-type="float" office:value="2220">
            <text:p>2220</text:p>
          </table:table-cell>
          <table:table-cell table:style-name="ce2" office:value-type="string">
            <text:p>22693230</text:p>
          </table:table-cell>
          <table:table-cell table:style-name="ce2" office:value-type="string">
            <text:p>2012-10-06 11:36</text:p>
          </table:table-cell>
          <table:table-cell office:value-type="string">
            <text:p>FCN2 promoter variants (-986G&gt;A and -4A&gt;G) influence ficolin-2 serum levels and susceptibility to schistosomia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5]=&quot;-&quot;;&quot;&quot;;IF(COUNTIF([.G185:.J185];&quot;x&quot;) = 0; &quot;+&quot;; &quot;-&quot;))" office:value-type="string" office:string-value="+">
            <text:p>+</text:p>
          </table:table-cell>
          <table:table-cell table:number-columns-repeated="1013"/>
        </table:table-row>
        <table:table-row table:style-name="ro2">
          <table:table-cell office:value-type="float" office:value="6526">
            <text:p>6526</text:p>
          </table:table-cell>
          <table:table-cell office:value-type="float" office:value="9606">
            <text:p>9606</text:p>
          </table:table-cell>
          <table:table-cell office:value-type="float" office:value="5629">
            <text:p>5629</text:p>
          </table:table-cell>
          <table:table-cell table:style-name="ce2" office:value-type="string">
            <text:p>22647876</text:p>
          </table:table-cell>
          <table:table-cell table:style-name="ce2" office:value-type="string">
            <text:p>2012-09-22 10:09</text:p>
          </table:table-cell>
          <table:table-cell office:value-type="string">
            <text:p>Prox1 is a direct upstream modifier of Nkx2.5 by maintaining the adult conduction system and rescue of Nkx2.5 conduction disease phenotype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6]=&quot;-&quot;;&quot;&quot;;IF(COUNTIF([.G186:.J186];&quot;x&quot;) = 0; &quot;+&quot;; &quot;-&quot;))" office:value-type="string" office:string-value="+">
            <text:p>+</text:p>
          </table:table-cell>
          <table:table-cell table:number-columns-repeated="1013"/>
        </table:table-row>
        <table:table-row table:style-name="ro2">
          <table:table-cell office:value-type="float" office:value="5330">
            <text:p>5330</text:p>
          </table:table-cell>
          <table:table-cell office:value-type="float" office:value="9606">
            <text:p>9606</text:p>
          </table:table-cell>
          <table:table-cell office:value-type="float" office:value="4137">
            <text:p>4137</text:p>
          </table:table-cell>
          <table:table-cell table:style-name="ce2" office:value-type="string">
            <text:p>22613722</text:p>
          </table:table-cell>
          <table:table-cell table:style-name="ce2" office:value-type="string">
            <text:p>2012-09-29 11:03</text:p>
          </table:table-cell>
          <table:table-cell office:value-type="string">
            <text:p>Monoubiquitination promotes calpain cleavage of the protein phosphatase 2A (PP2A) regulatory subunit alpha4, altering PP2A stability and microtubule-associated protein phosphoryl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7]=&quot;-&quot;;&quot;&quot;;IF(COUNTIF([.G187:.J187];&quot;x&quot;) = 0; &quot;+&quot;; &quot;-&quot;))" office:value-type="string" office:string-value="+">
            <text:p>+</text:p>
          </table:table-cell>
          <table:table-cell table:number-columns-repeated="1013"/>
        </table:table-row>
        <table:table-row table:style-name="ro2">
          <table:table-cell office:value-type="float" office:value="854">
            <text:p>854</text:p>
          </table:table-cell>
          <table:table-cell office:value-type="float" office:value="7227">
            <text:p>7227</text:p>
          </table:table-cell>
          <table:table-cell office:value-type="float" office:value="31678">
            <text:p>31678</text:p>
          </table:table-cell>
          <table:table-cell table:style-name="ce2" office:value-type="string">
            <text:p>22814603</text:p>
          </table:table-cell>
          <table:table-cell table:style-name="ce2" office:value-type="string">
            <text:p>2012-10-13 11:08</text:p>
          </table:table-cell>
          <table:table-cell office:value-type="string">
            <text:p>CHES-1-like controls the division of cardiac progenitors by regulating the activity of Polo, a kinase involved in multiple steps of mito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8]=&quot;-&quot;;&quot;&quot;;IF(COUNTIF([.G188:.J188];&quot;x&quot;) = 0; &quot;+&quot;; &quot;-&quot;))" office:value-type="string" office:string-value="+">
            <text:p>+</text:p>
          </table:table-cell>
          <table:table-cell table:number-columns-repeated="1013"/>
        </table:table-row>
        <table:table-row table:style-name="ro2">
          <table:table-cell office:value-type="float" office:value="15625">
            <text:p>15625</text:p>
          </table:table-cell>
          <table:table-cell office:value-type="float" office:value="10116">
            <text:p>10116</text:p>
          </table:table-cell>
          <table:table-cell office:value-type="float" office:value="301965">
            <text:p>301965</text:p>
          </table:table-cell>
          <table:table-cell table:style-name="ce2" office:value-type="string">
            <text:p>21141566</text:p>
          </table:table-cell>
          <table:table-cell table:style-name="ce2" office:value-type="string">
            <text:p>2012-10-06 11:05</text:p>
          </table:table-cell>
          <table:table-cell office:value-type="string">
            <text:p>Telomerase activation is present in ovary antral granulosa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89]=&quot;-&quot;;&quot;&quot;;IF(COUNTIF([.G189:.J189];&quot;x&quot;) = 0; &quot;+&quot;; &quot;-&quot;))" office:value-type="string" office:string-value="+">
            <text:p>+</text:p>
          </table:table-cell>
          <table:table-cell table:number-columns-repeated="1013"/>
        </table:table-row>
        <table:table-row table:style-name="ro2">
          <table:table-cell office:value-type="float" office:value="8809">
            <text:p>8809</text:p>
          </table:table-cell>
          <table:table-cell office:value-type="float" office:value="9606">
            <text:p>9606</text:p>
          </table:table-cell>
          <table:table-cell office:value-type="float" office:value="10397">
            <text:p>10397</text:p>
          </table:table-cell>
          <table:table-cell table:style-name="ce2" office:value-type="string">
            <text:p>22481237</text:p>
          </table:table-cell>
          <table:table-cell table:style-name="ce2" office:value-type="string">
            <text:p>2012-10-20 10:51</text:p>
          </table:table-cell>
          <table:table-cell office:value-type="string">
            <text:p>Loss of NDRG1 is associated with tumor angiogenesis in lung cancer.</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0]=&quot;-&quot;;&quot;&quot;;IF(COUNTIF([.G190:.J190];&quot;x&quot;) = 0; &quot;+&quot;; &quot;-&quot;))" office:value-type="string" office:string-value="+">
            <text:p>+</text:p>
          </table:table-cell>
          <table:table-cell table:number-columns-repeated="1013"/>
        </table:table-row>
        <table:table-row table:style-name="ro2">
          <table:table-cell office:value-type="float" office:value="3367">
            <text:p>3367</text:p>
          </table:table-cell>
          <table:table-cell office:value-type="float" office:value="9606">
            <text:p>9606</text:p>
          </table:table-cell>
          <table:table-cell office:value-type="float" office:value="1956">
            <text:p>1956</text:p>
          </table:table-cell>
          <table:table-cell table:style-name="ce2" office:value-type="string">
            <text:p>22610259</text:p>
          </table:table-cell>
          <table:table-cell table:style-name="ce2" office:value-type="string">
            <text:p>2012-11-03 14:20</text:p>
          </table:table-cell>
          <table:table-cell office:value-type="string">
            <text:p>Plasma EGFR mutations are associated with non-small cell lung cancer.</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1]=&quot;-&quot;;&quot;&quot;;IF(COUNTIF([.G191:.J191];&quot;x&quot;) = 0; &quot;+&quot;; &quot;-&quot;))" office:value-type="string" office:string-value="+">
            <text:p>+</text:p>
          </table:table-cell>
          <table:table-cell table:number-columns-repeated="1013"/>
        </table:table-row>
        <table:table-row table:style-name="ro2">
          <table:table-cell office:value-type="float" office:value="15825">
            <text:p>15825</text:p>
          </table:table-cell>
          <table:table-cell office:value-type="float" office:value="10804">
            <text:p>10804</text:p>
          </table:table-cell>
          <table:table-cell office:value-type="float" office:value="4192015">
            <text:p>4192015</text:p>
          </table:table-cell>
          <table:table-cell table:style-name="ce2" office:value-type="string">
            <text:p>22696661</text:p>
          </table:table-cell>
          <table:table-cell table:style-name="ce2" office:value-type="string">
            <text:p>2012-11-17 11:11</text:p>
          </table:table-cell>
          <table:table-cell office:value-type="string">
            <text:p>Mutation of a YXXQ-sequence motif significantly reduced accumulation of virus capsids around the nucleus.</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192]=&quot;-&quot;;&quot;&quot;;IF(COUNTIF([.G192:.J192];&quot;x&quot;) = 0; &quot;+&quot;; &quot;-&quot;))" office:value-type="string" office:string-value="-">
            <text:p>-</text:p>
          </table:table-cell>
          <table:table-cell table:number-columns-repeated="1013"/>
        </table:table-row>
        <table:table-row table:style-name="ro2">
          <table:table-cell office:value-type="float" office:value="12867">
            <text:p>12867</text:p>
          </table:table-cell>
          <table:table-cell office:value-type="float" office:value="10090">
            <text:p>10090</text:p>
          </table:table-cell>
          <table:table-cell office:value-type="float" office:value="19697">
            <text:p>19697</text:p>
          </table:table-cell>
          <table:table-cell table:style-name="ce2" office:value-type="string">
            <text:p>22685314</text:p>
          </table:table-cell>
          <table:table-cell table:style-name="ce2" office:value-type="string">
            <text:p>2012-09-22 10:24</text:p>
          </table:table-cell>
          <table:table-cell office: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3]=&quot;-&quot;;&quot;&quot;;IF(COUNTIF([.G193:.J193];&quot;x&quot;) = 0; &quot;+&quot;; &quot;-&quot;))" office:value-type="string" office:string-value="+">
            <text:p>+</text:p>
          </table:table-cell>
          <table:table-cell table:number-columns-repeated="1013"/>
        </table:table-row>
        <table:table-row table:style-name="ro2">
          <table:table-cell office:value-type="float" office:value="9328">
            <text:p>9328</text:p>
          </table:table-cell>
          <table:table-cell office:value-type="float" office:value="9606">
            <text:p>9606</text:p>
          </table:table-cell>
          <table:table-cell office:value-type="float" office:value="27343">
            <text:p>27343</text:p>
          </table:table-cell>
          <table:table-cell table:style-name="ce2" office:value-type="string">
            <text:p>22373917</text:p>
          </table:table-cell>
          <table:table-cell table:style-name="ce2" office:value-type="string">
            <text:p>2012-10-06 10:21</text:p>
          </table:table-cell>
          <table:table-cell office:value-type="string">
            <text:p>DNA pol lambda and DNA ligase I are sufficient to promote efficient microhomology-mediated end-joining repair of broken DNA ends in vitro.</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4]=&quot;-&quot;;&quot;&quot;;IF(COUNTIF([.G194:.J194];&quot;x&quot;) = 0; &quot;+&quot;; &quot;-&quot;))" office:value-type="string" office:string-value="+">
            <text:p>+</text:p>
          </table:table-cell>
          <table:table-cell table:number-columns-repeated="1013"/>
        </table:table-row>
        <table:table-row table:style-name="ro2">
          <table:table-cell office:value-type="float" office:value="2096">
            <text:p>2096</text:p>
          </table:table-cell>
          <table:table-cell office:value-type="float" office:value="9606">
            <text:p>9606</text:p>
          </table:table-cell>
          <table:table-cell office:value-type="float" office:value="613">
            <text:p>613</text:p>
          </table:table-cell>
          <table:table-cell table:style-name="ce2" office:value-type="string">
            <text:p>22230800</text:p>
          </table:table-cell>
          <table:table-cell table:style-name="ce2" office:value-type="string">
            <text:p>2012-10-13 10:10</text:p>
          </table:table-cell>
          <table:table-cell office:value-type="string">
            <text:p>Bcr-abl kinase domain mutations during imatinib treatment are associated with recurrent bcr-abl positive acute lymphoblastic leukemi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5]=&quot;-&quot;;&quot;&quot;;IF(COUNTIF([.G195:.J195];&quot;x&quot;) = 0; &quot;+&quot;; &quot;-&quot;))" office:value-type="string" office:string-value="+">
            <text:p>+</text:p>
          </table:table-cell>
          <table:table-cell table:number-columns-repeated="1013"/>
        </table:table-row>
        <table:table-row table:style-name="ro2">
          <table:table-cell office:value-type="float" office:value="8432">
            <text:p>8432</text:p>
          </table:table-cell>
          <table:table-cell office:value-type="float" office:value="9606">
            <text:p>9606</text:p>
          </table:table-cell>
          <table:table-cell office:value-type="float" office:value="8929">
            <text:p>8929</text:p>
          </table:table-cell>
          <table:table-cell table:style-name="ce2" office:value-type="string">
            <text:p>22437207</text:p>
          </table:table-cell>
          <table:table-cell table:style-name="ce2" office:value-type="string">
            <text:p>2012-10-27 10:58</text:p>
          </table:table-cell>
          <table:table-cell office:value-type="string">
            <text:p>Nearly 25% of congenital central hypoventilation syndrome patients carrying polyalanine expansion mutation inherit the PHOX2B mutation from parents with somatic mosaicism or constitutive mut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6]=&quot;-&quot;;&quot;&quot;;IF(COUNTIF([.G196:.J196];&quot;x&quot;) = 0; &quot;+&quot;; &quot;-&quot;))" office:value-type="string" office:string-value="+">
            <text:p>+</text:p>
          </table:table-cell>
          <table:table-cell table:number-columns-repeated="1013"/>
        </table:table-row>
        <table:table-row table:style-name="ro2">
          <table:table-cell office:value-type="float" office:value="12216">
            <text:p>12216</text:p>
          </table:table-cell>
          <table:table-cell office:value-type="float" office:value="10090">
            <text:p>10090</text:p>
          </table:table-cell>
          <table:table-cell office:value-type="float" office:value="16816">
            <text:p>16816</text:p>
          </table:table-cell>
          <table:table-cell table:style-name="ce2" office:value-type="string">
            <text:p>22500017</text:p>
          </table:table-cell>
          <table:table-cell table:style-name="ce2" office:value-type="string">
            <text:p>2012-09-22 11:02</text:p>
          </table:table-cell>
          <table:table-cell office:value-type="string">
            <text:p>Lecithin:cholesterol acyltransferase deficiency protects against cholesterol-induced hepatic endoplasmic reticulum stress in mic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7]=&quot;-&quot;;&quot;&quot;;IF(COUNTIF([.G197:.J197];&quot;x&quot;) = 0; &quot;+&quot;; &quot;-&quot;))" office:value-type="string" office:string-value="+">
            <text:p>+</text:p>
          </table:table-cell>
          <table:table-cell table:number-columns-repeated="1013"/>
        </table:table-row>
        <table:table-row table:style-name="ro2">
          <table:table-cell office:value-type="float" office:value="11164">
            <text:p>11164</text:p>
          </table:table-cell>
          <table:table-cell office:value-type="float" office:value="10090">
            <text:p>10090</text:p>
          </table:table-cell>
          <table:table-cell office:value-type="float" office:value="12159">
            <text:p>12159</text:p>
          </table:table-cell>
          <table:table-cell table:style-name="ce2" office:value-type="string">
            <text:p>22701669</text:p>
          </table:table-cell>
          <table:table-cell table:style-name="ce2" office:value-type="string">
            <text:p>2012-11-17 11:11</text:p>
          </table:table-cell>
          <table:table-cell office:value-type="string">
            <text:p>Pitx homeoprotein family members bind a specific site in the Bmp4 incisor epithelium limb bud enhancer element that is necessary for its activity in vivo.</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8]=&quot;-&quot;;&quot;&quot;;IF(COUNTIF([.G198:.J198];&quot;x&quot;) = 0; &quot;+&quot;; &quot;-&quot;))" office:value-type="string" office:string-value="+">
            <text:p>+</text:p>
          </table:table-cell>
          <table:table-cell table:number-columns-repeated="1013"/>
        </table:table-row>
        <table:table-row table:style-name="ro2">
          <table:table-cell office:value-type="float" office:value="16506">
            <text:p>16506</text:p>
          </table:table-cell>
          <table:table-cell office:value-type="float" office:value="511145">
            <text:p>511145</text:p>
          </table:table-cell>
          <table:table-cell office:value-type="float" office:value="945549">
            <text:p>945549</text:p>
          </table:table-cell>
          <table:table-cell table:style-name="ce2" office:value-type="string">
            <text:p>22753058</text:p>
          </table:table-cell>
          <table:table-cell table:style-name="ce2" office:value-type="string">
            <text:p>2012-11-03 10:08</text:p>
          </table:table-cell>
          <table:table-cell office:value-type="string">
            <text:p>MukBEF generates and maintains the cellular positioning of chromosome loci independently of DNA replic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199]=&quot;-&quot;;&quot;&quot;;IF(COUNTIF([.G199:.J199];&quot;x&quot;) = 0; &quot;+&quot;; &quot;-&quot;))" office:value-type="string" office:string-value="+">
            <text:p>+</text:p>
          </table:table-cell>
          <table:table-cell table:number-columns-repeated="1013"/>
        </table:table-row>
        <table:table-row table:style-name="ro2">
          <table:table-cell office:value-type="float" office:value="9416">
            <text:p>9416</text:p>
          </table:table-cell>
          <table:table-cell office:value-type="float" office:value="9606">
            <text:p>9606</text:p>
          </table:table-cell>
          <table:table-cell office:value-type="float" office:value="50943">
            <text:p>50943</text:p>
          </table:table-cell>
          <table:table-cell table:style-name="ce2" office:value-type="string">
            <text:p>22672991</text:p>
          </table:table-cell>
          <table:table-cell table:style-name="ce2" office:value-type="string">
            <text:p>2012-10-27 10:35</text:p>
          </table:table-cell>
          <table:table-cell office:value-type="string">
            <text:p>The frequency of Foxp3(+)CD25(high) CD4(+)-T cells is augmented and correlated with the maintenance of a better cardiac function in indeterminate (IND) Chagas diseas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00]=&quot;-&quot;;&quot;&quot;;IF(COUNTIF([.G200:.J200];&quot;x&quot;) = 0; &quot;+&quot;; &quot;-&quot;))" office:value-type="string" office:string-value="+">
            <text:p>+</text:p>
          </table:table-cell>
          <table:table-cell table:number-columns-repeated="1013"/>
        </table:table-row>
        <table:table-row table:style-name="ro2">
          <table:table-cell office:value-type="float" office:value="892">
            <text:p>892</text:p>
          </table:table-cell>
          <table:table-cell office:value-type="float" office:value="7227">
            <text:p>7227</text:p>
          </table:table-cell>
          <table:table-cell office:value-type="float" office:value="34009">
            <text:p>34009</text:p>
          </table:table-cell>
          <table:table-cell table:style-name="ce2" office:value-type="string">
            <text:p>22814213</text:p>
          </table:table-cell>
          <table:table-cell table:style-name="ce2" office:value-type="string">
            <text:p>2012-11-03 11:09</text:p>
          </table:table-cell>
          <table:table-cell office:value-type="string">
            <text:p>Midline binds the Groucho co-repressor directly via the engrailed homology-1 domain and requires an intact engrailed-homology-1 domain to repress wingless.</text:p>
          </table:table-cell>
          <table:table-cell office:value-type="string">
            <text:p>x</text:p>
          </table:table-cell>
          <table:table-cell office:value-type="string">
            <text:p>I</text:p>
          </table:table-cell>
          <table:table-cell office:value-type="string">
            <text:p>D</text:p>
          </table:table-cell>
          <table:table-cell office:value-type="string">
            <text:p>A</text:p>
          </table:table-cell>
          <table:table-cell table:style-name="ce6" table:formula="of:=IF([.G201]=&quot;-&quot;;&quot;&quot;;IF(COUNTIF([.G201:.J201];&quot;x&quot;) = 0; &quot;+&quot;; &quot;-&quot;))" office:value-type="string" office:string-value="-">
            <text:p>-</text:p>
          </table:table-cell>
          <table:table-cell table:number-columns-repeated="1013"/>
        </table:table-row>
        <table:table-row table:style-name="ro2">
          <table:table-cell office:value-type="float" office:value="4115">
            <text:p>4115</text:p>
          </table:table-cell>
          <table:table-cell office:value-type="float" office:value="9606">
            <text:p>9606</text:p>
          </table:table-cell>
          <table:table-cell office:value-type="float" office:value="3060">
            <text:p>3060</text:p>
          </table:table-cell>
          <table:table-cell table:style-name="ce2" office:value-type="string">
            <text:p>22207004</text:p>
          </table:table-cell>
          <table:table-cell table:style-name="ce2" office:value-type="string">
            <text:p>2012-09-22 11:24</text:p>
          </table:table-cell>
          <table:table-cell office:value-type="string">
            <text:p>Lower levels of CSF orexin are specific to dementia with Lewy body (DLB) versus Alzheimer's disease (AD) and appear unrelated to Abeta1-42 and alpha-synuclein levels in AD and DLB.</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202]=&quot;-&quot;;&quot;&quot;;IF(COUNTIF([.G202:.J202];&quot;x&quot;) = 0; &quot;+&quot;; &quot;-&quot;))" office:value-type="string" office:string-value="-">
            <text:p>-</text:p>
          </table:table-cell>
          <table:table-cell table:number-columns-repeated="1013"/>
        </table:table-row>
        <table:table-row table:style-name="ro2">
          <table:table-cell office:value-type="float" office:value="989">
            <text:p>989</text:p>
          </table:table-cell>
          <table:table-cell office:value-type="float" office:value="7227">
            <text:p>7227</text:p>
          </table:table-cell>
          <table:table-cell office:value-type="float" office:value="39753">
            <text:p>39753</text:p>
          </table:table-cell>
          <table:table-cell table:style-name="ce2" office:value-type="string">
            <text:p>22679484</text:p>
          </table:table-cell>
          <table:table-cell table:style-name="ce2" office:value-type="string">
            <text:p>2012-10-06 11:35</text:p>
          </table:table-cell>
          <table:table-cell office:value-type="string">
            <text:p>The non-cell autonomous induction of DIAP-1 is mediated by Yorkie, the conserved downstream effector of Hippo signaling.</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03]=&quot;-&quot;;&quot;&quot;;IF(COUNTIF([.G203:.J203];&quot;x&quot;) = 0; &quot;+&quot;; &quot;-&quot;))" office:value-type="string" office:string-value="+">
            <text:p>+</text:p>
          </table:table-cell>
          <table:table-cell table:number-columns-repeated="1013"/>
        </table:table-row>
        <table:table-row table:style-name="ro2">
          <table:table-cell office:value-type="float" office:value="13740">
            <text:p>13740</text:p>
          </table:table-cell>
          <table:table-cell office:value-type="float" office:value="10090">
            <text:p>10090</text:p>
          </table:table-cell>
          <table:table-cell office:value-type="float" office:value="56458">
            <text:p>56458</text:p>
          </table:table-cell>
          <table:table-cell table:style-name="ce2" office:value-type="string">
            <text:p>22560222</text:p>
          </table:table-cell>
          <table:table-cell table:style-name="ce2" office:value-type="string">
            <text:p>2012-10-06 10:22</text:p>
          </table:table-cell>
          <table:table-cell office:value-type="string">
            <text:p>Deletion of Foxo1 from LepR-b neurons in Lepr(DeltaIrs2) mice normalized energy balance.</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204]=&quot;-&quot;;&quot;&quot;;IF(COUNTIF([.G204:.J204];&quot;x&quot;) = 0; &quot;+&quot;; &quot;-&quot;))" office:value-type="string" office:string-value="-">
            <text:p>-</text:p>
          </table:table-cell>
          <table:table-cell table:number-columns-repeated="1013"/>
        </table:table-row>
        <table:table-row table:style-name="ro2">
          <table:table-cell office:value-type="float" office:value="10225">
            <text:p>10225</text:p>
          </table:table-cell>
          <table:table-cell office:value-type="float" office:value="9606">
            <text:p>9606</text:p>
          </table:table-cell>
          <table:table-cell office:value-type="float" office:value="192343">
            <text:p>192343</text:p>
          </table:table-cell>
          <table:table-cell table:style-name="ce2" office:value-type="string">
            <text:p>21988232</text:p>
          </table:table-cell>
          <table:table-cell table:style-name="ce2" office:value-type="string">
            <text:p>2012-10-27 10:36</text:p>
          </table:table-cell>
          <table:table-cell office:value-type="string">
            <text:p>Exposure to high glucose increases miR-486-5p expression and inhibits SIRT1 expression in human adipose tissue-derived mesenchymal stem cell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05]=&quot;-&quot;;&quot;&quot;;IF(COUNTIF([.G205:.J205];&quot;x&quot;) = 0; &quot;+&quot;; &quot;-&quot;))" office:value-type="string" office:string-value="+">
            <text:p>+</text:p>
          </table:table-cell>
          <table:table-cell table:number-columns-repeated="1013"/>
        </table:table-row>
        <table:table-row table:style-name="ro2">
          <table:table-cell office:value-type="float" office:value="10510">
            <text:p>10510</text:p>
          </table:table-cell>
          <table:table-cell office:value-type="float" office:value="9606">
            <text:p>9606</text:p>
          </table:table-cell>
          <table:table-cell office:value-type="float" office:value="407006">
            <text:p>407006</text:p>
          </table:table-cell>
          <table:table-cell table:style-name="ce2" office:value-type="string">
            <text:p>21487968</text:p>
          </table:table-cell>
          <table:table-cell table:style-name="ce2" office:value-type="string">
            <text:p>2012-09-22 10:56</text:p>
          </table:table-cell>
          <table:table-cell office:value-type="string">
            <text:p>Down-regulation of MiR-221 is associated with androgen-independent prostate carcinom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06]=&quot;-&quot;;&quot;&quot;;IF(COUNTIF([.G206:.J206];&quot;x&quot;) = 0; &quot;+&quot;; &quot;-&quot;))" office:value-type="string" office:string-value="+">
            <text:p>+</text:p>
          </table:table-cell>
          <table:table-cell table:number-columns-repeated="1013"/>
        </table:table-row>
        <table:table-row table:style-name="ro2">
          <table:table-cell office:value-type="float" office:value="10130">
            <text:p>10130</text:p>
          </table:table-cell>
          <table:table-cell office:value-type="float" office:value="9606">
            <text:p>9606</text:p>
          </table:table-cell>
          <table:table-cell office:value-type="float" office:value="121512">
            <text:p>121512</text:p>
          </table:table-cell>
          <table:table-cell table:style-name="ce2" office:value-type="string">
            <text:p>22589722</text:p>
          </table:table-cell>
          <table:table-cell table:style-name="ce2" office:value-type="string">
            <text:p>2012-11-17 11:32</text:p>
          </table:table-cell>
          <table:table-cell office:value-type="string">
            <text:p>LMP1, through its transmembrane domains, directly bound FGD4 and enhanced FGD4 activity toward Cdc42, leading to actin cytoskeleton rearrangement and increased motility of NPC cells.</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207]=&quot;-&quot;;&quot;&quot;;IF(COUNTIF([.G207:.J207];&quot;x&quot;) = 0; &quot;+&quot;; &quot;-&quot;))" office:value-type="string" office:string-value="-">
            <text:p>-</text:p>
          </table:table-cell>
          <table:table-cell table:number-columns-repeated="1013"/>
        </table:table-row>
        <table:table-row table:style-name="ro2">
          <table:table-cell office:value-type="float" office:value="3861">
            <text:p>3861</text:p>
          </table:table-cell>
          <table:table-cell office:value-type="float" office:value="9606">
            <text:p>9606</text:p>
          </table:table-cell>
          <table:table-cell office:value-type="float" office:value="2697">
            <text:p>2697</text:p>
          </table:table-cell>
          <table:table-cell table:style-name="ce2" office:value-type="string">
            <text:p>22238282</text:p>
          </table:table-cell>
          <table:table-cell table:style-name="ce2" office:value-type="string">
            <text:p>2012-10-06 11:14</text:p>
          </table:table-cell>
          <table:table-cell office:value-type="string">
            <text:p>Cx43-mediated GJIC and SLC1A5 interaction play important functional roles in trophoblast cell fus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08]=&quot;-&quot;;&quot;&quot;;IF(COUNTIF([.G208:.J208];&quot;x&quot;) = 0; &quot;+&quot;; &quot;-&quot;))" office:value-type="string" office:string-value="+">
            <text:p>+</text:p>
          </table:table-cell>
          <table:table-cell table:number-columns-repeated="1013"/>
        </table:table-row>
        <table:table-row table:style-name="ro2">
          <table:table-cell office:value-type="float" office:value="11177">
            <text:p>11177</text:p>
          </table:table-cell>
          <table:table-cell office:value-type="float" office:value="10090">
            <text:p>10090</text:p>
          </table:table-cell>
          <table:table-cell office:value-type="float" office:value="12192">
            <text:p>12192</text:p>
          </table:table-cell>
          <table:table-cell table:style-name="ce2" office:value-type="string">
            <text:p>22701344</text:p>
          </table:table-cell>
          <table:table-cell table:style-name="ce2" office:value-type="string">
            <text:p>2012-10-20 10:20</text:p>
          </table:table-cell>
          <table:table-cell office:value-type="string">
            <text:p>ZFP36L1 and ZFP36L2 bound to the 3' untranslated region (UTR) of MAPK phosphatase-1 (MKP-1) mRNA and downregulated Mkp-1 3'UTR-mediated luciferase activity.</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209]=&quot;-&quot;;&quot;&quot;;IF(COUNTIF([.G209:.J209];&quot;x&quot;) = 0; &quot;+&quot;; &quot;-&quot;))" office:value-type="string" office:string-value="-">
            <text:p>-</text:p>
          </table:table-cell>
          <table:table-cell table:number-columns-repeated="1013"/>
        </table:table-row>
        <table:table-row table:style-name="ro2">
          <table:table-cell office:value-type="float" office:value="7072">
            <text:p>7072</text:p>
          </table:table-cell>
          <table:table-cell office:value-type="float" office:value="9606">
            <text:p>9606</text:p>
          </table:table-cell>
          <table:table-cell office:value-type="float" office:value="6532">
            <text:p>6532</text:p>
          </table:table-cell>
          <table:table-cell table:style-name="ce2" office:value-type="string">
            <text:p>22434222</text:p>
          </table:table-cell>
          <table:table-cell table:style-name="ce2" office:value-type="string">
            <text:p>2012-11-17 10:47</text:p>
          </table:table-cell>
          <table:table-cell office:value-type="string">
            <text:p>Sex modulates the interactive effect of the 5-HTTLPR genotype and CA on hippocampal volum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10]=&quot;-&quot;;&quot;&quot;;IF(COUNTIF([.G210:.J210];&quot;x&quot;) = 0; &quot;+&quot;; &quot;-&quot;))" office:value-type="string" office:string-value="+">
            <text:p>+</text:p>
          </table:table-cell>
          <table:table-cell table:number-columns-repeated="1013"/>
        </table:table-row>
        <table:table-row table:style-name="ro2">
          <table:table-cell office:value-type="float" office:value="10428">
            <text:p>10428</text:p>
          </table:table-cell>
          <table:table-cell office:value-type="float" office:value="9606">
            <text:p>9606</text:p>
          </table:table-cell>
          <table:table-cell office:value-type="float" office:value="406937">
            <text:p>406937</text:p>
          </table:table-cell>
          <table:table-cell table:style-name="ce2" office:value-type="string">
            <text:p>22592534</text:p>
          </table:table-cell>
          <table:table-cell table:style-name="ce2" office:value-type="string">
            <text:p>2012-10-13 11:08</text:p>
          </table:table-cell>
          <table:table-cell office:value-type="string">
            <text:p>The miR-145 plays important inhibitory role in breast cancer malignancy by targeting N-RAS and VEGF-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11]=&quot;-&quot;;&quot;&quot;;IF(COUNTIF([.G211:.J211];&quot;x&quot;) = 0; &quot;+&quot;; &quot;-&quot;))" office:value-type="string" office:string-value="+">
            <text:p>+</text:p>
          </table:table-cell>
          <table:table-cell table:number-columns-repeated="1013"/>
        </table:table-row>
        <table:table-row table:style-name="ro2">
          <table:table-cell office:value-type="float" office:value="13625">
            <text:p>13625</text:p>
          </table:table-cell>
          <table:table-cell office:value-type="float" office:value="10090">
            <text:p>10090</text:p>
          </table:table-cell>
          <table:table-cell office:value-type="float" office:value="30931">
            <text:p>30931</text:p>
          </table:table-cell>
          <table:table-cell table:style-name="ce2" office:value-type="string">
            <text:p>22588999</text:p>
          </table:table-cell>
          <table:table-cell table:style-name="ce2" office:value-type="string">
            <text:p>2012-11-24 11:01</text:p>
          </table:table-cell>
          <table:table-cell office:value-type="string">
            <text:p>Mutations in torsin A gene lead to more frequent glutamate release in hippocampal neuron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12]=&quot;-&quot;;&quot;&quot;;IF(COUNTIF([.G212:.J212];&quot;x&quot;) = 0; &quot;+&quot;; &quot;-&quot;))" office:value-type="string" office:string-value="+">
            <text:p>+</text:p>
          </table:table-cell>
          <table:table-cell table:number-columns-repeated="1013"/>
        </table:table-row>
        <table:table-row table:style-name="ro2">
          <table:table-cell office:value-type="float" office:value="6837">
            <text:p>6837</text:p>
          </table:table-cell>
          <table:table-cell office:value-type="float" office:value="9606">
            <text:p>9606</text:p>
          </table:table-cell>
          <table:table-cell office:value-type="float" office:value="6279">
            <text:p>6279</text:p>
          </table:table-cell>
          <table:table-cell table:style-name="ce2" office:value-type="string">
            <text:p>22683330</text:p>
          </table:table-cell>
          <table:table-cell table:style-name="ce2" office:value-type="string">
            <text:p>2012-10-27 10:35</text:p>
          </table:table-cell>
          <table:table-cell office:value-type="string">
            <text:p>The upregulated production of S100A8 and S100A9 by psoriatic epidermal keratinocytes activated adjacent keratinocytes to produce several cytokines.</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213]=&quot;-&quot;;&quot;&quot;;IF(COUNTIF([.G213:.J213];&quot;x&quot;) = 0; &quot;+&quot;; &quot;-&quot;))" office:value-type="string" office:string-value="-">
            <text:p>-</text:p>
          </table:table-cell>
          <table:table-cell table:number-columns-repeated="1013"/>
        </table:table-row>
        <table:table-row table:style-name="ro2">
          <table:table-cell office:value-type="float" office:value="995">
            <text:p>995</text:p>
          </table:table-cell>
          <table:table-cell office:value-type="float" office:value="7227">
            <text:p>7227</text:p>
          </table:table-cell>
          <table:table-cell office:value-type="float" office:value="40232">
            <text:p>40232</text:p>
          </table:table-cell>
          <table:table-cell table:style-name="ce2" office:value-type="string">
            <text:p>22814603</text:p>
          </table:table-cell>
          <table:table-cell table:style-name="ce2" office:value-type="string">
            <text:p>2012-10-13 11:08</text:p>
          </table:table-cell>
          <table:table-cell office:value-type="string">
            <text:p>Jumu and CHES-1-like control the division of cardiac progenitors by regulating the activity of Polo, a kinase involved in multiple steps of mito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14]=&quot;-&quot;;&quot;&quot;;IF(COUNTIF([.G214:.J214];&quot;x&quot;) = 0; &quot;+&quot;; &quot;-&quot;))" office:value-type="string" office:string-value="+">
            <text:p>+</text:p>
          </table:table-cell>
          <table:table-cell table:number-columns-repeated="1013"/>
        </table:table-row>
        <table:table-row table:style-name="ro2">
          <table:table-cell office:value-type="float" office:value="7755">
            <text:p>7755</text:p>
          </table:table-cell>
          <table:table-cell office:value-type="float" office:value="9606">
            <text:p>9606</text:p>
          </table:table-cell>
          <table:table-cell office:value-type="float" office:value="7139">
            <text:p>7139</text:p>
          </table:table-cell>
          <table:table-cell table:style-name="ce2" office:value-type="string">
            <text:p>22264874</text:p>
          </table:table-cell>
          <table:table-cell table:style-name="ce2" office:value-type="string">
            <text:p>2012-09-29 11:26</text:p>
          </table:table-cell>
          <table:table-cell office:value-type="string">
            <text:p>High-sensitive troponin T is associated with atrial fibrillation in a general popul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15]=&quot;-&quot;;&quot;&quot;;IF(COUNTIF([.G215:.J215];&quot;x&quot;) = 0; &quot;+&quot;; &quot;-&quot;))" office:value-type="string" office:string-value="+">
            <text:p>+</text:p>
          </table:table-cell>
          <table:table-cell table:number-columns-repeated="1013"/>
        </table:table-row>
        <table:table-row table:style-name="ro2">
          <table:table-cell office:value-type="float" office:value="10867">
            <text:p>10867</text:p>
          </table:table-cell>
          <table:table-cell office:value-type="float" office:value="9986">
            <text:p>9986</text:p>
          </table:table-cell>
          <table:table-cell office:value-type="float" office:value="100008837">
            <text:p>100008837</text:p>
          </table:table-cell>
          <table:table-cell table:style-name="ce2" office:value-type="string">
            <text:p>22230192</text:p>
          </table:table-cell>
          <table:table-cell table:style-name="ce2" office:value-type="string">
            <text:p>2012-11-17 10:46</text:p>
          </table:table-cell>
          <table:table-cell office:value-type="string">
            <text:p>8-Bromo-cAMP stimulated alpha-methyl-D-glucopyranoside uptake via Epac and PKA-dependent SGLTs expression and trafficking through cav-1 and F-actin in proximal tubule cells.</text:p>
          </table:table-cell>
          <table:table-cell office:value-type="string">
            <text:p>x</text:p>
          </table:table-cell>
          <table:table-cell office:value-type="string">
            <text:p>I</text:p>
          </table:table-cell>
          <table:table-cell office:value-type="string">
            <text:p>D</text:p>
          </table:table-cell>
          <table:table-cell office:value-type="string">
            <text:p>x</text:p>
          </table:table-cell>
          <table:table-cell table:style-name="ce6" table:formula="of:=IF([.G216]=&quot;-&quot;;&quot;&quot;;IF(COUNTIF([.G216:.J216];&quot;x&quot;) = 0; &quot;+&quot;; &quot;-&quot;))" office:value-type="string" office:string-value="-">
            <text:p>-</text:p>
          </table:table-cell>
          <table:table-cell table:number-columns-repeated="1013"/>
        </table:table-row>
        <table:table-row table:style-name="ro2">
          <table:table-cell office:value-type="float" office:value="2546">
            <text:p>2546</text:p>
          </table:table-cell>
          <table:table-cell office:value-type="float" office:value="9606">
            <text:p>9606</text:p>
          </table:table-cell>
          <table:table-cell office:value-type="float" office:value="1009">
            <text:p>1009</text:p>
          </table:table-cell>
          <table:table-cell table:style-name="ce2" office:value-type="string">
            <text:p>22139084</text:p>
          </table:table-cell>
          <table:table-cell table:style-name="ce2" office:value-type="string">
            <text:p>2012-11-03 11:50</text:p>
          </table:table-cell>
          <table:table-cell office:value-type="string">
            <text:p>CDH11 as a functional tumor suppressor and an important antagonist of Wnt/beta-catenin signaling, with frequent epigenetic inactivation in common carcinomas.</text:p>
          </table:table-cell>
          <table:table-cell office:value-type="string">
            <text:p>x</text:p>
          </table:table-cell>
          <table:table-cell office:value-type="string">
            <text:p>I</text:p>
          </table:table-cell>
          <table:table-cell office:value-type="string">
            <text:p>x</text:p>
          </table:table-cell>
          <table:table-cell office:value-type="string">
            <text:p>A</text:p>
          </table:table-cell>
          <table:table-cell table:style-name="ce6" table:formula="of:=IF([.G217]=&quot;-&quot;;&quot;&quot;;IF(COUNTIF([.G217:.J217];&quot;x&quot;) = 0; &quot;+&quot;; &quot;-&quot;))" office:value-type="string" office:string-value="-">
            <text:p>-</text:p>
          </table:table-cell>
          <table:table-cell table:number-columns-repeated="1013"/>
        </table:table-row>
        <table:table-row table:style-name="ro2">
          <table:table-cell office:value-type="float" office:value="14381">
            <text:p>14381</text:p>
          </table:table-cell>
          <table:table-cell office:value-type="float" office:value="10090">
            <text:p>10090</text:p>
          </table:table-cell>
          <table:table-cell office:value-type="float" office:value="223701">
            <text:p>223701</text:p>
          </table:table-cell>
          <table:table-cell table:style-name="ce2" office:value-type="string">
            <text:p>22185759</text:p>
          </table:table-cell>
          <table:table-cell table:style-name="ce2" office:value-type="string">
            <text:p>2012-09-22 10:30</text:p>
          </table:table-cell>
          <table:table-cell office:value-type="string">
            <text:p>A role for MAL in TNF signaling and implicate the MAL-SRF transcription module in regulating the proapoptotic Bcl-2 family network.</text:p>
          </table:table-cell>
          <table:table-cell office:value-type="string">
            <text:p>x</text:p>
          </table:table-cell>
          <table:table-cell office:value-type="string">
            <text:p>I</text:p>
          </table:table-cell>
          <table:table-cell office:value-type="string">
            <text:p>x</text:p>
          </table:table-cell>
          <table:table-cell office:value-type="string">
            <text:p>A</text:p>
          </table:table-cell>
          <table:table-cell table:style-name="ce6" table:formula="of:=IF([.G218]=&quot;-&quot;;&quot;&quot;;IF(COUNTIF([.G218:.J218];&quot;x&quot;) = 0; &quot;+&quot;; &quot;-&quot;))" office:value-type="string" office:string-value="-">
            <text:p>-</text:p>
          </table:table-cell>
          <table:table-cell table:number-columns-repeated="1013"/>
        </table:table-row>
        <table:table-row table:style-name="ro2">
          <table:table-cell office:value-type="float" office:value="8417">
            <text:p>8417</text:p>
          </table:table-cell>
          <table:table-cell office:value-type="float" office:value="9606">
            <text:p>9606</text:p>
          </table:table-cell>
          <table:table-cell office:value-type="float" office:value="8877">
            <text:p>8877</text:p>
          </table:table-cell>
          <table:table-cell table:style-name="ce2" office:value-type="string">
            <text:p>22322056</text:p>
          </table:table-cell>
          <table:table-cell table:style-name="ce2" office:value-type="string">
            <text:p>2012-09-22 11:16</text:p>
          </table:table-cell>
          <table:table-cell office:value-type="string">
            <text:p>The expression of SPHK1 in gastric cancer is significantly associated with lymph node metastasis, distant metastasis and a poor progno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19]=&quot;-&quot;;&quot;&quot;;IF(COUNTIF([.G219:.J219];&quot;x&quot;) = 0; &quot;+&quot;; &quot;-&quot;))" office:value-type="string" office:string-value="+">
            <text:p>+</text:p>
          </table:table-cell>
          <table:table-cell table:number-columns-repeated="1013"/>
        </table:table-row>
        <table:table-row table:style-name="ro2">
          <table:table-cell office:value-type="float" office:value="11436">
            <text:p>11436</text:p>
          </table:table-cell>
          <table:table-cell office:value-type="float" office:value="10090">
            <text:p>10090</text:p>
          </table:table-cell>
          <table:table-cell office:value-type="float" office:value="12912">
            <text:p>12912</text:p>
          </table:table-cell>
          <table:table-cell table:style-name="ce2" office:value-type="string">
            <text:p>21766169</text:p>
          </table:table-cell>
          <table:table-cell table:style-name="ce2" office:value-type="string">
            <text:p>2012-09-29 10:42</text:p>
          </table:table-cell>
          <table:table-cell office:value-type="string">
            <text:p>CREB1 mutant mice exhibited an increased sensitivity to psychostimulants with respect to both locomotor sensitization to cocaine and amphetamine-induced stereotypy.</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220]=&quot;-&quot;;&quot;&quot;;IF(COUNTIF([.G220:.J220];&quot;x&quot;) = 0; &quot;+&quot;; &quot;-&quot;))" office:value-type="string" office:string-value="-">
            <text:p>-</text:p>
          </table:table-cell>
          <table:table-cell table:number-columns-repeated="1013"/>
        </table:table-row>
        <table:table-row table:style-name="ro2">
          <table:table-cell office:value-type="float" office:value="6532">
            <text:p>6532</text:p>
          </table:table-cell>
          <table:table-cell office:value-type="float" office:value="9606">
            <text:p>9606</text:p>
          </table:table-cell>
          <table:table-cell office:value-type="float" office:value="5645">
            <text:p>5645</text:p>
          </table:table-cell>
          <table:table-cell table:style-name="ce2" office:value-type="string">
            <text:p>22357509</text:p>
          </table:table-cell>
          <table:table-cell table:style-name="ce2" office:value-type="string">
            <text:p>2012-11-24 11:18</text:p>
          </table:table-cell>
          <table:table-cell office:value-type="string">
            <text:p>Elevation of urine trypsinogen 2 is an independent risk factor for pancreatic fistula after pancreaticoduodenectom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1]=&quot;-&quot;;&quot;&quot;;IF(COUNTIF([.G221:.J221];&quot;x&quot;) = 0; &quot;+&quot;; &quot;-&quot;))" office:value-type="string" office:string-value="+">
            <text:p>+</text:p>
          </table:table-cell>
          <table:table-cell table:number-columns-repeated="1013"/>
        </table:table-row>
        <table:table-row table:style-name="ro2">
          <table:table-cell office:value-type="float" office:value="9006">
            <text:p>9006</text:p>
          </table:table-cell>
          <table:table-cell office:value-type="float" office:value="9606">
            <text:p>9606</text:p>
          </table:table-cell>
          <table:table-cell office:value-type="float" office:value="11186">
            <text:p>11186</text:p>
          </table:table-cell>
          <table:table-cell table:style-name="ce2" office:value-type="string">
            <text:p>22581300</text:p>
          </table:table-cell>
          <table:table-cell table:style-name="ce2" office:value-type="string">
            <text:p>2012-10-20 11:47</text:p>
          </table:table-cell>
          <table:table-cell office:value-type="string">
            <text:p>Hypermethylated RASSF1A is an important modulating factor for the efficacy of docetaxel-based chemotherapy in breast cancer.</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2]=&quot;-&quot;;&quot;&quot;;IF(COUNTIF([.G222:.J222];&quot;x&quot;) = 0; &quot;+&quot;; &quot;-&quot;))" office:value-type="string" office:string-value="+">
            <text:p>+</text:p>
          </table:table-cell>
          <table:table-cell table:number-columns-repeated="1013"/>
        </table:table-row>
        <table:table-row table:style-name="ro2">
          <table:table-cell office:value-type="float" office:value="13301">
            <text:p>13301</text:p>
          </table:table-cell>
          <table:table-cell office:value-type="float" office:value="10090">
            <text:p>10090</text:p>
          </table:table-cell>
          <table:table-cell office:value-type="float" office:value="21938">
            <text:p>21938</text:p>
          </table:table-cell>
          <table:table-cell table:style-name="ce2" office:value-type="string">
            <text:p>22158049</text:p>
          </table:table-cell>
          <table:table-cell table:style-name="ce2" office:value-type="string">
            <text:p>2012-11-24 10:39</text:p>
          </table:table-cell>
          <table:table-cell office:value-type="string">
            <text:p>p75 is essential for tumor angiogenesis and survival in highly vascularized murine lung tumor xenograft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3]=&quot;-&quot;;&quot;&quot;;IF(COUNTIF([.G223:.J223];&quot;x&quot;) = 0; &quot;+&quot;; &quot;-&quot;))" office:value-type="string" office:string-value="+">
            <text:p>+</text:p>
          </table:table-cell>
          <table:table-cell table:number-columns-repeated="1013"/>
        </table:table-row>
        <table:table-row table:style-name="ro1">
          <table:table-cell office:value-type="float" office:value="13674">
            <text:p>13674</text:p>
          </table:table-cell>
          <table:table-cell office:value-type="float" office:value="10090">
            <text:p>10090</text:p>
          </table:table-cell>
          <table:table-cell office:value-type="float" office:value="53612">
            <text:p>53612</text:p>
          </table:table-cell>
          <table:table-cell table:style-name="ce2" office:value-type="string">
            <text:p>22441041</text:p>
          </table:table-cell>
          <table:table-cell table:style-name="ce2" office:value-type="string">
            <text:p>2012-09-22 11:20</text:p>
          </table:table-cell>
          <table:table-cell office:value-type="string">
            <text:p>SNARE proteins are necessary for the increased activity of KCC2 after Zn(2+) stimulation of mZnR/GPR39.</text:p>
          </table:table-cell>
          <table:table-cell table:number-columns-repeated="4" office:value-type="string">
            <text:p>-</text:p>
          </table:table-cell>
          <table:table-cell table:style-name="ce6" table:formula="of:=IF([.G224]=&quot;-&quot;;&quot;&quot;;IF(COUNTIF([.G224:.J224];&quot;x&quot;) = 0; &quot;+&quot;; &quot;-&quot;))">
            <text:p/>
          </table:table-cell>
          <table:table-cell office:value-type="string">
            <text:p>duplicate</text:p>
          </table:table-cell>
          <table:table-cell table:number-columns-repeated="1012"/>
        </table:table-row>
        <table:table-row table:style-name="ro2">
          <table:table-cell office:value-type="float" office:value="7990">
            <text:p>7990</text:p>
          </table:table-cell>
          <table:table-cell office:value-type="float" office:value="9606">
            <text:p>9606</text:p>
          </table:table-cell>
          <table:table-cell office:value-type="float" office:value="7421">
            <text:p>7421</text:p>
          </table:table-cell>
          <table:table-cell table:style-name="ce2" office:value-type="string">
            <text:p>22116536</text:p>
          </table:table-cell>
          <table:table-cell table:style-name="ce2" office:value-type="string">
            <text:p>2012-11-24 11:04</text:p>
          </table:table-cell>
          <table:table-cell office:value-type="string">
            <text:p>Genetic polymorphisms of VDR are important in the clinical presentation of patients with calcium urolithiasis in the Han population of southern Chin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5]=&quot;-&quot;;&quot;&quot;;IF(COUNTIF([.G225:.J225];&quot;x&quot;) = 0; &quot;+&quot;; &quot;-&quot;))" office:value-type="string" office:string-value="+">
            <text:p>+</text:p>
          </table:table-cell>
          <table:table-cell table:number-columns-repeated="1013"/>
        </table:table-row>
        <table:table-row table:style-name="ro2">
          <table:table-cell office:value-type="float" office:value="15143">
            <text:p>15143</text:p>
          </table:table-cell>
          <table:table-cell office:value-type="float" office:value="10116">
            <text:p>10116</text:p>
          </table:table-cell>
          <table:table-cell office:value-type="float" office:value="29467">
            <text:p>29467</text:p>
          </table:table-cell>
          <table:table-cell table:style-name="ce2" office:value-type="string">
            <text:p>22705154</text:p>
          </table:table-cell>
          <table:table-cell table:style-name="ce2" office:value-type="string">
            <text:p>2012-11-24 10:38</text:p>
          </table:table-cell>
          <table:table-cell office:value-type="string">
            <text:p>ERK1/2-dependent Best-3 activation regulates cell fate decisions during endoplasmic reticulum stress by suppressing CHOP induction and death.</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6]=&quot;-&quot;;&quot;&quot;;IF(COUNTIF([.G226:.J226];&quot;x&quot;) = 0; &quot;+&quot;; &quot;-&quot;))" office:value-type="string" office:string-value="+">
            <text:p>+</text:p>
          </table:table-cell>
          <table:table-cell table:number-columns-repeated="1013"/>
        </table:table-row>
        <table:table-row table:style-name="ro2">
          <table:table-cell office:value-type="float" office:value="12655">
            <text:p>12655</text:p>
          </table:table-cell>
          <table:table-cell office:value-type="float" office:value="10090">
            <text:p>10090</text:p>
          </table:table-cell>
          <table:table-cell office:value-type="float" office:value="18643">
            <text:p>18643</text:p>
          </table:table-cell>
          <table:table-cell table:style-name="ce2" office:value-type="string">
            <text:p>22693641</text:p>
          </table:table-cell>
          <table:table-cell table:style-name="ce2" office:value-type="string">
            <text:p>2012-10-06 11:36</text:p>
          </table:table-cell>
          <table:table-cell office:value-type="string">
            <text:p>ACE2 deficiency enhances angiotensin II-mediated aortic profilin-1 expression, inflammation and peroxynitrite produc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7]=&quot;-&quot;;&quot;&quot;;IF(COUNTIF([.G227:.J227];&quot;x&quot;) = 0; &quot;+&quot;; &quot;-&quot;))" office:value-type="string" office:string-value="+">
            <text:p>+</text:p>
          </table:table-cell>
          <table:table-cell table:number-columns-repeated="1013"/>
        </table:table-row>
        <table:table-row table:style-name="ro2">
          <table:table-cell office:value-type="float" office:value="8030">
            <text:p>8030</text:p>
          </table:table-cell>
          <table:table-cell office:value-type="float" office:value="9606">
            <text:p>9606</text:p>
          </table:table-cell>
          <table:table-cell office:value-type="float" office:value="7422">
            <text:p>7422</text:p>
          </table:table-cell>
          <table:table-cell table:style-name="ce2" office:value-type="string">
            <text:p>22612467</text:p>
          </table:table-cell>
          <table:table-cell table:style-name="ce2" office:value-type="string">
            <text:p>2012-11-24 11:01</text:p>
          </table:table-cell>
          <table:table-cell office:value-type="string">
            <text:p>The VEGF -634CC genotype is a risk factor of ONFH in the Chinese popul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8]=&quot;-&quot;;&quot;&quot;;IF(COUNTIF([.G228:.J228];&quot;x&quot;) = 0; &quot;+&quot;; &quot;-&quot;))" office:value-type="string" office:string-value="+">
            <text:p>+</text:p>
          </table:table-cell>
          <table:table-cell table:number-columns-repeated="1013"/>
        </table:table-row>
        <table:table-row table:style-name="ro2">
          <table:table-cell office:value-type="float" office:value="12572">
            <text:p>12572</text:p>
          </table:table-cell>
          <table:table-cell office:value-type="float" office:value="10090">
            <text:p>10090</text:p>
          </table:table-cell>
          <table:table-cell office:value-type="float" office:value="18386">
            <text:p>18386</text:p>
          </table:table-cell>
          <table:table-cell table:style-name="ce2" office:value-type="string">
            <text:p>22609332</text:p>
          </table:table-cell>
          <table:table-cell table:style-name="ce2" office:value-type="string">
            <text:p>2012-09-22 10:34</text:p>
          </table:table-cell>
          <table:table-cell office:value-type="string">
            <text:p>Delta opioid receptor activation inhibits anoxia-induced Na+ influx through Na+ channels via protein kinase C-dependent mechanisms in the cortex.</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29]=&quot;-&quot;;&quot;&quot;;IF(COUNTIF([.G229:.J229];&quot;x&quot;) = 0; &quot;+&quot;; &quot;-&quot;))" office:value-type="string" office:string-value="+">
            <text:p>+</text:p>
          </table:table-cell>
          <table:table-cell table:number-columns-repeated="1013"/>
        </table:table-row>
        <table:table-row table:style-name="ro2">
          <table:table-cell office:value-type="float" office:value="7781">
            <text:p>7781</text:p>
          </table:table-cell>
          <table:table-cell office:value-type="float" office:value="9606">
            <text:p>9606</text:p>
          </table:table-cell>
          <table:table-cell office:value-type="float" office:value="7157">
            <text:p>7157</text:p>
          </table:table-cell>
          <table:table-cell table:style-name="ce2" office:value-type="string">
            <text:p>22052810</text:p>
          </table:table-cell>
          <table:table-cell table:style-name="ce2" office:value-type="string">
            <text:p>2012-09-22 10:50</text:p>
          </table:table-cell>
          <table:table-cell office:value-type="string">
            <text:p>TP53 codon 72 polymorphisms is not associated with recurrence in Wilms tumor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0]=&quot;-&quot;;&quot;&quot;;IF(COUNTIF([.G230:.J230];&quot;x&quot;) = 0; &quot;+&quot;; &quot;-&quot;))" office:value-type="string" office:string-value="+">
            <text:p>+</text:p>
          </table:table-cell>
          <table:table-cell table:number-columns-repeated="1013"/>
        </table:table-row>
        <table:table-row table:style-name="ro2">
          <table:table-cell office:value-type="float" office:value="12400">
            <text:p>12400</text:p>
          </table:table-cell>
          <table:table-cell office:value-type="float" office:value="10090">
            <text:p>10090</text:p>
          </table:table-cell>
          <table:table-cell office:value-type="float" office:value="17869">
            <text:p>17869</text:p>
          </table:table-cell>
          <table:table-cell table:style-name="ce2" office:value-type="string">
            <text:p>22711821</text:p>
          </table:table-cell>
          <table:table-cell table:style-name="ce2" office:value-type="string">
            <text:p>2012-09-22 10:33</text:p>
          </table:table-cell>
          <table:table-cell office:value-type="string">
            <text:p>Mapping of translocation breakpoints using an acetylated histone H3 lysine 9 chromatin immunoprecipitation sequencing approach reveals Igh fusions up to approximately 350 kb upstream of Myc or the related oncogene Mycn in Burkitt translocations.</text:p>
          </table:table-cell>
          <table:table-cell office:value-type="string">
            <text:p>A</text:p>
          </table:table-cell>
          <table:table-cell office:value-type="string">
            <text:p>I</text:p>
          </table:table-cell>
          <table:table-cell office:value-type="string">
            <text:p>D</text:p>
          </table:table-cell>
          <table:table-cell office:value-type="string">
            <text:p>x</text:p>
          </table:table-cell>
          <table:table-cell table:style-name="ce6" table:formula="of:=IF([.G231]=&quot;-&quot;;&quot;&quot;;IF(COUNTIF([.G231:.J231];&quot;x&quot;) = 0; &quot;+&quot;; &quot;-&quot;))" office:value-type="string" office:string-value="-">
            <text:p>-</text:p>
          </table:table-cell>
          <table:table-cell table:number-columns-repeated="1013"/>
        </table:table-row>
        <table:table-row table:style-name="ro2">
          <table:table-cell office:value-type="float" office:value="16132">
            <text:p>16132</text:p>
          </table:table-cell>
          <table:table-cell office:value-type="float" office:value="204722">
            <text:p>204722</text:p>
          </table:table-cell>
          <table:table-cell office:value-type="float" office:value="1165911">
            <text:p>1165911</text:p>
          </table:table-cell>
          <table:table-cell table:style-name="ce2" office:value-type="string">
            <text:p>22196018</text:p>
          </table:table-cell>
          <table:table-cell table:style-name="ce2" office:value-type="string">
            <text:p>2012-10-27 10:58</text:p>
          </table:table-cell>
          <table:table-cell office:value-type="string">
            <text:p>Carbonic anhydrase (bsCA I and bsCA II) and histidinol dehydrogenase (HDH) as anti-Brucella targets.</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232]=&quot;-&quot;;&quot;&quot;;IF(COUNTIF([.G232:.J232];&quot;x&quot;) = 0; &quot;+&quot;; &quot;-&quot;))" office:value-type="string" office:string-value="-">
            <text:p>-</text:p>
          </table:table-cell>
          <table:table-cell table:number-columns-repeated="1013"/>
        </table:table-row>
        <table:table-row table:style-name="ro2">
          <table:table-cell office:value-type="float" office:value="9853">
            <text:p>9853</text:p>
          </table:table-cell>
          <table:table-cell office:value-type="float" office:value="9606">
            <text:p>9606</text:p>
          </table:table-cell>
          <table:table-cell office:value-type="float" office:value="79036">
            <text:p>79036</text:p>
          </table:table-cell>
          <table:table-cell table:style-name="ce2" office:value-type="string">
            <text:p>22554196</text:p>
          </table:table-cell>
          <table:table-cell table:style-name="ce2" office:value-type="string">
            <text:p>2012-11-24 10:38</text:p>
          </table:table-cell>
          <table:table-cell office:value-type="string">
            <text:p>KXD1 interacts with BLOS1.</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3]=&quot;-&quot;;&quot;&quot;;IF(COUNTIF([.G233:.J233];&quot;x&quot;) = 0; &quot;+&quot;; &quot;-&quot;))" office:value-type="string" office:string-value="+">
            <text:p>+</text:p>
          </table:table-cell>
          <table:table-cell table:number-columns-repeated="1013"/>
        </table:table-row>
        <table:table-row table:style-name="ro2">
          <table:table-cell office:value-type="float" office:value="530">
            <text:p>530</text:p>
          </table:table-cell>
          <table:table-cell office:value-type="float" office:value="3702">
            <text:p>3702</text:p>
          </table:table-cell>
          <table:table-cell office:value-type="float" office:value="2828219">
            <text:p>2828219</text:p>
          </table:table-cell>
          <table:table-cell table:style-name="ce2" office:value-type="string">
            <text:p>22335436</text:p>
          </table:table-cell>
          <table:table-cell table:style-name="ce2" office:value-type="string">
            <text:p>2012-11-17 10:46</text:p>
          </table:table-cell>
          <table:table-cell office:value-type="string">
            <text:p>miR160 negatively affects the expression of ARF10 during shoot regener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4]=&quot;-&quot;;&quot;&quot;;IF(COUNTIF([.G234:.J234];&quot;x&quot;) = 0; &quot;+&quot;; &quot;-&quot;))" office:value-type="string" office:string-value="+">
            <text:p>+</text:p>
          </table:table-cell>
          <table:table-cell table:number-columns-repeated="1013"/>
        </table:table-row>
        <table:table-row table:style-name="ro2">
          <table:table-cell office:value-type="float" office:value="7830">
            <text:p>7830</text:p>
          </table:table-cell>
          <table:table-cell office:value-type="float" office:value="9606">
            <text:p>9606</text:p>
          </table:table-cell>
          <table:table-cell office:value-type="float" office:value="7157">
            <text:p>7157</text:p>
          </table:table-cell>
          <table:table-cell table:style-name="ce2" office:value-type="string">
            <text:p>22653586</text:p>
          </table:table-cell>
          <table:table-cell table:style-name="ce2" office:value-type="string">
            <text:p>2012-09-29 11:08</text:p>
          </table:table-cell>
          <table:table-cell office:value-type="string">
            <text:p>Genotype Pro/Pro of codon 72 polymorphism in TP53 contributes significantly to endometriosis susceptibility in the Mexican populat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5]=&quot;-&quot;;&quot;&quot;;IF(COUNTIF([.G235:.J235];&quot;x&quot;) = 0; &quot;+&quot;; &quot;-&quot;))" office:value-type="string" office:string-value="+">
            <text:p>+</text:p>
          </table:table-cell>
          <table:table-cell table:number-columns-repeated="1013"/>
        </table:table-row>
        <table:table-row table:style-name="ro2">
          <table:table-cell office:value-type="float" office:value="3766">
            <text:p>3766</text:p>
          </table:table-cell>
          <table:table-cell office:value-type="float" office:value="9606">
            <text:p>9606</text:p>
          </table:table-cell>
          <table:table-cell office:value-type="float" office:value="2475">
            <text:p>2475</text:p>
          </table:table-cell>
          <table:table-cell table:style-name="ce2" office:value-type="string">
            <text:p>22619175</text:p>
          </table:table-cell>
          <table:table-cell table:style-name="ce2" office:value-type="string">
            <text:p>2012-10-13 10:38</text:p>
          </table:table-cell>
          <table:table-cell office:value-type="string">
            <text:p>Phosphoinositide-3-kinase/Akt and mammalian target of rapamycin (mTOR) pathway signaling differentially regulate phospho-Mst1-Thr-120/Thr-183.</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6]=&quot;-&quot;;&quot;&quot;;IF(COUNTIF([.G236:.J236];&quot;x&quot;) = 0; &quot;+&quot;; &quot;-&quot;))" office:value-type="string" office:string-value="+">
            <text:p>+</text:p>
          </table:table-cell>
          <table:table-cell table:number-columns-repeated="1013"/>
        </table:table-row>
        <table:table-row table:style-name="ro2">
          <table:table-cell office:value-type="float" office:value="6211">
            <text:p>6211</text:p>
          </table:table-cell>
          <table:table-cell office:value-type="float" office:value="9606">
            <text:p>9606</text:p>
          </table:table-cell>
          <table:table-cell office:value-type="float" office:value="5290">
            <text:p>5290</text:p>
          </table:table-cell>
          <table:table-cell table:style-name="ce2" office:value-type="string">
            <text:p>22188534</text:p>
          </table:table-cell>
          <table:table-cell table:style-name="ce2" office:value-type="string">
            <text:p>2012-09-22 10:16</text:p>
          </table:table-cell>
          <table:table-cell office:value-type="string">
            <text:p>Mutations in ras PIK3CA are present in benign lichenoid keratosi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7]=&quot;-&quot;;&quot;&quot;;IF(COUNTIF([.G237:.J237];&quot;x&quot;) = 0; &quot;+&quot;; &quot;-&quot;))" office:value-type="string" office:string-value="+">
            <text:p>+</text:p>
          </table:table-cell>
          <table:table-cell table:number-columns-repeated="1013"/>
        </table:table-row>
        <table:table-row table:style-name="ro2">
          <table:table-cell office:value-type="float" office:value="5630">
            <text:p>5630</text:p>
          </table:table-cell>
          <table:table-cell office:value-type="float" office:value="9606">
            <text:p>9606</text:p>
          </table:table-cell>
          <table:table-cell office:value-type="float" office:value="4524">
            <text:p>4524</text:p>
          </table:table-cell>
          <table:table-cell table:style-name="ce2" office:value-type="string">
            <text:p>22373582</text:p>
          </table:table-cell>
          <table:table-cell table:style-name="ce2" office:value-type="string">
            <text:p>2012-10-20 10:51</text:p>
          </table:table-cell>
          <table:table-cell office:value-type="string">
            <text:p>Polymorphisms in methylenetetrahydrofolate reductase (MTHFR) and methionine synthase reductase (MTRR) modulate the risk for breast cancer, particularly the A1298C polymorphism of the MTHFR gen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8]=&quot;-&quot;;&quot;&quot;;IF(COUNTIF([.G238:.J238];&quot;x&quot;) = 0; &quot;+&quot;; &quot;-&quot;))" office:value-type="string" office:string-value="+">
            <text:p>+</text:p>
          </table:table-cell>
          <table:table-cell table:number-columns-repeated="1013"/>
        </table:table-row>
        <table:table-row table:style-name="ro2">
          <table:table-cell office:value-type="float" office:value="14345">
            <text:p>14345</text:p>
          </table:table-cell>
          <table:table-cell office:value-type="float" office:value="10090">
            <text:p>10090</text:p>
          </table:table-cell>
          <table:table-cell office:value-type="float" office:value="214444">
            <text:p>214444</text:p>
          </table:table-cell>
          <table:table-cell table:style-name="ce2" office:value-type="string">
            <text:p>22875938</text:p>
          </table:table-cell>
          <table:table-cell table:style-name="ce2" office:value-type="string">
            <text:p>2012-10-27 10:12</text:p>
          </table:table-cell>
          <table:table-cell office:value-type="string">
            <text:p>CDK5RAP2 is a key molecule that mediates functional interaction and is essential for centrosomal targeting of Aurora-A.</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39]=&quot;-&quot;;&quot;&quot;;IF(COUNTIF([.G239:.J239];&quot;x&quot;) = 0; &quot;+&quot;; &quot;-&quot;))" office:value-type="string" office:string-value="+">
            <text:p>+</text:p>
          </table:table-cell>
          <table:table-cell table:number-columns-repeated="1013"/>
        </table:table-row>
        <table:table-row table:style-name="ro2">
          <table:table-cell office:value-type="float" office:value="11093">
            <text:p>11093</text:p>
          </table:table-cell>
          <table:table-cell office:value-type="float" office:value="10090">
            <text:p>10090</text:p>
          </table:table-cell>
          <table:table-cell office:value-type="float" office:value="11920">
            <text:p>11920</text:p>
          </table:table-cell>
          <table:table-cell table:style-name="ce2" office:value-type="string">
            <text:p>22578416</text:p>
          </table:table-cell>
          <table:table-cell table:style-name="ce2" office:value-type="string">
            <text:p>2012-10-20 11:47</text:p>
          </table:table-cell>
          <table:table-cell office:value-type="string">
            <text:p>Oocytes lack an efficient DNA damage checkpoint because they fail to effectively activate ATM kinas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0]=&quot;-&quot;;&quot;&quot;;IF(COUNTIF([.G240:.J240];&quot;x&quot;) = 0; &quot;+&quot;; &quot;-&quot;))" office:value-type="string" office:string-value="+">
            <text:p>+</text:p>
          </table:table-cell>
          <table:table-cell table:number-columns-repeated="1013"/>
        </table:table-row>
        <table:table-row table:style-name="ro2">
          <table:table-cell office:value-type="float" office:value="7045">
            <text:p>7045</text:p>
          </table:table-cell>
          <table:table-cell office:value-type="float" office:value="9606">
            <text:p>9606</text:p>
          </table:table-cell>
          <table:table-cell office:value-type="float" office:value="6517">
            <text:p>6517</text:p>
          </table:table-cell>
          <table:table-cell table:style-name="ce2" office:value-type="string">
            <text:p>22496345</text:p>
          </table:table-cell>
          <table:table-cell table:style-name="ce2" office:value-type="string">
            <text:p>2012-10-20 10:20</text:p>
          </table:table-cell>
          <table:table-cell office:value-type="string">
            <text:p>The role of CaMKII in regulating GLUT4 expression in skeletal muscle.</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241]=&quot;-&quot;;&quot;&quot;;IF(COUNTIF([.G241:.J241];&quot;x&quot;) = 0; &quot;+&quot;; &quot;-&quot;))" office:value-type="string" office:string-value="-">
            <text:p>-</text:p>
          </table:table-cell>
          <table:table-cell table:number-columns-repeated="1013"/>
        </table:table-row>
        <table:table-row table:style-name="ro2">
          <table:table-cell office:value-type="float" office:value="15467">
            <text:p>15467</text:p>
          </table:table-cell>
          <table:table-cell office:value-type="float" office:value="10116">
            <text:p>10116</text:p>
          </table:table-cell>
          <table:table-cell office:value-type="float" office:value="84578">
            <text:p>84578</text:p>
          </table:table-cell>
          <table:table-cell table:style-name="ce2" office:value-type="string">
            <text:p>22395468</text:p>
          </table:table-cell>
          <table:table-cell table:style-name="ce2" office:value-type="string">
            <text:p>2012-09-29 11:26</text:p>
          </table:table-cell>
          <table:table-cell office:value-type="string">
            <text:p>Maternal high fat exposure represses p16 (INK4a) gene expression in the mammary gland of offspring through changes of histone modifications and HDAC3 binding activity within the regulatory regions of the p16 (INK4a) gene.</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2]=&quot;-&quot;;&quot;&quot;;IF(COUNTIF([.G242:.J242];&quot;x&quot;) = 0; &quot;+&quot;; &quot;-&quot;))" office:value-type="string" office:string-value="+">
            <text:p>+</text:p>
          </table:table-cell>
          <table:table-cell table:number-columns-repeated="1013"/>
        </table:table-row>
        <table:table-row table:style-name="ro2">
          <table:table-cell office:value-type="float" office:value="7009">
            <text:p>7009</text:p>
          </table:table-cell>
          <table:table-cell office:value-type="float" office:value="9606">
            <text:p>9606</text:p>
          </table:table-cell>
          <table:table-cell office:value-type="float" office:value="6469">
            <text:p>6469</text:p>
          </table:table-cell>
          <table:table-cell table:style-name="ce2" office:value-type="string">
            <text:p>22811598</text:p>
          </table:table-cell>
          <table:table-cell table:style-name="ce2" office:value-type="string">
            <text:p>2012-11-24 11:00</text:p>
          </table:table-cell>
          <table:table-cell office:value-type="string">
            <text:p>(1)(3)(1)I-SHH is capable of in vivo detection of breast tumors with high HH signaling.</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3]=&quot;-&quot;;&quot;&quot;;IF(COUNTIF([.G243:.J243];&quot;x&quot;) = 0; &quot;+&quot;; &quot;-&quot;))" office:value-type="string" office:string-value="+">
            <text:p>+</text:p>
          </table:table-cell>
          <table:table-cell table:number-columns-repeated="1013"/>
        </table:table-row>
        <table:table-row table:style-name="ro2">
          <table:table-cell office:value-type="float" office:value="3083">
            <text:p>3083</text:p>
          </table:table-cell>
          <table:table-cell office:value-type="float" office:value="9606">
            <text:p>9606</text:p>
          </table:table-cell>
          <table:table-cell office:value-type="float" office:value="1565">
            <text:p>1565</text:p>
          </table:table-cell>
          <table:table-cell table:style-name="ce2" office:value-type="string">
            <text:p>22803153</text:p>
          </table:table-cell>
          <table:table-cell table:style-name="ce2" office:value-type="string">
            <text:p>2012-11-17 10:24</text:p>
          </table:table-cell>
          <table:table-cell office:value-type="string">
            <text:p>There is an association between CYP2D6 (1846G/A) genotype and rapid liver cirrhosis development.</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4]=&quot;-&quot;;&quot;&quot;;IF(COUNTIF([.G244:.J244];&quot;x&quot;) = 0; &quot;+&quot;; &quot;-&quot;))" office:value-type="string" office:string-value="+">
            <text:p>+</text:p>
          </table:table-cell>
          <table:table-cell table:number-columns-repeated="1013"/>
        </table:table-row>
        <table:table-row table:style-name="ro2">
          <table:table-cell office:value-type="float" office:value="2183">
            <text:p>2183</text:p>
          </table:table-cell>
          <table:table-cell office:value-type="float" office:value="9606">
            <text:p>9606</text:p>
          </table:table-cell>
          <table:table-cell office:value-type="float" office:value="664">
            <text:p>664</text:p>
          </table:table-cell>
          <table:table-cell table:style-name="ce2" office:value-type="string">
            <text:p>22458929</text:p>
          </table:table-cell>
          <table:table-cell table:style-name="ce2" office:value-type="string">
            <text:p>2012-10-06 11:30</text:p>
          </table:table-cell>
          <table:table-cell office:value-type="string">
            <text:p>BNIP3 expression and TGM2 expression are independent prognostic factors in laryngeal SCC patients receiving postoperative radiotherapy.</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5]=&quot;-&quot;;&quot;&quot;;IF(COUNTIF([.G245:.J245];&quot;x&quot;) = 0; &quot;+&quot;; &quot;-&quot;))" office:value-type="string" office:string-value="+">
            <text:p>+</text:p>
          </table:table-cell>
          <table:table-cell table:number-columns-repeated="1013"/>
        </table:table-row>
        <table:table-row table:style-name="ro2">
          <table:table-cell office:value-type="float" office:value="11592">
            <text:p>11592</text:p>
          </table:table-cell>
          <table:table-cell office:value-type="float" office:value="10090">
            <text:p>10090</text:p>
          </table:table-cell>
          <table:table-cell office:value-type="float" office:value="13800">
            <text:p>13800</text:p>
          </table:table-cell>
          <table:table-cell table:style-name="ce2" office:value-type="string">
            <text:p>22908313</text:p>
          </table:table-cell>
          <table:table-cell table:style-name="ce2" office:value-type="string">
            <text:p>2012-11-17 10:24</text:p>
          </table:table-cell>
          <table:table-cell office:value-type="string">
            <text:p>Fibroblasts require Mena for multiple integrin alpha5beta1-dependent processes involving bidirectional interactions between the extracellular matrix and cytoplasmic focal adhesion protein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6]=&quot;-&quot;;&quot;&quot;;IF(COUNTIF([.G246:.J246];&quot;x&quot;) = 0; &quot;+&quot;; &quot;-&quot;))" office:value-type="string" office:string-value="+">
            <text:p>+</text:p>
          </table:table-cell>
          <table:table-cell table:number-columns-repeated="1013"/>
        </table:table-row>
        <table:table-row table:style-name="ro2">
          <table:table-cell office:value-type="float" office:value="200">
            <text:p>200</text:p>
          </table:table-cell>
          <table:table-cell office:value-type="float" office:value="3702">
            <text:p>3702</text:p>
          </table:table-cell>
          <table:table-cell office:value-type="float" office:value="815963">
            <text:p>815963</text:p>
          </table:table-cell>
          <table:table-cell table:style-name="ce2" office:value-type="string">
            <text:p>22810229</text:p>
          </table:table-cell>
          <table:table-cell table:style-name="ce2" office:value-type="string">
            <text:p>2012-11-24 11:00</text:p>
          </table:table-cell>
          <table:table-cell office:value-type="string">
            <text:p>Nucleotide binding site communication in Arabidopsis thaliana adenosine 5'-phosphosulfate kinase.</text:p>
          </table:table-cell>
          <table:table-cell office:value-type="string">
            <text:p>A</text:p>
          </table:table-cell>
          <table:table-cell office:value-type="string">
            <text:p>I</text:p>
          </table:table-cell>
          <table:table-cell office:value-type="string">
            <text:p>x</text:p>
          </table:table-cell>
          <table:table-cell office:value-type="string">
            <text:p>A</text:p>
          </table:table-cell>
          <table:table-cell table:style-name="ce6" table:formula="of:=IF([.G247]=&quot;-&quot;;&quot;&quot;;IF(COUNTIF([.G247:.J247];&quot;x&quot;) = 0; &quot;+&quot;; &quot;-&quot;))" office:value-type="string" office:string-value="-">
            <text:p>-</text:p>
          </table:table-cell>
          <table:table-cell table:number-columns-repeated="1013"/>
        </table:table-row>
        <table:table-row table:style-name="ro2">
          <table:table-cell office:value-type="float" office:value="1124">
            <text:p>1124</text:p>
          </table:table-cell>
          <table:table-cell office:value-type="float" office:value="7955">
            <text:p>7955</text:p>
          </table:table-cell>
          <table:table-cell office:value-type="float" office:value="58137">
            <text:p>58137</text:p>
          </table:table-cell>
          <table:table-cell table:style-name="ce2" office:value-type="string">
            <text:p>22899848</text:p>
          </table:table-cell>
          <table:table-cell table:style-name="ce2" office:value-type="string">
            <text:p>2012-11-24 11:00</text:p>
          </table:table-cell>
          <table:table-cell office:value-type="string">
            <text:p>Celf1-dependent fine-tuning of dmrt2a expression is essential for generating bilateral symmetry of somites and left-right asymmetric patterning during zebrafish development.</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8]=&quot;-&quot;;&quot;&quot;;IF(COUNTIF([.G248:.J248];&quot;x&quot;) = 0; &quot;+&quot;; &quot;-&quot;))" office:value-type="string" office:string-value="+">
            <text:p>+</text:p>
          </table:table-cell>
          <table:table-cell table:number-columns-repeated="1013"/>
        </table:table-row>
        <table:table-row table:style-name="ro2">
          <table:table-cell office:value-type="float" office:value="8779">
            <text:p>8779</text:p>
          </table:table-cell>
          <table:table-cell office:value-type="float" office:value="9606">
            <text:p>9606</text:p>
          </table:table-cell>
          <table:table-cell office:value-type="float" office:value="10232">
            <text:p>10232</text:p>
          </table:table-cell>
          <table:table-cell table:style-name="ce2" office:value-type="string">
            <text:p>22729037</text:p>
          </table:table-cell>
          <table:table-cell table:style-name="ce2" office:value-type="string">
            <text:p>2012-10-20 10:20</text:p>
          </table:table-cell>
          <table:table-cell office:value-type="string">
            <text:p>High SMRP is associated with mesothelioma in pleural effusion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49]=&quot;-&quot;;&quot;&quot;;IF(COUNTIF([.G249:.J249];&quot;x&quot;) = 0; &quot;+&quot;; &quot;-&quot;))" office:value-type="string" office:string-value="+">
            <text:p>+</text:p>
          </table:table-cell>
          <table:table-cell table:number-columns-repeated="1013"/>
        </table:table-row>
        <table:table-row table:style-name="ro2">
          <table:table-cell office:value-type="float" office:value="583">
            <text:p>583</text:p>
          </table:table-cell>
          <table:table-cell office:value-type="float" office:value="4530">
            <text:p>4530</text:p>
          </table:table-cell>
          <table:table-cell office:value-type="float" office:value="3974662">
            <text:p>3974662</text:p>
          </table:table-cell>
          <table:table-cell table:style-name="ce2" office:value-type="string">
            <text:p>21910771</text:p>
          </table:table-cell>
          <table:table-cell table:style-name="ce2" office:value-type="string">
            <text:p>2012-09-29 10:50</text:p>
          </table:table-cell>
          <table:table-cell office:value-type="string">
            <text:p>APO2 suppresses the transition from inflorescence meristem to floral meristem through interaction with APO1.</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50]=&quot;-&quot;;&quot;&quot;;IF(COUNTIF([.G250:.J250];&quot;x&quot;) = 0; &quot;+&quot;; &quot;-&quot;))" office:value-type="string" office:string-value="+">
            <text:p>+</text:p>
          </table:table-cell>
          <table:table-cell table:number-columns-repeated="1013"/>
        </table:table-row>
        <table:table-row table:style-name="ro2">
          <table:table-cell office:value-type="float" office:value="8656">
            <text:p>8656</text:p>
          </table:table-cell>
          <table:table-cell office:value-type="float" office:value="9606">
            <text:p>9606</text:p>
          </table:table-cell>
          <table:table-cell office:value-type="float" office:value="9700">
            <text:p>9700</text:p>
          </table:table-cell>
          <table:table-cell table:style-name="ce2" office:value-type="string">
            <text:p>22814604</text:p>
          </table:table-cell>
          <table:table-cell table:style-name="ce2" office:value-type="string">
            <text:p>2012-10-13 10:03</text:p>
          </table:table-cell>
          <table:table-cell office:value-type="string">
            <text:p>By consecutively acting as a protease and a cdk1 inhibitor, separase coordinates two key processes to achieve simultaneous and abrupt separation of sister chromatids.</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51]=&quot;-&quot;;&quot;&quot;;IF(COUNTIF([.G251:.J251];&quot;x&quot;) = 0; &quot;+&quot;; &quot;-&quot;))" office:value-type="string" office:string-value="+">
            <text:p>+</text:p>
          </table:table-cell>
          <table:table-cell table:number-columns-repeated="1013"/>
        </table:table-row>
        <table:table-row table:style-name="ro2">
          <table:table-cell office:value-type="float" office:value="16812">
            <text:p>16812</text:p>
          </table:table-cell>
          <table:table-cell office:value-type="float" office:value="565050">
            <text:p>565050</text:p>
          </table:table-cell>
          <table:table-cell office:value-type="float" office:value="7332973">
            <text:p>7332973</text:p>
          </table:table-cell>
          <table:table-cell table:style-name="ce2" office:value-type="string">
            <text:p>22573335</text:p>
          </table:table-cell>
          <table:table-cell table:style-name="ce2" office:value-type="string">
            <text:p>2012-10-13 11:21</text:p>
          </table:table-cell>
          <table:table-cell office:value-type="string">
            <text:p>The estimated size of the cell division protein FtsZ polymers to be between 9 and 18 monomers.</text:p>
          </table:table-cell>
          <table:table-cell office:value-type="string">
            <text:p>A</text:p>
          </table:table-cell>
          <table:table-cell office:value-type="string">
            <text:p>I</text:p>
          </table:table-cell>
          <table:table-cell table:number-columns-repeated="2" office:value-type="string">
            <text:p>x</text:p>
          </table:table-cell>
          <table:table-cell table:style-name="ce6" table:formula="of:=IF([.G252]=&quot;-&quot;;&quot;&quot;;IF(COUNTIF([.G252:.J252];&quot;x&quot;) = 0; &quot;+&quot;; &quot;-&quot;))" office:value-type="string" office:string-value="-">
            <text:p>-</text:p>
          </table:table-cell>
          <table:table-cell table:number-columns-repeated="1013"/>
        </table:table-row>
        <table:table-row table:style-name="ro2">
          <table:table-cell office:value-type="float" office:value="377">
            <text:p>377</text:p>
          </table:table-cell>
          <table:table-cell office:value-type="float" office:value="3702">
            <text:p>3702</text:p>
          </table:table-cell>
          <table:table-cell office:value-type="float" office:value="830794">
            <text:p>830794</text:p>
          </table:table-cell>
          <table:table-cell table:style-name="ce2" office:value-type="string">
            <text:p>22318862</text:p>
          </table:table-cell>
          <table:table-cell table:style-name="ce2" office:value-type="string">
            <text:p>2012-10-06 10:22</text:p>
          </table:table-cell>
          <table:table-cell office:value-type="string">
            <text:p>AtPI4KIIIbeta1 and AtPI4KIIIbeta2 can both act upstream of the PI-PLC.</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53]=&quot;-&quot;;&quot;&quot;;IF(COUNTIF([.G253:.J253];&quot;x&quot;) = 0; &quot;+&quot;; &quot;-&quot;))" office:value-type="string" office:string-value="+">
            <text:p>+</text:p>
          </table:table-cell>
          <table:table-cell table:number-columns-repeated="1013"/>
        </table:table-row>
        <table:table-row table:style-name="ro2">
          <table:table-cell office:value-type="float" office:value="2686">
            <text:p>2686</text:p>
          </table:table-cell>
          <table:table-cell office:value-type="float" office:value="9606">
            <text:p>9606</text:p>
          </table:table-cell>
          <table:table-cell office:value-type="float" office:value="1116">
            <text:p>1116</text:p>
          </table:table-cell>
          <table:table-cell table:style-name="ce2" office:value-type="string">
            <text:p>22211103</text:p>
          </table:table-cell>
          <table:table-cell table:style-name="ce2" office:value-type="string">
            <text:p>2012-10-13 10:10</text:p>
          </table:table-cell>
          <table:table-cell office:value-type="string">
            <text:p>ERK1/2 phosphorylation by CHI3L1 leads to a proliferative signal.</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54]=&quot;-&quot;;&quot;&quot;;IF(COUNTIF([.G254:.J254];&quot;x&quot;) = 0; &quot;+&quot;; &quot;-&quot;))" office:value-type="string" office:string-value="+">
            <text:p>+</text:p>
          </table:table-cell>
          <table:table-cell table:number-columns-repeated="1013"/>
        </table:table-row>
        <table:table-row table:style-name="ro2">
          <table:table-cell office:value-type="float" office:value="16722">
            <text:p>16722</text:p>
          </table:table-cell>
          <table:table-cell office:value-type="float" office:value="559292">
            <text:p>559292</text:p>
          </table:table-cell>
          <table:table-cell office:value-type="float" office:value="853900">
            <text:p>853900</text:p>
          </table:table-cell>
          <table:table-cell table:style-name="ce2" office:value-type="string">
            <text:p>22959268</text:p>
          </table:table-cell>
          <table:table-cell table:style-name="ce2" office:value-type="string">
            <text:p>2012-11-24 11:00</text:p>
          </table:table-cell>
          <table:table-cell office:value-type="string">
            <text:p>Unlike activators or repressors that act as an on/off switch of transcription, Set3C instead plays an important role in the timing of transcription response during gene activation or repression.</text:p>
          </table:table-cell>
          <table:table-cell office:value-type="string">
            <text:p>A</text:p>
          </table:table-cell>
          <table:table-cell office:value-type="string">
            <text:p>I</text:p>
          </table:table-cell>
          <table:table-cell office:value-type="string">
            <text:p>D</text:p>
          </table:table-cell>
          <table:table-cell office:value-type="string">
            <text:p>A</text:p>
          </table:table-cell>
          <table:table-cell table:style-name="ce6" table:formula="of:=IF([.G255]=&quot;-&quot;;&quot;&quot;;IF(COUNTIF([.G255:.J255];&quot;x&quot;) = 0; &quot;+&quot;; &quot;-&quot;))" office:value-type="string" office:string-value="+">
            <text:p>+</text:p>
          </table:table-cell>
          <table:table-cell table:number-columns-repeated="1013"/>
        </table:table-row>
        <table:table-row table:style-name="ro1">
          <table:table-cell table:number-columns-repeated="1024"/>
        </table:table-row>
        <table:table-row table:style-name="ro1">
          <table:table-cell table:number-columns-repeated="9"/>
          <table:table-cell table:style-name="ce5" office:value-type="string">
            <text:p>Entries:</text:p>
          </table:table-cell>
          <table:table-cell/>
          <table:table-cell table:formula="of:=COUNTA([.$G$2:.$G$255])" office:value-type="float" office:value="254">
            <text:p>254</text:p>
          </table:table-cell>
          <table:table-cell table:number-columns-repeated="1012"/>
        </table:table-row>
        <table:table-row table:style-name="ro1">
          <table:table-cell table:number-columns-repeated="9"/>
          <table:table-cell table:style-name="ce5" office:value-type="string">
            <text:p>Duplicate Entries:</text:p>
          </table:table-cell>
          <table:table-cell/>
          <table:table-cell table:formula="of:=COUNTIF([.$L$2:.$L$255]; &quot;duplicate&quot;)" office:value-type="float" office:value="4">
            <text:p>4</text:p>
          </table:table-cell>
          <table:table-cell table:number-columns-repeated="1012"/>
        </table:table-row>
        <table:table-row table:style-name="ro1">
          <table:table-cell table:number-columns-repeated="9"/>
          <table:table-cell table:style-name="ce5" office:value-type="string">
            <text:p>Non-duplicate Entries:</text:p>
          </table:table-cell>
          <table:table-cell/>
          <table:table-cell table:formula="of:=[.L257]-[.L258]" office:value-type="float" office:value="250">
            <text:p>250</text:p>
          </table:table-cell>
          <table:table-cell table:number-columns-repeated="1012"/>
        </table:table-row>
        <table:table-row table:style-name="ro1">
          <table:table-cell table:number-columns-repeated="9"/>
          <table:table-cell table:style-name="ce5" office:value-type="string">
            <text:p>AIDA:</text:p>
          </table:table-cell>
          <table:table-cell/>
          <table:table-cell table:formula="of:=COUNTIF([.$K$2:.$K$255]; &quot;+&quot;)-[.L261]" office:value-type="float" office:value="177">
            <text:p>177</text:p>
          </table:table-cell>
          <table:table-cell table:number-columns-repeated="1012"/>
        </table:table-row>
        <table:table-row table:style-name="ro1">
          <table:table-cell table:number-columns-repeated="9"/>
          <table:table-cell table:style-name="ce5" office:value-type="string">
            <text:p>Typo etc.:</text:p>
          </table:table-cell>
          <table:table-cell/>
          <table:table-cell table:formula="of:=COUNTIF([.$L$2:.$L$255]; &quot;typo etc.&quot;)" office:value-type="float" office:value="8">
            <text:p>8</text:p>
          </table:table-cell>
          <table:table-cell table:number-columns-repeated="1012"/>
        </table:table-row>
        <table:table-row table:style-name="ro1">
          <table:table-cell table:number-columns-repeated="9"/>
          <table:table-cell table:style-name="ce5" office:value-type="string">
            <text:p>Non-AIDA:</text:p>
          </table:table-cell>
          <table:table-cell/>
          <table:table-cell table:formula="of:=COUNTIF([.$K$2:.$K$255]; &quot;-&quot;)" office:value-type="float" office:value="65">
            <text:p>65</text:p>
          </table:table-cell>
          <table:table-cell table:number-columns-repeated="1012"/>
        </table:table-row>
        <table:table-row table:style-name="ro1">
          <table:table-cell table:number-columns-repeated="9"/>
          <table:table-cell table:style-name="ce5" office:value-type="string">
            <text:p>Not Atomic:</text:p>
          </table:table-cell>
          <table:table-cell/>
          <table:table-cell table:formula="of:=COUNTIF([.$G$2:.$G$255]; &quot;x&quot;)" office:value-type="float" office:value="34">
            <text:p>34</text:p>
          </table:table-cell>
          <table:table-cell table:number-columns-repeated="1012"/>
        </table:table-row>
        <table:table-row table:style-name="ro1">
          <table:table-cell table:number-columns-repeated="9"/>
          <table:table-cell table:style-name="ce5" office:value-type="string">
            <text:p>Not Independent:</text:p>
          </table:table-cell>
          <table:table-cell/>
          <table:table-cell table:formula="of:=COUNTIF([.$H$2:.$H$255]; &quot;x&quot;)" office:value-type="float" office:value="1">
            <text:p>1</text:p>
          </table:table-cell>
          <table:table-cell table:number-columns-repeated="1012"/>
        </table:table-row>
        <table:table-row table:style-name="ro1">
          <table:table-cell table:number-columns-repeated="9"/>
          <table:table-cell table:style-name="ce5" office:value-type="string">
            <text:p>Not Declarative:</text:p>
          </table:table-cell>
          <table:table-cell/>
          <table:table-cell table:formula="of:=COUNTIF([.$I$2:.$I$255]; &quot;x&quot;)" office:value-type="float" office:value="15">
            <text:p>15</text:p>
          </table:table-cell>
          <table:table-cell table:number-columns-repeated="1012"/>
        </table:table-row>
        <table:table-row table:style-name="ro1">
          <table:table-cell table:number-columns-repeated="9"/>
          <table:table-cell table:style-name="ce5" office:value-type="string">
            <text:p>Not Absolute:</text:p>
          </table:table-cell>
          <table:table-cell/>
          <table:table-cell table:formula="of:=COUNTIF([.$J$2:.$J$255]; &quot;x&quot;)" office:value-type="float" office:value="30">
            <text:p>30</text:p>
          </table:table-cell>
          <table:table-cell table:number-columns-repeated="1012"/>
        </table:table-row>
        <table:table-row table:style-name="ro1" table:number-rows-repeated="10483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3333"/>
    </style:style>
    <style:style style:name="Untitled2" style:family="table-cell" style:parent-style-name="Default">
      <style:table-cell-properties fo:background-color="#23ff23"/>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2-12-10T15:51:09</dc:date>
    <dc:creator>Tobias Kuhn</dc:creator>
    <meta:editing-duration>PT4M9S</meta:editing-duration>
    <meta:editing-cycles>4</meta:editing-cycles>
    <meta:document-statistic meta:table-count="1" meta:cell-count="2829" meta:object-count="0"/>
  </office:meta>
</office:document-meta>
</file>